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.64cm"/>
    </style:style>
    <style:style style:name="co3" style:family="table-column">
      <style:table-column-properties fo:break-before="auto" style:column-width="1.565cm"/>
    </style:style>
    <style:style style:name="co4" style:family="table-column">
      <style:table-column-properties fo:break-before="auto" style:column-width="1.63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5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8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2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6" style:family="table-cell" style:parent-style-name="Default" style:data-style-name="N0">
      <style:table-cell-properties fo:background-color="#ff3838"/>
    </style:style>
    <style:style style:name="ce4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8" style:family="table-cell" style:parent-style-name="Default" style:data-style-name="N0">
      <style:table-cell-properties fo:border-bottom="2.01pt solid #000000" fo:background-color="#f6f9d4" fo:border-left="none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д" table:style-name="ta1">
        <table:table-column table:style-name="co1" table:number-columns-repeated="20" table:default-cell-style-name="ce12"/>
        <table:table-column table:style-name="co1" table:number-columns-repeated="16364"/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4" calcext:value-type="float">
            <text:p>84</text:p>
          </table:table-cell>
          <table:table-cell table:style-name="ce4" office:value-type="float" office:value="60" calcext:value-type="float">
            <text:p>60</text:p>
          </table:table-cell>
          <table:table-cell table:style-name="ce12" table:number-columns-repeated="1636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table:style-name="ce6" office:value-type="float" office:value="80" calcext:value-type="float">
            <text:p>80</text:p>
          </table:table-cell>
          <table:table-cell table:style-name="ce12" table:number-columns-repeated="16364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style-name="ce6"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style-name="ce6" office:value-type="float" office:value="30" calcext:value-type="float">
            <text:p>30</text:p>
          </table:table-cell>
          <table:table-cell table:style-name="ce12" table:number-columns-repeated="16364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76" calcext:value-type="float">
            <text:p>76</text:p>
          </table:table-cell>
          <table:table-cell table:style-name="ce12" table:number-columns-repeated="16364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style-name="ce6" office:value-type="float" office:value="50" calcext:value-type="float">
            <text:p>50</text:p>
          </table:table-cell>
          <table:table-cell table:style-name="ce12" table:number-columns-repeated="1636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style-name="ce6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95" calcext:value-type="float">
            <text:p>95</text:p>
          </table:table-cell>
          <table:table-cell table:style-name="ce12" table:number-columns-repeated="16364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97" calcext:value-type="float">
            <text:p>97</text:p>
          </table:table-cell>
          <table:table-cell table:style-name="ce12" table:number-columns-repeated="1636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6" calcext:value-type="float">
            <text:p>6</text:p>
          </table:table-cell>
          <table:table-cell table:style-name="ce12" table:number-columns-repeated="16364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table:style-name="ce6" office:value-type="float" office:value="71" calcext:value-type="float">
            <text:p>71</text:p>
          </table:table-cell>
          <table:table-cell table:style-name="ce12" table:number-columns-repeated="16364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table:style-name="ce6" office:value-type="float" office:value="42" calcext:value-type="float">
            <text:p>4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style-name="ce6" office:value-type="float" office:value="36" calcext:value-type="float">
            <text:p>36</text:p>
          </table:table-cell>
          <table:table-cell table:style-name="ce12" table:number-columns-repeated="16364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6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46" calcext:value-type="float">
            <text:p>46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66" calcext:value-type="float">
            <text:p>66</text:p>
          </table:table-cell>
          <table:table-cell table:style-name="ce12" table:number-columns-repeated="1636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6"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35" calcext:value-type="float">
            <text:p>3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93" calcext:value-type="float">
            <text:p>93</text:p>
          </table:table-cell>
          <table:table-cell table:style-name="ce12" table:number-columns-repeated="16364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6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style-name="ce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12" table:number-columns-repeated="1636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table:style-name="ce6"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6" office:value-type="float" office:value="67" calcext:value-type="float">
            <text:p>67</text:p>
          </table:table-cell>
          <table:table-cell table:style-name="ce12" table:number-columns-repeated="16364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7" office:value-type="float" office:value="38" calcext:value-type="float">
            <text:p>3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92" calcext:value-type="float">
            <text:p>92</text:p>
          </table:table-cell>
          <table:table-cell table:style-name="ce12" table:number-columns-repeated="16364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style-name="ce6" office:value-type="float" office:value="95" calcext:value-type="float">
            <text:p>95</text:p>
          </table:table-cell>
          <table:table-cell table:style-name="ce12" table:number-columns-repeated="1636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  <table:table-cell table:style-name="ce12" table:number-columns-repeated="16364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table:style-name="ce6" office:value-type="float" office:value="65" calcext:value-type="float">
            <text:p>65</text:p>
          </table:table-cell>
          <table:table-cell table:style-name="ce12" table:number-columns-repeated="16364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50" calcext:value-type="float">
            <text:p>50</text:p>
          </table:table-cell>
          <table:table-cell table:style-name="ce12" table:number-columns-repeated="16364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95" calcext:value-type="float">
            <text:p>95</text:p>
          </table:table-cell>
          <table:table-cell table:style-name="ce18" office:value-type="float" office:value="48" calcext:value-type="float">
            <text:p>48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26" calcext:value-type="float">
            <text:p>26</text:p>
          </table:table-cell>
          <table:table-cell table:style-name="ce18" office:value-type="float" office:value="18" calcext:value-type="float">
            <text:p>18</text:p>
          </table:table-cell>
          <table:table-cell table:style-name="ce12" table:number-columns-repeated="16364"/>
        </table:table-row>
        <table:table-row table:style-name="ro2" table:number-rows-repeated="1048555">
          <table:table-cell table:number-columns-repeated="20"/>
          <table:table-cell table:style-name="ce12" table:number-columns-repeated="16364"/>
        </table:table-row>
        <table:table-row table:style-name="ro2">
          <table:table-cell table:number-columns-repeated="20"/>
          <table:table-cell table:style-name="ce12" table:number-columns-repeated="16364"/>
        </table:table-row>
      </table:table>
      <table:table table:name="з" table:style-name="ta2">
        <table:table-column table:style-name="co2" table:default-cell-style-name="ce5"/>
        <table:table-column table:style-name="co2" table:default-cell-style-name="ce6"/>
        <table:table-column table:style-name="co2" table:number-columns-repeated="14" table:default-cell-style-name="ce12"/>
        <table:table-column table:style-name="co2" table:default-cell-style-name="ce6"/>
        <table:table-column table:style-name="co2" table:number-columns-repeated="2" table:default-cell-style-name="ce12"/>
        <table:table-column table:style-name="co2" table:default-cell-style-name="ce6"/>
        <table:table-column table:style-name="co2" table:number-columns-repeated="16364"/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4" calcext:value-type="float">
            <text:p>84</text:p>
          </table:table-cell>
          <table:table-cell table:style-name="ce4" office:value-type="float" office:value="60" calcext:value-type="float">
            <text:p>60</text:p>
          </table:table-cell>
          <table:table-cell table:style-name="Default" table:number-columns-repeated="1636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6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2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6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2"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table:number-columns-repeated="8" office:value-type="string" calcext:value-type="string">
            <text:p>+</text:p>
          </table:table-cell>
          <table:table-cell table:style-name="ce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6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6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6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6"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table:style-name="Default" table:number-columns-repeated="163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6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6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6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table:style-name="ce6" office:value-type="float" office:value="42" calcext:value-type="float">
            <text:p>4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6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46" calcext:value-type="float">
            <text:p>46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6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35" calcext:value-type="float">
            <text:p>3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1636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style-name="ce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6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1636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4" office:value-type="string" calcext:value-type="string">
            <text:p>+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+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6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2"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6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12"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6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2"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style-name="ce6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12"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6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2"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64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95" calcext:value-type="float">
            <text:p>95</text:p>
          </table:table-cell>
          <table:table-cell table:style-name="ce18" office:value-type="float" office:value="48" calcext:value-type="float">
            <text:p>48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26" calcext:value-type="float">
            <text:p>26</text:p>
          </table:table-cell>
          <table:table-cell table:style-name="ce18" office:value-type="float" office:value="18" calcext:value-type="float">
            <text:p>18</text:p>
          </table:table-cell>
          <table:table-cell table:style-name="Default" table:number-columns-repeated="16364"/>
        </table:table-row>
      </table:table>
      <table:table table:name="min" table:style-name="ta2">
        <table:table-column table:style-name="co3" table:default-cell-style-name="ce5"/>
        <table:table-column table:style-name="co3" table:default-cell-style-name="ce6"/>
        <table:table-column table:style-name="co3" table:number-columns-repeated="14" table:default-cell-style-name="ce12"/>
        <table:table-column table:style-name="co3" table:default-cell-style-name="ce6"/>
        <table:table-column table:style-name="co3" table:number-columns-repeated="2" table:default-cell-style-name="ce12"/>
        <table:table-column table:style-name="co3" table:default-cell-style-name="ce6"/>
        <table:table-column table:style-name="co3" table:number-columns-repeated="16364"/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3" table:formula="of:=[.A1]+[$д.B1]" office:value-type="float" office:value="162" calcext:value-type="float">
            <text:p>162</text:p>
          </table:table-cell>
          <table:table-cell table:style-name="ce3" table:formula="of:=[.B1]+[$д.C1]" office:value-type="float" office:value="208" calcext:value-type="float">
            <text:p>208</text:p>
          </table:table-cell>
          <table:table-cell table:style-name="ce3" table:formula="of:=[.C1]+[$д.D1]" office:value-type="float" office:value="244" calcext:value-type="float">
            <text:p>244</text:p>
          </table:table-cell>
          <table:table-cell table:style-name="ce3" table:formula="of:=[.D1]+[$д.E1]" office:value-type="float" office:value="341" calcext:value-type="float">
            <text:p>341</text:p>
          </table:table-cell>
          <table:table-cell table:style-name="ce3" table:formula="of:=[.E1]+[$д.F1]" office:value-type="float" office:value="435" calcext:value-type="float">
            <text:p>435</text:p>
          </table:table-cell>
          <table:table-cell table:style-name="ce3" table:formula="of:=[.F1]+[$д.G1]" office:value-type="float" office:value="521" calcext:value-type="float">
            <text:p>521</text:p>
          </table:table-cell>
          <table:table-cell table:style-name="ce3" table:formula="of:=[.G1]+[$д.H1]" office:value-type="float" office:value="542" calcext:value-type="float">
            <text:p>542</text:p>
          </table:table-cell>
          <table:table-cell table:style-name="ce3" table:formula="of:=[.H1]+[$д.I1]" office:value-type="float" office:value="575" calcext:value-type="float">
            <text:p>575</text:p>
          </table:table-cell>
          <table:table-cell table:style-name="ce3" table:formula="of:=[.I1]+[$д.J1]" office:value-type="float" office:value="673" calcext:value-type="float">
            <text:p>673</text:p>
          </table:table-cell>
          <table:table-cell table:style-name="ce3" table:formula="of:=[.J1]+[$д.K1]" office:value-type="float" office:value="760" calcext:value-type="float">
            <text:p>760</text:p>
          </table:table-cell>
          <table:table-cell table:style-name="ce3" table:formula="of:=[.K1]+[$д.L1]" office:value-type="float" office:value="851" calcext:value-type="float">
            <text:p>851</text:p>
          </table:table-cell>
          <table:table-cell table:style-name="ce3" table:formula="of:=[.L1]+[$д.M1]" office:value-type="float" office:value="951" calcext:value-type="float">
            <text:p>951</text:p>
          </table:table-cell>
          <table:table-cell table:style-name="ce3" table:formula="of:=[.M1]+[$д.N1]" office:value-type="float" office:value="964" calcext:value-type="float">
            <text:p>964</text:p>
          </table:table-cell>
          <table:table-cell table:style-name="ce3" table:formula="of:=[.N1]+[$д.O1]" office:value-type="float" office:value="978" calcext:value-type="float">
            <text:p>978</text:p>
          </table:table-cell>
          <table:table-cell table:style-name="ce3" table:formula="of:=[.O1]+[$д.P1]" office:value-type="float" office:value="1035" calcext:value-type="float">
            <text:p>1035</text:p>
          </table:table-cell>
          <table:table-cell table:style-name="ce3" table:formula="of:=[.P1]+[$д.Q1]" office:value-type="float" office:value="1093" calcext:value-type="float">
            <text:p>1093</text:p>
          </table:table-cell>
          <table:table-cell table:style-name="ce3" table:formula="of:=[.Q1]+[$д.R1]" office:value-type="float" office:value="1171" calcext:value-type="float">
            <text:p>1171</text:p>
          </table:table-cell>
          <table:table-cell table:style-name="ce3" table:formula="of:=[.R1]+[$д.S1]" office:value-type="float" office:value="1255" calcext:value-type="float">
            <text:p>1255</text:p>
          </table:table-cell>
          <table:table-cell table:style-name="ce4" table:formula="of:=[.S1]+[$д.T1]" office:value-type="float" office:value="1315" calcext:value-type="float">
            <text:p>1315</text:p>
          </table:table-cell>
          <table:table-cell table:style-name="Default" table:number-columns-repeated="16364"/>
        </table:table-row>
        <table:table-row table:style-name="ro1">
          <table:table-cell table:formula="of:=[.A1]+[$д.A2]" office:value-type="float" office:value="80" calcext:value-type="float">
            <text:p>80</text:p>
          </table:table-cell>
          <table:table-cell table:style-name="ce12" table:formula="of:=MIN(IF([$з.B2]=&quot;+&quot;;10000;[.B1]);IF([$з.B2]=&quot;-&quot;;10000;[.A2]))+[$д.B2]" office:value-type="float" office:value="83" calcext:value-type="float">
            <text:p>83</text:p>
          </table:table-cell>
          <table:table-cell table:formula="of:=MIN(IF([$з.C2]=&quot;+&quot;;10000;[.C1]);IF([$з.C2]=&quot;-&quot;;10000;[.B2]))+[$д.C2]" office:value-type="float" office:value="84" calcext:value-type="float">
            <text:p>84</text:p>
          </table:table-cell>
          <table:table-cell table:formula="of:=MIN(IF([$з.D2]=&quot;+&quot;;10000;[.D1]);IF([$з.D2]=&quot;-&quot;;10000;[.C2]))+[$д.D2]" office:value-type="float" office:value="183" calcext:value-type="float">
            <text:p>183</text:p>
          </table:table-cell>
          <table:table-cell table:formula="of:=MIN(IF([$з.E2]=&quot;+&quot;;10000;[.E1]);IF([$з.E2]=&quot;-&quot;;10000;[.D2]))+[$д.E2]" office:value-type="float" office:value="217" calcext:value-type="float">
            <text:p>217</text:p>
          </table:table-cell>
          <table:table-cell table:formula="of:=MIN(IF([$з.F2]=&quot;+&quot;;10000;[.F1]);IF([$з.F2]=&quot;-&quot;;10000;[.E2]))+[$д.F2]" office:value-type="float" office:value="238" calcext:value-type="float">
            <text:p>238</text:p>
          </table:table-cell>
          <table:table-cell table:formula="of:=MIN(IF([$з.G2]=&quot;+&quot;;10000;[.G1]);IF([$з.G2]=&quot;-&quot;;10000;[.F2]))+[$д.G2]" office:value-type="float" office:value="243" calcext:value-type="float">
            <text:p>243</text:p>
          </table:table-cell>
          <table:table-cell table:formula="of:=MIN(IF([$з.H2]=&quot;+&quot;;10000;[.H1]);IF([$з.H2]=&quot;-&quot;;10000;[.G2]))+[$д.H2]" office:value-type="float" office:value="285" calcext:value-type="float">
            <text:p>285</text:p>
          </table:table-cell>
          <table:table-cell table:formula="of:=MIN(IF([$з.I2]=&quot;+&quot;;10000;[.I1]);IF([$з.I2]=&quot;-&quot;;10000;[.H2]))+[$д.I2]" office:value-type="float" office:value="352" calcext:value-type="float">
            <text:p>352</text:p>
          </table:table-cell>
          <table:table-cell table:formula="of:=MIN(IF([$з.J2]=&quot;+&quot;;10000;[.J1]);IF([$з.J2]=&quot;-&quot;;10000;[.I2]))+[$д.J2]" office:value-type="float" office:value="397" calcext:value-type="float">
            <text:p>397</text:p>
          </table:table-cell>
          <table:table-cell table:formula="of:=MIN(IF([$з.K2]=&quot;+&quot;;10000;[.K1]);IF([$з.K2]=&quot;-&quot;;10000;[.J2]))+[$д.K2]" office:value-type="float" office:value="403" calcext:value-type="float">
            <text:p>403</text:p>
          </table:table-cell>
          <table:table-cell table:formula="of:=MIN(IF([$з.L2]=&quot;+&quot;;10000;[.L1]);IF([$з.L2]=&quot;-&quot;;10000;[.K2]))+[$д.L2]" office:value-type="float" office:value="442" calcext:value-type="float">
            <text:p>442</text:p>
          </table:table-cell>
          <table:table-cell table:formula="of:=MIN(IF([$з.M2]=&quot;+&quot;;10000;[.M1]);IF([$з.M2]=&quot;-&quot;;10000;[.L2]))+[$д.M2]" office:value-type="float" office:value="483" calcext:value-type="float">
            <text:p>483</text:p>
          </table:table-cell>
          <table:table-cell table:formula="of:=MIN(IF([$з.N2]=&quot;+&quot;;10000;[.N1]);IF([$з.N2]=&quot;-&quot;;10000;[.M2]))+[$д.N2]" office:value-type="float" office:value="504" calcext:value-type="float">
            <text:p>504</text:p>
          </table:table-cell>
          <table:table-cell table:formula="of:=MIN(IF([$з.O2]=&quot;+&quot;;10000;[.O1]);IF([$з.O2]=&quot;-&quot;;10000;[.N2]))+[$д.O2]" office:value-type="float" office:value="536" calcext:value-type="float">
            <text:p>536</text:p>
          </table:table-cell>
          <table:table-cell table:formula="of:=MIN(IF([$з.P2]=&quot;+&quot;;10000;[.P1]);IF([$з.P2]=&quot;-&quot;;10000;[.O2]))+[$д.P2]" office:value-type="float" office:value="551" calcext:value-type="float">
            <text:p>551</text:p>
          </table:table-cell>
          <table:table-cell table:style-name="ce12" table:formula="of:=MIN(IF([$з.Q2]=&quot;+&quot;;10000;[.Q1]);IF([$з.Q2]=&quot;-&quot;;10000;[.P2]))+[$д.Q2]" office:value-type="float" office:value="578" calcext:value-type="float">
            <text:p>578</text:p>
          </table:table-cell>
          <table:table-cell table:formula="of:=MIN(IF([$з.R2]=&quot;+&quot;;10000;[.R1]);IF([$з.R2]=&quot;-&quot;;10000;[.Q2]))+[$д.R2]" office:value-type="float" office:value="629" calcext:value-type="float">
            <text:p>629</text:p>
          </table:table-cell>
          <table:table-cell table:formula="of:=MIN(IF([$з.S2]=&quot;+&quot;;10000;[.S1]);IF([$з.S2]=&quot;-&quot;;10000;[.R2]))+[$д.S2]" office:value-type="float" office:value="727" calcext:value-type="float">
            <text:p>727</text:p>
          </table:table-cell>
          <table:table-cell table:formula="of:=MIN(IF([$з.T2]=&quot;+&quot;;10000;[.T1]);IF([$з.T2]=&quot;-&quot;;10000;[.S2]))+[$д.T2]" office:value-type="float" office:value="807" calcext:value-type="float">
            <text:p>807</text:p>
          </table:table-cell>
          <table:table-cell table:style-name="Default" table:number-columns-repeated="16364"/>
        </table:table-row>
        <table:table-row table:style-name="ro1">
          <table:table-cell table:formula="of:=[.A2]+[$д.A3]" office:value-type="float" office:value="150" calcext:value-type="float">
            <text:p>150</text:p>
          </table:table-cell>
          <table:table-cell table:style-name="ce12" table:formula="of:=MIN(IF([$з.B3]=&quot;+&quot;;10000;[.B2]);IF([$з.B3]=&quot;-&quot;;10000;[.A3]))+[$д.B3]" office:value-type="float" office:value="125" calcext:value-type="float">
            <text:p>125</text:p>
          </table:table-cell>
          <table:table-cell table:formula="of:=MIN(IF([$з.C3]=&quot;+&quot;;10000;[.C2]);IF([$з.C3]=&quot;-&quot;;10000;[.B3]))+[$д.C3]" office:value-type="float" office:value="144" calcext:value-type="float">
            <text:p>144</text:p>
          </table:table-cell>
          <table:table-cell table:formula="of:=MIN(IF([$з.D3]=&quot;+&quot;;10000;[.D2]);IF([$з.D3]=&quot;-&quot;;10000;[.C3]))+[$д.D3]" office:value-type="float" office:value="237" calcext:value-type="float">
            <text:p>237</text:p>
          </table:table-cell>
          <table:table-cell table:style-name="ce7" table:formula="of:=MIN(IF([$з.E3]=&quot;+&quot;;10000;[.E2]);IF([$з.E3]=&quot;-&quot;;10000;[.D3]))+[$д.E3]" office:value-type="float" office:value="222" calcext:value-type="float">
            <text:p>222</text:p>
          </table:table-cell>
          <table:table-cell table:style-name="ce7" table:formula="of:=MIN(IF([$з.F3]=&quot;+&quot;;10000;[.F2]);IF([$з.F3]=&quot;-&quot;;10000;[.E3]))+[$д.F3]" office:value-type="float" office:value="315" calcext:value-type="float">
            <text:p>315</text:p>
          </table:table-cell>
          <table:table-cell table:style-name="ce7" table:formula="of:=MIN(IF([$з.G3]=&quot;+&quot;;10000;[.G2]);IF([$з.G3]=&quot;-&quot;;10000;[.F3]))+[$д.G3]" office:value-type="float" office:value="314" calcext:value-type="float">
            <text:p>314</text:p>
          </table:table-cell>
          <table:table-cell table:style-name="ce7" table:formula="of:=MIN(IF([$з.H3]=&quot;+&quot;;10000;[.H2]);IF([$з.H3]=&quot;-&quot;;10000;[.G3]))+[$д.H3]" office:value-type="float" office:value="326" calcext:value-type="float">
            <text:p>326</text:p>
          </table:table-cell>
          <table:table-cell table:style-name="ce7" table:formula="of:=MIN(IF([$з.I3]=&quot;+&quot;;10000;[.I2]);IF([$з.I3]=&quot;-&quot;;10000;[.H3]))+[$д.I3]" office:value-type="float" office:value="375" calcext:value-type="float">
            <text:p>375</text:p>
          </table:table-cell>
          <table:table-cell table:style-name="ce7" table:formula="of:=MIN(IF([$з.J3]=&quot;+&quot;;10000;[.J2]);IF([$з.J3]=&quot;-&quot;;10000;[.I3]))+[$д.J3]" office:value-type="float" office:value="454" calcext:value-type="float">
            <text:p>454</text:p>
          </table:table-cell>
          <table:table-cell table:style-name="ce7" table:formula="of:=MIN(IF([$з.K3]=&quot;+&quot;;10000;[.K2]);IF([$з.K3]=&quot;-&quot;;10000;[.J3]))+[$д.K3]" office:value-type="float" office:value="407" calcext:value-type="float">
            <text:p>407</text:p>
          </table:table-cell>
          <table:table-cell table:style-name="ce7" table:formula="of:=MIN(IF([$з.L3]=&quot;+&quot;;10000;[.L2]);IF([$з.L3]=&quot;-&quot;;10000;[.K3]))+[$д.L3]" office:value-type="float" office:value="444" calcext:value-type="float">
            <text:p>444</text:p>
          </table:table-cell>
          <table:table-cell table:style-name="ce7" table:formula="of:=MIN(IF([$з.M3]=&quot;+&quot;;10000;[.M2]);IF([$з.M3]=&quot;-&quot;;10000;[.L3]))+[$д.M3]" office:value-type="float" office:value="473" calcext:value-type="float">
            <text:p>473</text:p>
          </table:table-cell>
          <table:table-cell table:formula="of:=MIN(IF([$з.N3]=&quot;+&quot;;10000;[.N2]);IF([$з.N3]=&quot;-&quot;;10000;[.M3]))+[$д.N3]" office:value-type="float" office:value="478" calcext:value-type="float">
            <text:p>478</text:p>
          </table:table-cell>
          <table:table-cell table:formula="of:=MIN(IF([$з.O3]=&quot;+&quot;;10000;[.O2]);IF([$з.O3]=&quot;-&quot;;10000;[.N3]))+[$д.O3]" office:value-type="float" office:value="573" calcext:value-type="float">
            <text:p>573</text:p>
          </table:table-cell>
          <table:table-cell table:formula="of:=MIN(IF([$з.P3]=&quot;+&quot;;10000;[.P2]);IF([$з.P3]=&quot;-&quot;;10000;[.O3]))+[$д.P3]" office:value-type="float" office:value="649" calcext:value-type="float">
            <text:p>649</text:p>
          </table:table-cell>
          <table:table-cell table:formula="of:=MIN(IF([$з.Q3]=&quot;+&quot;;10000;[.Q2]);IF([$з.Q3]=&quot;-&quot;;10000;[.P3]))+[$д.Q3]" office:value-type="float" office:value="673" calcext:value-type="float">
            <text:p>673</text:p>
          </table:table-cell>
          <table:table-cell table:formula="of:=MIN(IF([$з.R3]=&quot;+&quot;;10000;[.R2]);IF([$з.R3]=&quot;-&quot;;10000;[.Q3]))+[$д.R3]" office:value-type="float" office:value="668" calcext:value-type="float">
            <text:p>668</text:p>
          </table:table-cell>
          <table:table-cell table:formula="of:=MIN(IF([$з.S3]=&quot;+&quot;;10000;[.S2]);IF([$з.S3]=&quot;-&quot;;10000;[.R3]))+[$д.S3]" office:value-type="float" office:value="734" calcext:value-type="float">
            <text:p>734</text:p>
          </table:table-cell>
          <table:table-cell table:formula="of:=MIN(IF([$з.T3]=&quot;+&quot;;10000;[.T2]);IF([$з.T3]=&quot;-&quot;;10000;[.S3]))+[$д.T3]" office:value-type="float" office:value="764" calcext:value-type="float">
            <text:p>764</text:p>
          </table:table-cell>
          <table:table-cell table:style-name="Default" table:number-columns-repeated="16364"/>
        </table:table-row>
        <table:table-row table:style-name="ro1">
          <table:table-cell table:formula="of:=[.A3]+[$д.A4]" office:value-type="float" office:value="184" calcext:value-type="float">
            <text:p>184</text:p>
          </table:table-cell>
          <table:table-cell table:style-name="ce12" table:formula="of:=MIN(IF([$з.B4]=&quot;+&quot;;10000;[.B3]);IF([$з.B4]=&quot;-&quot;;10000;[.A4]))+[$д.B4]" office:value-type="float" office:value="204" calcext:value-type="float">
            <text:p>204</text:p>
          </table:table-cell>
          <table:table-cell table:formula="of:=MIN(IF([$з.C4]=&quot;+&quot;;10000;[.C3]);IF([$з.C4]=&quot;-&quot;;10000;[.B4]))+[$д.C4]" office:value-type="float" office:value="196" calcext:value-type="float">
            <text:p>196</text:p>
          </table:table-cell>
          <table:table-cell table:formula="of:=MIN(IF([$з.D4]=&quot;+&quot;;10000;[.D3]);IF([$з.D4]=&quot;-&quot;;10000;[.C4]))+[$д.D4]" office:value-type="float" office:value="287" calcext:value-type="float">
            <text:p>287</text:p>
          </table:table-cell>
          <table:table-cell table:formula="of:=MIN(IF([$з.E4]=&quot;+&quot;;10000;[.E3]);IF([$з.E4]=&quot;-&quot;;10000;[.D4]))+[$д.E4]" office:value-type="float" office:value="344" calcext:value-type="float">
            <text:p>344</text:p>
          </table:table-cell>
          <table:table-cell table:formula="of:=MIN(IF([$з.F4]=&quot;+&quot;;10000;[.F3]);IF([$з.F4]=&quot;-&quot;;10000;[.E4]))+[$д.F4]" office:value-type="float" office:value="399" calcext:value-type="float">
            <text:p>399</text:p>
          </table:table-cell>
          <table:table-cell table:formula="of:=MIN(IF([$з.G4]=&quot;+&quot;;10000;[.G3]);IF([$з.G4]=&quot;-&quot;;10000;[.F4]))+[$д.G4]" office:value-type="float" office:value="427" calcext:value-type="float">
            <text:p>427</text:p>
          </table:table-cell>
          <table:table-cell table:formula="of:=MIN(IF([$з.H4]=&quot;+&quot;;10000;[.H3]);IF([$з.H4]=&quot;-&quot;;10000;[.G4]))+[$д.H4]" office:value-type="float" office:value="484" calcext:value-type="float">
            <text:p>484</text:p>
          </table:table-cell>
          <table:table-cell table:formula="of:=MIN(IF([$з.I4]=&quot;+&quot;;10000;[.I3]);IF([$з.I4]=&quot;-&quot;;10000;[.H4]))+[$д.I4]" office:value-type="float" office:value="528" calcext:value-type="float">
            <text:p>528</text:p>
          </table:table-cell>
          <table:table-cell table:formula="of:=MIN(IF([$з.J4]=&quot;+&quot;;10000;[.J3]);IF([$з.J4]=&quot;-&quot;;10000;[.I4]))+[$д.J4]" office:value-type="float" office:value="605" calcext:value-type="float">
            <text:p>605</text:p>
          </table:table-cell>
          <table:table-cell table:formula="of:=MIN(IF([$з.K4]=&quot;+&quot;;10000;[.K3]);IF([$з.K4]=&quot;-&quot;;10000;[.J4]))+[$д.K4]" office:value-type="float" office:value="659" calcext:value-type="float">
            <text:p>659</text:p>
          </table:table-cell>
          <table:table-cell table:formula="of:=MIN(IF([$з.L4]=&quot;+&quot;;10000;[.L3]);IF([$з.L4]=&quot;-&quot;;10000;[.K4]))+[$д.L4]" office:value-type="float" office:value="694" calcext:value-type="float">
            <text:p>694</text:p>
          </table:table-cell>
          <table:table-cell table:style-name="ce4" table:formula="of:=MIN(IF([$з.M4]=&quot;+&quot;;10000;[.M3]);IF([$з.M4]=&quot;-&quot;;10000;[.L4]))+[$д.M4]" office:value-type="float" office:value="780" calcext:value-type="float">
            <text:p>780</text:p>
          </table:table-cell>
          <table:table-cell table:formula="of:=MIN(IF([$з.N4]=&quot;+&quot;;10000;[.N3]);IF([$з.N4]=&quot;-&quot;;10000;[.M4]))+[$д.N4]" office:value-type="float" office:value="557" calcext:value-type="float">
            <text:p>557</text:p>
          </table:table-cell>
          <table:table-cell table:formula="of:=MIN(IF([$з.O4]=&quot;+&quot;;10000;[.O3]);IF([$з.O4]=&quot;-&quot;;10000;[.N4]))+[$д.O4]" office:value-type="float" office:value="639" calcext:value-type="float">
            <text:p>639</text:p>
          </table:table-cell>
          <table:table-cell table:formula="of:=MIN(IF([$з.P4]=&quot;+&quot;;10000;[.P3]);IF([$з.P4]=&quot;-&quot;;10000;[.O4]))+[$д.P4]" office:value-type="float" office:value="651" calcext:value-type="float">
            <text:p>651</text:p>
          </table:table-cell>
          <table:table-cell table:formula="of:=MIN(IF([$з.Q4]=&quot;+&quot;;10000;[.Q3]);IF([$з.Q4]=&quot;-&quot;;10000;[.P4]))+[$д.Q4]" office:value-type="float" office:value="712" calcext:value-type="float">
            <text:p>712</text:p>
          </table:table-cell>
          <table:table-cell table:formula="of:=MIN(IF([$з.R4]=&quot;+&quot;;10000;[.R3]);IF([$з.R4]=&quot;-&quot;;10000;[.Q4]))+[$д.R4]" office:value-type="float" office:value="738" calcext:value-type="float">
            <text:p>738</text:p>
          </table:table-cell>
          <table:table-cell table:formula="of:=MIN(IF([$з.S4]=&quot;+&quot;;10000;[.S3]);IF([$з.S4]=&quot;-&quot;;10000;[.R4]))+[$д.S4]" office:value-type="float" office:value="753" calcext:value-type="float">
            <text:p>753</text:p>
          </table:table-cell>
          <table:table-cell table:formula="of:=MIN(IF([$з.T4]=&quot;+&quot;;10000;[.T3]);IF([$з.T4]=&quot;-&quot;;10000;[.S4]))+[$д.T4]" office:value-type="float" office:value="829" calcext:value-type="float">
            <text:p>829</text:p>
          </table:table-cell>
          <table:table-cell table:style-name="Default" table:number-columns-repeated="16364"/>
        </table:table-row>
        <table:table-row table:style-name="ro1">
          <table:table-cell table:formula="of:=[.A4]+[$д.A5]" office:value-type="float" office:value="213" calcext:value-type="float">
            <text:p>213</text:p>
          </table:table-cell>
          <table:table-cell table:formula="of:=MIN(IF([$з.B5]=&quot;+&quot;;10000;[.B4]);IF([$з.B5]=&quot;-&quot;;10000;[.A5]))+[$д.B5]" office:value-type="float" office:value="209" calcext:value-type="float">
            <text:p>209</text:p>
          </table:table-cell>
          <table:table-cell table:formula="of:=MIN(IF([$з.C5]=&quot;+&quot;;10000;[.C4]);IF([$з.C5]=&quot;-&quot;;10000;[.B5]))+[$д.C5]" office:value-type="float" office:value="242" calcext:value-type="float">
            <text:p>242</text:p>
          </table:table-cell>
          <table:table-cell table:formula="of:=MIN(IF([$з.D5]=&quot;+&quot;;10000;[.D4]);IF([$з.D5]=&quot;-&quot;;10000;[.C5]))+[$д.D5]" office:value-type="float" office:value="246" calcext:value-type="float">
            <text:p>246</text:p>
          </table:table-cell>
          <table:table-cell table:formula="of:=MIN(IF([$з.E5]=&quot;+&quot;;10000;[.E4]);IF([$з.E5]=&quot;-&quot;;10000;[.D5]))+[$д.E5]" office:value-type="float" office:value="268" calcext:value-type="float">
            <text:p>268</text:p>
          </table:table-cell>
          <table:table-cell table:formula="of:=MIN(IF([$з.F5]=&quot;+&quot;;10000;[.F4]);IF([$з.F5]=&quot;-&quot;;10000;[.E5]))+[$д.F5]" office:value-type="float" office:value="312" calcext:value-type="float">
            <text:p>312</text:p>
          </table:table-cell>
          <table:table-cell table:formula="of:=MIN(IF([$з.G5]=&quot;+&quot;;10000;[.G4]);IF([$з.G5]=&quot;-&quot;;10000;[.F5]))+[$д.G5]" office:value-type="float" office:value="347" calcext:value-type="float">
            <text:p>347</text:p>
          </table:table-cell>
          <table:table-cell table:formula="of:=MIN(IF([$з.H5]=&quot;+&quot;;10000;[.H4]);IF([$з.H5]=&quot;-&quot;;10000;[.G5]))+[$д.H5]" office:value-type="float" office:value="433" calcext:value-type="float">
            <text:p>433</text:p>
          </table:table-cell>
          <table:table-cell table:formula="of:=MIN(IF([$з.I5]=&quot;+&quot;;10000;[.I4]);IF([$з.I5]=&quot;-&quot;;10000;[.H5]))+[$д.I5]" office:value-type="float" office:value="485" calcext:value-type="float">
            <text:p>485</text:p>
          </table:table-cell>
          <table:table-cell table:formula="of:=MIN(IF([$з.J5]=&quot;+&quot;;10000;[.J4]);IF([$з.J5]=&quot;-&quot;;10000;[.I5]))+[$д.J5]" office:value-type="float" office:value="549" calcext:value-type="float">
            <text:p>549</text:p>
          </table:table-cell>
          <table:table-cell table:formula="of:=MIN(IF([$з.K5]=&quot;+&quot;;10000;[.K4]);IF([$з.K5]=&quot;-&quot;;10000;[.J5]))+[$д.K5]" office:value-type="float" office:value="580" calcext:value-type="float">
            <text:p>580</text:p>
          </table:table-cell>
          <table:table-cell table:formula="of:=MIN(IF([$з.L5]=&quot;+&quot;;10000;[.L4]);IF([$з.L5]=&quot;-&quot;;10000;[.K5]))+[$д.L5]" office:value-type="float" office:value="584" calcext:value-type="float">
            <text:p>584</text:p>
          </table:table-cell>
          <table:table-cell table:style-name="ce6" table:formula="of:=MIN(IF([$з.M5]=&quot;+&quot;;10000;[.M4]);IF([$з.M5]=&quot;-&quot;;10000;[.L5]))+[$д.M5]" office:value-type="float" office:value="621" calcext:value-type="float">
            <text:p>621</text:p>
          </table:table-cell>
          <table:table-cell table:formula="of:=MIN(IF([$з.N5]=&quot;+&quot;;10000;[.N4]);IF([$з.N5]=&quot;-&quot;;10000;[.M5]))+[$д.N5]" office:value-type="float" office:value="626" calcext:value-type="float">
            <text:p>626</text:p>
          </table:table-cell>
          <table:table-cell table:formula="of:=MIN(IF([$з.O5]=&quot;+&quot;;10000;[.O4]);IF([$з.O5]=&quot;-&quot;;10000;[.N5]))+[$д.O5]" office:value-type="float" office:value="656" calcext:value-type="float">
            <text:p>656</text:p>
          </table:table-cell>
          <table:table-cell table:formula="of:=MIN(IF([$з.P5]=&quot;+&quot;;10000;[.P4]);IF([$з.P5]=&quot;-&quot;;10000;[.O5]))+[$д.P5]" office:value-type="float" office:value="709" calcext:value-type="float">
            <text:p>709</text:p>
          </table:table-cell>
          <table:table-cell table:formula="of:=MIN(IF([$з.Q5]=&quot;+&quot;;10000;[.Q4]);IF([$з.Q5]=&quot;-&quot;;10000;[.P5]))+[$д.Q5]" office:value-type="float" office:value="730" calcext:value-type="float">
            <text:p>730</text:p>
          </table:table-cell>
          <table:table-cell table:formula="of:=MIN(IF([$з.R5]=&quot;+&quot;;10000;[.R4]);IF([$з.R5]=&quot;-&quot;;10000;[.Q5]))+[$д.R5]" office:value-type="float" office:value="795" calcext:value-type="float">
            <text:p>795</text:p>
          </table:table-cell>
          <table:table-cell table:formula="of:=MIN(IF([$з.S5]=&quot;+&quot;;10000;[.S4]);IF([$з.S5]=&quot;-&quot;;10000;[.R5]))+[$д.S5]" office:value-type="float" office:value="794" calcext:value-type="float">
            <text:p>794</text:p>
          </table:table-cell>
          <table:table-cell table:formula="of:=MIN(IF([$з.T5]=&quot;+&quot;;10000;[.T4]);IF([$з.T5]=&quot;-&quot;;10000;[.S5]))+[$д.T5]" office:value-type="float" office:value="844" calcext:value-type="float">
            <text:p>844</text:p>
          </table:table-cell>
          <table:table-cell table:style-name="Default" table:number-columns-repeated="16364"/>
        </table:table-row>
        <table:table-row table:style-name="ro1">
          <table:table-cell table:formula="of:=[.A5]+[$д.A6]" office:value-type="float" office:value="228" calcext:value-type="float">
            <text:p>228</text:p>
          </table:table-cell>
          <table:table-cell table:formula="of:=MIN(IF([$з.B6]=&quot;+&quot;;10000;[.B5]);IF([$з.B6]=&quot;-&quot;;10000;[.A6]))+[$д.B6]" office:value-type="float" office:value="242" calcext:value-type="float">
            <text:p>242</text:p>
          </table:table-cell>
          <table:table-cell table:formula="of:=MIN(IF([$з.C6]=&quot;+&quot;;10000;[.C5]);IF([$з.C6]=&quot;-&quot;;10000;[.B6]))+[$д.C6]" office:value-type="float" office:value="260" calcext:value-type="float">
            <text:p>260</text:p>
          </table:table-cell>
          <table:table-cell table:formula="of:=MIN(IF([$з.D6]=&quot;+&quot;;10000;[.D5]);IF([$з.D6]=&quot;-&quot;;10000;[.C6]))+[$д.D6]" office:value-type="float" office:value="250" calcext:value-type="float">
            <text:p>250</text:p>
          </table:table-cell>
          <table:table-cell table:formula="of:=MIN(IF([$з.E6]=&quot;+&quot;;10000;[.E5]);IF([$з.E6]=&quot;-&quot;;10000;[.D6]))+[$д.E6]" office:value-type="float" office:value="284" calcext:value-type="float">
            <text:p>284</text:p>
          </table:table-cell>
          <table:table-cell table:formula="of:=MIN(IF([$з.F6]=&quot;+&quot;;10000;[.F5]);IF([$з.F6]=&quot;-&quot;;10000;[.E6]))+[$д.F6]" office:value-type="float" office:value="300" calcext:value-type="float">
            <text:p>300</text:p>
          </table:table-cell>
          <table:table-cell table:formula="of:=MIN(IF([$з.G6]=&quot;+&quot;;10000;[.G5]);IF([$з.G6]=&quot;-&quot;;10000;[.F6]))+[$д.G6]" office:value-type="float" office:value="361" calcext:value-type="float">
            <text:p>361</text:p>
          </table:table-cell>
          <table:table-cell table:formula="of:=MIN(IF([$з.H6]=&quot;+&quot;;10000;[.H5]);IF([$з.H6]=&quot;-&quot;;10000;[.G6]))+[$д.H6]" office:value-type="float" office:value="378" calcext:value-type="float">
            <text:p>378</text:p>
          </table:table-cell>
          <table:table-cell table:formula="of:=MIN(IF([$з.I6]=&quot;+&quot;;10000;[.I5]);IF([$з.I6]=&quot;-&quot;;10000;[.H6]))+[$д.I6]" office:value-type="float" office:value="403" calcext:value-type="float">
            <text:p>403</text:p>
          </table:table-cell>
          <table:table-cell table:formula="of:=MIN(IF([$з.J6]=&quot;+&quot;;10000;[.J5]);IF([$з.J6]=&quot;-&quot;;10000;[.I6]))+[$д.J6]" office:value-type="float" office:value="429" calcext:value-type="float">
            <text:p>429</text:p>
          </table:table-cell>
          <table:table-cell table:formula="of:=MIN(IF([$з.K6]=&quot;+&quot;;10000;[.K5]);IF([$з.K6]=&quot;-&quot;;10000;[.J6]))+[$д.K6]" office:value-type="float" office:value="514" calcext:value-type="float">
            <text:p>514</text:p>
          </table:table-cell>
          <table:table-cell table:formula="of:=MIN(IF([$з.L6]=&quot;+&quot;;10000;[.L5]);IF([$з.L6]=&quot;-&quot;;10000;[.K6]))+[$д.L6]" office:value-type="float" office:value="559" calcext:value-type="float">
            <text:p>559</text:p>
          </table:table-cell>
          <table:table-cell table:style-name="ce6" table:formula="of:=MIN(IF([$з.M6]=&quot;+&quot;;10000;[.M5]);IF([$з.M6]=&quot;-&quot;;10000;[.L6]))+[$д.M6]" office:value-type="float" office:value="644" calcext:value-type="float">
            <text:p>644</text:p>
          </table:table-cell>
          <table:table-cell table:formula="of:=MIN(IF([$з.N6]=&quot;+&quot;;10000;[.N5]);IF([$з.N6]=&quot;-&quot;;10000;[.M6]))+[$д.N6]" office:value-type="float" office:value="642" calcext:value-type="float">
            <text:p>642</text:p>
          </table:table-cell>
          <table:table-cell table:formula="of:=MIN(IF([$з.O6]=&quot;+&quot;;10000;[.O5]);IF([$з.O6]=&quot;-&quot;;10000;[.N6]))+[$д.O6]" office:value-type="float" office:value="710" calcext:value-type="float">
            <text:p>710</text:p>
          </table:table-cell>
          <table:table-cell table:formula="of:=MIN(IF([$з.P6]=&quot;+&quot;;10000;[.P5]);IF([$з.P6]=&quot;-&quot;;10000;[.O6]))+[$д.P6]" office:value-type="float" office:value="780" calcext:value-type="float">
            <text:p>780</text:p>
          </table:table-cell>
          <table:table-cell table:formula="of:=MIN(IF([$з.Q6]=&quot;+&quot;;10000;[.Q5]);IF([$з.Q6]=&quot;-&quot;;10000;[.P6]))+[$д.Q6]" office:value-type="float" office:value="814" calcext:value-type="float">
            <text:p>814</text:p>
          </table:table-cell>
          <table:table-cell table:formula="of:=MIN(IF([$з.R6]=&quot;+&quot;;10000;[.R5]);IF([$з.R6]=&quot;-&quot;;10000;[.Q6]))+[$д.R6]" office:value-type="float" office:value="879" calcext:value-type="float">
            <text:p>879</text:p>
          </table:table-cell>
          <table:table-cell table:formula="of:=MIN(IF([$з.S6]=&quot;+&quot;;10000;[.S5]);IF([$з.S6]=&quot;-&quot;;10000;[.R6]))+[$д.S6]" office:value-type="float" office:value="799" calcext:value-type="float">
            <text:p>799</text:p>
          </table:table-cell>
          <table:table-cell table:formula="of:=MIN(IF([$з.T6]=&quot;+&quot;;10000;[.T5]);IF([$з.T6]=&quot;-&quot;;10000;[.S6]))+[$д.T6]" office:value-type="float" office:value="894" calcext:value-type="float">
            <text:p>894</text:p>
          </table:table-cell>
          <table:table-cell table:style-name="Default" table:number-columns-repeated="16364"/>
        </table:table-row>
        <table:table-row table:style-name="ro1">
          <table:table-cell table:formula="of:=[.A6]+[$д.A7]" office:value-type="float" office:value="302" calcext:value-type="float">
            <text:p>302</text:p>
          </table:table-cell>
          <table:table-cell table:formula="of:=MIN(IF([$з.B7]=&quot;+&quot;;10000;[.B6]);IF([$з.B7]=&quot;-&quot;;10000;[.A7]))+[$д.B7]" office:value-type="float" office:value="266" calcext:value-type="float">
            <text:p>266</text:p>
          </table:table-cell>
          <table:table-cell table:formula="of:=MIN(IF([$з.C7]=&quot;+&quot;;10000;[.C6]);IF([$з.C7]=&quot;-&quot;;10000;[.B7]))+[$д.C7]" office:value-type="float" office:value="339" calcext:value-type="float">
            <text:p>339</text:p>
          </table:table-cell>
          <table:table-cell table:formula="of:=MIN(IF([$з.D7]=&quot;+&quot;;10000;[.D6]);IF([$з.D7]=&quot;-&quot;;10000;[.C7]))+[$д.D7]" office:value-type="float" office:value="285" calcext:value-type="float">
            <text:p>285</text:p>
          </table:table-cell>
          <table:table-cell table:formula="of:=MIN(IF([$з.E7]=&quot;+&quot;;10000;[.E6]);IF([$з.E7]=&quot;-&quot;;10000;[.D7]))+[$д.E7]" office:value-type="float" office:value="363" calcext:value-type="float">
            <text:p>363</text:p>
          </table:table-cell>
          <table:table-cell table:formula="of:=MIN(IF([$з.F7]=&quot;+&quot;;10000;[.F6]);IF([$з.F7]=&quot;-&quot;;10000;[.E7]))+[$д.F7]" office:value-type="float" office:value="342" calcext:value-type="float">
            <text:p>342</text:p>
          </table:table-cell>
          <table:table-cell table:formula="of:=MIN(IF([$з.G7]=&quot;+&quot;;10000;[.G6]);IF([$з.G7]=&quot;-&quot;;10000;[.F7]))+[$д.G7]" office:value-type="float" office:value="398" calcext:value-type="float">
            <text:p>398</text:p>
          </table:table-cell>
          <table:table-cell table:formula="of:=MIN(IF([$з.H7]=&quot;+&quot;;10000;[.H6]);IF([$з.H7]=&quot;-&quot;;10000;[.G7]))+[$д.H7]" office:value-type="float" office:value="407" calcext:value-type="float">
            <text:p>407</text:p>
          </table:table-cell>
          <table:table-cell table:formula="of:=MIN(IF([$з.I7]=&quot;+&quot;;10000;[.I6]);IF([$з.I7]=&quot;-&quot;;10000;[.H7]))+[$д.I7]" office:value-type="float" office:value="424" calcext:value-type="float">
            <text:p>424</text:p>
          </table:table-cell>
          <table:table-cell table:formula="of:=MIN(IF([$з.J7]=&quot;+&quot;;10000;[.J6]);IF([$з.J7]=&quot;-&quot;;10000;[.I7]))+[$д.J7]" office:value-type="float" office:value="498" calcext:value-type="float">
            <text:p>498</text:p>
          </table:table-cell>
          <table:table-cell table:formula="of:=MIN(IF([$з.K7]=&quot;+&quot;;10000;[.K6]);IF([$з.K7]=&quot;-&quot;;10000;[.J7]))+[$д.K7]" office:value-type="float" office:value="503" calcext:value-type="float">
            <text:p>503</text:p>
          </table:table-cell>
          <table:table-cell table:formula="of:=MIN(IF([$з.L7]=&quot;+&quot;;10000;[.L6]);IF([$з.L7]=&quot;-&quot;;10000;[.K7]))+[$д.L7]" office:value-type="float" office:value="567" calcext:value-type="float">
            <text:p>567</text:p>
          </table:table-cell>
          <table:table-cell table:style-name="ce6" table:formula="of:=MIN(IF([$з.M7]=&quot;+&quot;;10000;[.M6]);IF([$з.M7]=&quot;-&quot;;10000;[.L7]))+[$д.M7]" office:value-type="float" office:value="600" calcext:value-type="float">
            <text:p>600</text:p>
          </table:table-cell>
          <table:table-cell table:formula="of:=MIN(IF([$з.N7]=&quot;+&quot;;10000;[.N6]);IF([$з.N7]=&quot;-&quot;;10000;[.M7]))+[$д.N7]" office:value-type="float" office:value="661" calcext:value-type="float">
            <text:p>661</text:p>
          </table:table-cell>
          <table:table-cell table:formula="of:=MIN(IF([$з.O7]=&quot;+&quot;;10000;[.O6]);IF([$з.O7]=&quot;-&quot;;10000;[.N7]))+[$д.O7]" office:value-type="float" office:value="733" calcext:value-type="float">
            <text:p>733</text:p>
          </table:table-cell>
          <table:table-cell table:formula="of:=MIN(IF([$з.P7]=&quot;+&quot;;10000;[.P6]);IF([$з.P7]=&quot;-&quot;;10000;[.O7]))+[$д.P7]" office:value-type="float" office:value="738" calcext:value-type="float">
            <text:p>738</text:p>
          </table:table-cell>
          <table:table-cell table:formula="of:=MIN(IF([$з.Q7]=&quot;+&quot;;10000;[.Q6]);IF([$з.Q7]=&quot;-&quot;;10000;[.P7]))+[$д.Q7]" office:value-type="float" office:value="831" calcext:value-type="float">
            <text:p>831</text:p>
          </table:table-cell>
          <table:table-cell table:formula="of:=MIN(IF([$з.R7]=&quot;+&quot;;10000;[.R6]);IF([$з.R7]=&quot;-&quot;;10000;[.Q7]))+[$д.R7]" office:value-type="float" office:value="957" calcext:value-type="float">
            <text:p>957</text:p>
          </table:table-cell>
          <table:table-cell table:formula="of:=MIN(IF([$з.S7]=&quot;+&quot;;10000;[.S6]);IF([$з.S7]=&quot;-&quot;;10000;[.R7]))+[$д.S7]" office:value-type="float" office:value="817" calcext:value-type="float">
            <text:p>817</text:p>
          </table:table-cell>
          <table:table-cell table:formula="of:=MIN(IF([$з.T7]=&quot;+&quot;;10000;[.T6]);IF([$з.T7]=&quot;-&quot;;10000;[.S7]))+[$д.T7]" office:value-type="float" office:value="914" calcext:value-type="float">
            <text:p>914</text:p>
          </table:table-cell>
          <table:table-cell table:style-name="Default" table:number-columns-repeated="16364"/>
        </table:table-row>
        <table:table-row table:style-name="ro1">
          <table:table-cell table:formula="of:=[.A7]+[$д.A8]" office:value-type="float" office:value="303" calcext:value-type="float">
            <text:p>303</text:p>
          </table:table-cell>
          <table:table-cell table:formula="of:=MIN(IF([$з.B8]=&quot;+&quot;;10000;[.B7]);IF([$з.B8]=&quot;-&quot;;10000;[.A8]))+[$д.B8]" office:value-type="float" office:value="331" calcext:value-type="float">
            <text:p>331</text:p>
          </table:table-cell>
          <table:table-cell table:formula="of:=MIN(IF([$з.C8]=&quot;+&quot;;10000;[.C7]);IF([$з.C8]=&quot;-&quot;;10000;[.B8]))+[$д.C8]" office:value-type="float" office:value="370" calcext:value-type="float">
            <text:p>370</text:p>
          </table:table-cell>
          <table:table-cell table:formula="of:=MIN(IF([$з.D8]=&quot;+&quot;;10000;[.D7]);IF([$з.D8]=&quot;-&quot;;10000;[.C8]))+[$д.D8]" office:value-type="float" office:value="340" calcext:value-type="float">
            <text:p>340</text:p>
          </table:table-cell>
          <table:table-cell table:formula="of:=MIN(IF([$з.E8]=&quot;+&quot;;10000;[.E7]);IF([$з.E8]=&quot;-&quot;;10000;[.D8]))+[$д.E8]" office:value-type="float" office:value="421" calcext:value-type="float">
            <text:p>421</text:p>
          </table:table-cell>
          <table:table-cell table:formula="of:=MIN(IF([$з.F8]=&quot;+&quot;;10000;[.F7]);IF([$з.F8]=&quot;-&quot;;10000;[.E8]))+[$д.F8]" office:value-type="float" office:value="378" calcext:value-type="float">
            <text:p>378</text:p>
          </table:table-cell>
          <table:table-cell table:formula="of:=MIN(IF([$з.G8]=&quot;+&quot;;10000;[.G7]);IF([$з.G8]=&quot;-&quot;;10000;[.F8]))+[$д.G8]" office:value-type="float" office:value="425" calcext:value-type="float">
            <text:p>425</text:p>
          </table:table-cell>
          <table:table-cell table:formula="of:=MIN(IF([$з.H8]=&quot;+&quot;;10000;[.H7]);IF([$з.H8]=&quot;-&quot;;10000;[.G8]))+[$д.H8]" office:value-type="float" office:value="437" calcext:value-type="float">
            <text:p>437</text:p>
          </table:table-cell>
          <table:table-cell table:style-name="ce7" table:formula="of:=MIN(IF([$з.I8]=&quot;+&quot;;10000;[.I7]);IF([$з.I8]=&quot;-&quot;;10000;[.H8]))+[$д.I8]" office:value-type="float" office:value="457" calcext:value-type="float">
            <text:p>457</text:p>
          </table:table-cell>
          <table:table-cell table:style-name="ce7" table:formula="of:=MIN(IF([$з.J8]=&quot;+&quot;;10000;[.J7]);IF([$з.J8]=&quot;-&quot;;10000;[.I8]))+[$д.J8]" office:value-type="float" office:value="515" calcext:value-type="float">
            <text:p>515</text:p>
          </table:table-cell>
          <table:table-cell table:style-name="ce7" table:formula="of:=MIN(IF([$з.K8]=&quot;+&quot;;10000;[.K7]);IF([$з.K8]=&quot;-&quot;;10000;[.J8]))+[$д.K8]" office:value-type="float" office:value="585" calcext:value-type="float">
            <text:p>585</text:p>
          </table:table-cell>
          <table:table-cell table:formula="of:=MIN(IF([$з.L8]=&quot;+&quot;;10000;[.L7]);IF([$з.L8]=&quot;-&quot;;10000;[.K8]))+[$д.L8]" office:value-type="float" office:value="605" calcext:value-type="float">
            <text:p>605</text:p>
          </table:table-cell>
          <table:table-cell table:style-name="ce6" table:formula="of:=MIN(IF([$з.M8]=&quot;+&quot;;10000;[.M7]);IF([$з.M8]=&quot;-&quot;;10000;[.L8]))+[$д.M8]" office:value-type="float" office:value="613" calcext:value-type="float">
            <text:p>613</text:p>
          </table:table-cell>
          <table:table-cell table:formula="of:=MIN(IF([$з.N8]=&quot;+&quot;;10000;[.N7]);IF([$з.N8]=&quot;-&quot;;10000;[.M8]))+[$д.N8]" office:value-type="float" office:value="708" calcext:value-type="float">
            <text:p>708</text:p>
          </table:table-cell>
          <table:table-cell table:formula="of:=MIN(IF([$з.O8]=&quot;+&quot;;10000;[.O7]);IF([$з.O8]=&quot;-&quot;;10000;[.N8]))+[$д.O8]" office:value-type="float" office:value="751" calcext:value-type="float">
            <text:p>751</text:p>
          </table:table-cell>
          <table:table-cell table:formula="of:=MIN(IF([$з.P8]=&quot;+&quot;;10000;[.P7]);IF([$з.P8]=&quot;-&quot;;10000;[.O8]))+[$д.P8]" office:value-type="float" office:value="787" calcext:value-type="float">
            <text:p>787</text:p>
          </table:table-cell>
          <table:table-cell table:formula="of:=MIN(IF([$з.Q8]=&quot;+&quot;;10000;[.Q7]);IF([$з.Q8]=&quot;-&quot;;10000;[.P8]))+[$д.Q8]" office:value-type="float" office:value="814" calcext:value-type="float">
            <text:p>814</text:p>
          </table:table-cell>
          <table:table-cell table:formula="of:=MIN(IF([$з.R8]=&quot;+&quot;;10000;[.R7]);IF([$з.R8]=&quot;-&quot;;10000;[.Q8]))+[$д.R8]" office:value-type="float" office:value="972" calcext:value-type="float">
            <text:p>972</text:p>
          </table:table-cell>
          <table:table-cell table:formula="of:=MIN(IF([$з.S8]=&quot;+&quot;;10000;[.S7]);IF([$з.S8]=&quot;-&quot;;10000;[.R8]))+[$д.S8]" office:value-type="float" office:value="916" calcext:value-type="float">
            <text:p>916</text:p>
          </table:table-cell>
          <table:table-cell table:formula="of:=MIN(IF([$з.T8]=&quot;+&quot;;10000;[.T7]);IF([$з.T8]=&quot;-&quot;;10000;[.S8]))+[$д.T8]" office:value-type="float" office:value="920" calcext:value-type="float">
            <text:p>920</text:p>
          </table:table-cell>
          <table:table-cell table:style-name="Default" table:number-columns-repeated="16364"/>
        </table:table-row>
        <table:table-row table:style-name="ro1">
          <table:table-cell table:formula="of:=[.A8]+[$д.A9]" office:value-type="float" office:value="369" calcext:value-type="float">
            <text:p>369</text:p>
          </table:table-cell>
          <table:table-cell table:formula="of:=MIN(IF([$з.B9]=&quot;+&quot;;10000;[.B8]);IF([$з.B9]=&quot;-&quot;;10000;[.A9]))+[$д.B9]" office:value-type="float" office:value="401" calcext:value-type="float">
            <text:p>401</text:p>
          </table:table-cell>
          <table:table-cell table:formula="of:=MIN(IF([$з.C9]=&quot;+&quot;;10000;[.C8]);IF([$з.C9]=&quot;-&quot;;10000;[.B9]))+[$д.C9]" office:value-type="float" office:value="422" calcext:value-type="float">
            <text:p>422</text:p>
          </table:table-cell>
          <table:table-cell table:formula="of:=MIN(IF([$з.D9]=&quot;+&quot;;10000;[.D8]);IF([$з.D9]=&quot;-&quot;;10000;[.C9]))+[$д.D9]" office:value-type="float" office:value="422" calcext:value-type="float">
            <text:p>422</text:p>
          </table:table-cell>
          <table:table-cell table:formula="of:=MIN(IF([$з.E9]=&quot;+&quot;;10000;[.E8]);IF([$з.E9]=&quot;-&quot;;10000;[.D9]))+[$д.E9]" office:value-type="float" office:value="513" calcext:value-type="float">
            <text:p>513</text:p>
          </table:table-cell>
          <table:table-cell table:formula="of:=MIN(IF([$з.F9]=&quot;+&quot;;10000;[.F8]);IF([$з.F9]=&quot;-&quot;;10000;[.E9]))+[$д.F9]" office:value-type="float" office:value="384" calcext:value-type="float">
            <text:p>384</text:p>
          </table:table-cell>
          <table:table-cell table:formula="of:=MIN(IF([$з.G9]=&quot;+&quot;;10000;[.G8]);IF([$з.G9]=&quot;-&quot;;10000;[.F9]))+[$д.G9]" office:value-type="float" office:value="429" calcext:value-type="float">
            <text:p>429</text:p>
          </table:table-cell>
          <table:table-cell table:style-name="ce6" table:formula="of:=MIN(IF([$з.H9]=&quot;+&quot;;10000;[.H8]);IF([$з.H9]=&quot;-&quot;;10000;[.G9]))+[$д.H9]" office:value-type="float" office:value="452" calcext:value-type="float">
            <text:p>452</text:p>
          </table:table-cell>
          <table:table-cell table:style-name="ce16" table:formula="of:=MIN(IF([$з.I9]=&quot;+&quot;;10000;[.I8]);IF([$з.I9]=&quot;-&quot;;10000;[.H9]))+[$д.I9]" office:value-type="float" office:value="486" calcext:value-type="float">
            <text:p>486</text:p>
          </table:table-cell>
          <table:table-cell table:style-name="ce16" table:formula="of:=MIN(IF([$з.J9]=&quot;+&quot;;10000;[.J8]);IF([$з.J9]=&quot;-&quot;;10000;[.I9]))+[$д.J9]" office:value-type="float" office:value="507" calcext:value-type="float">
            <text:p>507</text:p>
          </table:table-cell>
          <table:table-cell table:style-name="ce16" table:formula="of:=MIN(IF([$з.K9]=&quot;+&quot;;10000;[.K8]);IF([$з.K9]=&quot;-&quot;;10000;[.J9]))+[$д.K9]" office:value-type="float" office:value="562" calcext:value-type="float">
            <text:p>562</text:p>
          </table:table-cell>
          <table:table-cell table:formula="of:=MIN(IF([$з.L9]=&quot;+&quot;;10000;[.L8]);IF([$з.L9]=&quot;-&quot;;10000;[.K9]))+[$д.L9]" office:value-type="float" office:value="652" calcext:value-type="float">
            <text:p>652</text:p>
          </table:table-cell>
          <table:table-cell table:style-name="ce6" table:formula="of:=MIN(IF([$з.M9]=&quot;+&quot;;10000;[.M8]);IF([$з.M9]=&quot;-&quot;;10000;[.L9]))+[$д.M9]" office:value-type="float" office:value="712" calcext:value-type="float">
            <text:p>712</text:p>
          </table:table-cell>
          <table:table-cell table:formula="of:=MIN(IF([$з.N9]=&quot;+&quot;;10000;[.N8]);IF([$з.N9]=&quot;-&quot;;10000;[.M9]))+[$д.N9]" office:value-type="float" office:value="777" calcext:value-type="float">
            <text:p>777</text:p>
          </table:table-cell>
          <table:table-cell table:formula="of:=MIN(IF([$з.O9]=&quot;+&quot;;10000;[.O8]);IF([$з.O9]=&quot;-&quot;;10000;[.N9]))+[$д.O9]" office:value-type="float" office:value="797" calcext:value-type="float">
            <text:p>797</text:p>
          </table:table-cell>
          <table:table-cell table:formula="of:=MIN(IF([$з.P9]=&quot;+&quot;;10000;[.P8]);IF([$з.P9]=&quot;-&quot;;10000;[.O9]))+[$д.P9]" office:value-type="float" office:value="838" calcext:value-type="float">
            <text:p>838</text:p>
          </table:table-cell>
          <table:table-cell table:formula="of:=MIN(IF([$з.Q9]=&quot;+&quot;;10000;[.Q8]);IF([$з.Q9]=&quot;-&quot;;10000;[.P9]))+[$д.Q9]" office:value-type="float" office:value="853" calcext:value-type="float">
            <text:p>853</text:p>
          </table:table-cell>
          <table:table-cell table:formula="of:=MIN(IF([$з.R9]=&quot;+&quot;;10000;[.R8]);IF([$з.R9]=&quot;-&quot;;10000;[.Q9]))+[$д.R9]" office:value-type="float" office:value="1003" calcext:value-type="float">
            <text:p>1003</text:p>
          </table:table-cell>
          <table:table-cell table:formula="of:=MIN(IF([$з.S9]=&quot;+&quot;;10000;[.S8]);IF([$з.S9]=&quot;-&quot;;10000;[.R9]))+[$д.S9]" office:value-type="float" office:value="1004" calcext:value-type="float">
            <text:p>1004</text:p>
          </table:table-cell>
          <table:table-cell table:formula="of:=MIN(IF([$з.T9]=&quot;+&quot;;10000;[.T8]);IF([$з.T9]=&quot;-&quot;;10000;[.S9]))+[$д.T9]" office:value-type="float" office:value="991" calcext:value-type="float">
            <text:p>991</text:p>
          </table:table-cell>
          <table:table-cell table:style-name="Default" table:number-columns-repeated="16364"/>
        </table:table-row>
        <table:table-row table:style-name="ro1">
          <table:table-cell table:formula="of:=[.A9]+[$д.A10]" office:value-type="float" office:value="463" calcext:value-type="float">
            <text:p>463</text:p>
          </table:table-cell>
          <table:table-cell table:formula="of:=MIN(IF([$з.B10]=&quot;+&quot;;10000;[.B9]);IF([$з.B10]=&quot;-&quot;;10000;[.A10]))+[$д.B10]" office:value-type="float" office:value="448" calcext:value-type="float">
            <text:p>448</text:p>
          </table:table-cell>
          <table:table-cell table:formula="of:=MIN(IF([$з.C10]=&quot;+&quot;;10000;[.C9]);IF([$з.C10]=&quot;-&quot;;10000;[.B10]))+[$д.C10]" office:value-type="float" office:value="452" calcext:value-type="float">
            <text:p>452</text:p>
          </table:table-cell>
          <table:table-cell table:formula="of:=MIN(IF([$з.D10]=&quot;+&quot;;10000;[.D9]);IF([$з.D10]=&quot;-&quot;;10000;[.C10]))+[$д.D10]" office:value-type="float" office:value="438" calcext:value-type="float">
            <text:p>438</text:p>
          </table:table-cell>
          <table:table-cell table:formula="of:=MIN(IF([$з.E10]=&quot;+&quot;;10000;[.E9]);IF([$з.E10]=&quot;-&quot;;10000;[.D10]))+[$д.E10]" office:value-type="float" office:value="526" calcext:value-type="float">
            <text:p>526</text:p>
          </table:table-cell>
          <table:table-cell table:formula="of:=MIN(IF([$з.F10]=&quot;+&quot;;10000;[.F9]);IF([$з.F10]=&quot;-&quot;;10000;[.E10]))+[$д.F10]" office:value-type="float" office:value="467" calcext:value-type="float">
            <text:p>467</text:p>
          </table:table-cell>
          <table:table-cell table:formula="of:=MIN(IF([$з.G10]=&quot;+&quot;;10000;[.G9]);IF([$з.G10]=&quot;-&quot;;10000;[.F10]))+[$д.G10]" office:value-type="float" office:value="492" calcext:value-type="float">
            <text:p>492</text:p>
          </table:table-cell>
          <table:table-cell table:style-name="ce6" table:formula="of:=MIN(IF([$з.H10]=&quot;+&quot;;10000;[.H9]);IF([$з.H10]=&quot;-&quot;;10000;[.G10]))+[$д.H10]" office:value-type="float" office:value="494" calcext:value-type="float">
            <text:p>494</text:p>
          </table:table-cell>
          <table:table-cell table:style-name="ce16" table:formula="of:=MIN(IF([$з.I10]=&quot;+&quot;;10000;[.I9]);IF([$з.I10]=&quot;-&quot;;10000;[.H10]))+[$д.I10]" office:value-type="float" office:value="539" calcext:value-type="float">
            <text:p>539</text:p>
          </table:table-cell>
          <table:table-cell table:style-name="ce16" table:formula="of:=MIN(IF([$з.J10]=&quot;+&quot;;10000;[.J9]);IF([$з.J10]=&quot;-&quot;;10000;[.I10]))+[$д.J10]" office:value-type="float" office:value="595" calcext:value-type="float">
            <text:p>595</text:p>
          </table:table-cell>
          <table:table-cell table:style-name="ce16" table:formula="of:=MIN(IF([$з.K10]=&quot;+&quot;;10000;[.K9]);IF([$з.K10]=&quot;-&quot;;10000;[.J10]))+[$д.K10]" office:value-type="float" office:value="597" calcext:value-type="float">
            <text:p>597</text:p>
          </table:table-cell>
          <table:table-cell table:formula="of:=MIN(IF([$з.L10]=&quot;+&quot;;10000;[.L9]);IF([$з.L10]=&quot;-&quot;;10000;[.K10]))+[$д.L10]" office:value-type="float" office:value="718" calcext:value-type="float">
            <text:p>718</text:p>
          </table:table-cell>
          <table:table-cell table:formula="of:=MIN(IF([$з.M10]=&quot;+&quot;;10000;[.M9]);IF([$з.M10]=&quot;-&quot;;10000;[.L10]))+[$д.M10]" office:value-type="float" office:value="751" calcext:value-type="float">
            <text:p>751</text:p>
          </table:table-cell>
          <table:table-cell table:formula="of:=MIN(IF([$з.N10]=&quot;+&quot;;10000;[.N9]);IF([$з.N10]=&quot;-&quot;;10000;[.M10]))+[$д.N10]" office:value-type="float" office:value="821" calcext:value-type="float">
            <text:p>821</text:p>
          </table:table-cell>
          <table:table-cell table:formula="of:=MIN(IF([$з.O10]=&quot;+&quot;;10000;[.O9]);IF([$з.O10]=&quot;-&quot;;10000;[.N10]))+[$д.O10]" office:value-type="float" office:value="809" calcext:value-type="float">
            <text:p>809</text:p>
          </table:table-cell>
          <table:table-cell table:formula="of:=MIN(IF([$з.P10]=&quot;+&quot;;10000;[.P9]);IF([$з.P10]=&quot;-&quot;;10000;[.O10]))+[$д.P10]" office:value-type="float" office:value="820" calcext:value-type="float">
            <text:p>820</text:p>
          </table:table-cell>
          <table:table-cell table:formula="of:=MIN(IF([$з.Q10]=&quot;+&quot;;10000;[.Q9]);IF([$з.Q10]=&quot;-&quot;;10000;[.P10]))+[$д.Q10]" office:value-type="float" office:value="858" calcext:value-type="float">
            <text:p>858</text:p>
          </table:table-cell>
          <table:table-cell table:formula="of:=MIN(IF([$з.R10]=&quot;+&quot;;10000;[.R9]);IF([$з.R10]=&quot;-&quot;;10000;[.Q10]))+[$д.R10]" office:value-type="float" office:value="1063" calcext:value-type="float">
            <text:p>1063</text:p>
          </table:table-cell>
          <table:table-cell table:formula="of:=MIN(IF([$з.S10]=&quot;+&quot;;10000;[.S9]);IF([$з.S10]=&quot;-&quot;;10000;[.R10]))+[$д.S10]" office:value-type="float" office:value="1058" calcext:value-type="float">
            <text:p>1058</text:p>
          </table:table-cell>
          <table:table-cell table:formula="of:=MIN(IF([$з.T10]=&quot;+&quot;;10000;[.T9]);IF([$з.T10]=&quot;-&quot;;10000;[.S10]))+[$д.T10]" office:value-type="float" office:value="1027" calcext:value-type="float">
            <text:p>1027</text:p>
          </table:table-cell>
          <table:table-cell table:style-name="Default" table:number-columns-repeated="16364"/>
        </table:table-row>
        <table:table-row table:style-name="ro1">
          <table:table-cell table:formula="of:=[.A10]+[$д.A11]" office:value-type="float" office:value="543" calcext:value-type="float">
            <text:p>543</text:p>
          </table:table-cell>
          <table:table-cell table:formula="of:=MIN(IF([$з.B11]=&quot;+&quot;;10000;[.B10]);IF([$з.B11]=&quot;-&quot;;10000;[.A11]))+[$д.B11]" office:value-type="float" office:value="501" calcext:value-type="float">
            <text:p>501</text:p>
          </table:table-cell>
          <table:table-cell table:formula="of:=MIN(IF([$з.C11]=&quot;+&quot;;10000;[.C10]);IF([$з.C11]=&quot;-&quot;;10000;[.B11]))+[$д.C11]" office:value-type="float" office:value="503" calcext:value-type="float">
            <text:p>503</text:p>
          </table:table-cell>
          <table:table-cell table:formula="of:=MIN(IF([$з.D11]=&quot;+&quot;;10000;[.D10]);IF([$з.D11]=&quot;-&quot;;10000;[.C11]))+[$д.D11]" office:value-type="float" office:value="527" calcext:value-type="float">
            <text:p>527</text:p>
          </table:table-cell>
          <table:table-cell table:formula="of:=MIN(IF([$з.E11]=&quot;+&quot;;10000;[.E10]);IF([$з.E11]=&quot;-&quot;;10000;[.D11]))+[$д.E11]" office:value-type="float" office:value="543" calcext:value-type="float">
            <text:p>543</text:p>
          </table:table-cell>
          <table:table-cell table:formula="of:=MIN(IF([$з.F11]=&quot;+&quot;;10000;[.F10]);IF([$з.F11]=&quot;-&quot;;10000;[.E11]))+[$д.F11]" office:value-type="float" office:value="472" calcext:value-type="float">
            <text:p>472</text:p>
          </table:table-cell>
          <table:table-cell table:formula="of:=MIN(IF([$з.G11]=&quot;+&quot;;10000;[.G10]);IF([$з.G11]=&quot;-&quot;;10000;[.F11]))+[$д.G11]" office:value-type="float" office:value="542" calcext:value-type="float">
            <text:p>542</text:p>
          </table:table-cell>
          <table:table-cell table:style-name="ce6" table:formula="of:=MIN(IF([$з.H11]=&quot;+&quot;;10000;[.H10]);IF([$з.H11]=&quot;-&quot;;10000;[.G11]))+[$д.H11]" office:value-type="float" office:value="540" calcext:value-type="float">
            <text:p>540</text:p>
          </table:table-cell>
          <table:table-cell table:style-name="ce16" table:formula="of:=MIN(IF([$з.I11]=&quot;+&quot;;10000;[.I10]);IF([$з.I11]=&quot;-&quot;;10000;[.H11]))+[$д.I11]" office:value-type="float" office:value="595" calcext:value-type="float">
            <text:p>595</text:p>
          </table:table-cell>
          <table:table-cell table:style-name="ce16" table:formula="of:=MIN(IF([$з.J11]=&quot;+&quot;;10000;[.J10]);IF([$з.J11]=&quot;-&quot;;10000;[.I11]))+[$д.J11]" office:value-type="float" office:value="671" calcext:value-type="float">
            <text:p>671</text:p>
          </table:table-cell>
          <table:table-cell table:style-name="ce16" table:formula="of:=MIN(IF([$з.K11]=&quot;+&quot;;10000;[.K10]);IF([$з.K11]=&quot;-&quot;;10000;[.J11]))+[$д.K11]" office:value-type="float" office:value="621" calcext:value-type="float">
            <text:p>621</text:p>
          </table:table-cell>
          <table:table-cell table:formula="of:=MIN(IF([$з.L11]=&quot;+&quot;;10000;[.L10]);IF([$з.L11]=&quot;-&quot;;10000;[.K11]))+[$д.L11]" office:value-type="float" office:value="803" calcext:value-type="float">
            <text:p>803</text:p>
          </table:table-cell>
          <table:table-cell table:formula="of:=MIN(IF([$з.M11]=&quot;+&quot;;10000;[.M10]);IF([$з.M11]=&quot;-&quot;;10000;[.L11]))+[$д.M11]" office:value-type="float" office:value="836" calcext:value-type="float">
            <text:p>836</text:p>
          </table:table-cell>
          <table:table-cell table:formula="of:=MIN(IF([$з.N11]=&quot;+&quot;;10000;[.N10]);IF([$з.N11]=&quot;-&quot;;10000;[.M11]))+[$д.N11]" office:value-type="float" office:value="829" calcext:value-type="float">
            <text:p>829</text:p>
          </table:table-cell>
          <table:table-cell table:formula="of:=MIN(IF([$з.O11]=&quot;+&quot;;10000;[.O10]);IF([$з.O11]=&quot;-&quot;;10000;[.N11]))+[$д.O11]" office:value-type="float" office:value="878" calcext:value-type="float">
            <text:p>878</text:p>
          </table:table-cell>
          <table:table-cell table:formula="of:=MIN(IF([$з.P11]=&quot;+&quot;;10000;[.P10]);IF([$з.P11]=&quot;-&quot;;10000;[.O11]))+[$д.P11]" office:value-type="float" office:value="887" calcext:value-type="float">
            <text:p>887</text:p>
          </table:table-cell>
          <table:table-cell table:formula="of:=MIN(IF([$з.Q11]=&quot;+&quot;;10000;[.Q10]);IF([$з.Q11]=&quot;-&quot;;10000;[.P11]))+[$д.Q11]" office:value-type="float" office:value="888" calcext:value-type="float">
            <text:p>888</text:p>
          </table:table-cell>
          <table:table-cell table:formula="of:=MIN(IF([$з.R11]=&quot;+&quot;;10000;[.R10]);IF([$з.R11]=&quot;-&quot;;10000;[.Q11]))+[$д.R11]" office:value-type="float" office:value="1093" calcext:value-type="float">
            <text:p>1093</text:p>
          </table:table-cell>
          <table:table-cell table:formula="of:=MIN(IF([$з.S11]=&quot;+&quot;;10000;[.S10]);IF([$з.S11]=&quot;-&quot;;10000;[.R11]))+[$д.S11]" office:value-type="float" office:value="1070" calcext:value-type="float">
            <text:p>1070</text:p>
          </table:table-cell>
          <table:table-cell table:formula="of:=MIN(IF([$з.T11]=&quot;+&quot;;10000;[.T10]);IF([$з.T11]=&quot;-&quot;;10000;[.S11]))+[$д.T11]" office:value-type="float" office:value="1093" calcext:value-type="float">
            <text:p>1093</text:p>
          </table:table-cell>
          <table:table-cell table:style-name="Default" table:number-columns-repeated="16364"/>
        </table:table-row>
        <table:table-row table:style-name="ro1">
          <table:table-cell table:formula="of:=[.A11]+[$д.A12]" office:value-type="float" office:value="638" calcext:value-type="float">
            <text:p>638</text:p>
          </table:table-cell>
          <table:table-cell table:formula="of:=MIN(IF([$з.B12]=&quot;+&quot;;10000;[.B11]);IF([$з.B12]=&quot;-&quot;;10000;[.A12]))+[$д.B12]" office:value-type="float" office:value="585" calcext:value-type="float">
            <text:p>585</text:p>
          </table:table-cell>
          <table:table-cell table:formula="of:=MIN(IF([$з.C12]=&quot;+&quot;;10000;[.C11]);IF([$з.C12]=&quot;-&quot;;10000;[.B12]))+[$д.C12]" office:value-type="float" office:value="515" calcext:value-type="float">
            <text:p>515</text:p>
          </table:table-cell>
          <table:table-cell table:formula="of:=MIN(IF([$з.D12]=&quot;+&quot;;10000;[.D11]);IF([$з.D12]=&quot;-&quot;;10000;[.C12]))+[$д.D12]" office:value-type="float" office:value="556" calcext:value-type="float">
            <text:p>556</text:p>
          </table:table-cell>
          <table:table-cell table:formula="of:=MIN(IF([$з.E12]=&quot;+&quot;;10000;[.E11]);IF([$з.E12]=&quot;-&quot;;10000;[.D12]))+[$д.E12]" office:value-type="float" office:value="561" calcext:value-type="float">
            <text:p>561</text:p>
          </table:table-cell>
          <table:table-cell table:formula="of:=MIN(IF([$з.F12]=&quot;+&quot;;10000;[.F11]);IF([$з.F12]=&quot;-&quot;;10000;[.E12]))+[$д.F12]" office:value-type="float" office:value="512" calcext:value-type="float">
            <text:p>512</text:p>
          </table:table-cell>
          <table:table-cell table:formula="of:=MIN(IF([$з.G12]=&quot;+&quot;;10000;[.G11]);IF([$з.G12]=&quot;-&quot;;10000;[.F12]))+[$д.G12]" office:value-type="float" office:value="579" calcext:value-type="float">
            <text:p>579</text:p>
          </table:table-cell>
          <table:table-cell table:style-name="ce6" table:formula="of:=MIN(IF([$з.H12]=&quot;+&quot;;10000;[.H11]);IF([$з.H12]=&quot;-&quot;;10000;[.G12]))+[$д.H12]" office:value-type="float" office:value="575" calcext:value-type="float">
            <text:p>575</text:p>
          </table:table-cell>
          <table:table-cell table:style-name="ce16" table:formula="of:=MIN(IF([$з.I12]=&quot;+&quot;;10000;[.I11]);IF([$з.I12]=&quot;-&quot;;10000;[.H12]))+[$д.I12]" office:value-type="float" office:value="586" calcext:value-type="float">
            <text:p>586</text:p>
          </table:table-cell>
          <table:table-cell table:style-name="ce16" table:formula="of:=MIN(IF([$з.J12]=&quot;+&quot;;10000;[.J11]);IF([$з.J12]=&quot;-&quot;;10000;[.I12]))+[$д.J12]" office:value-type="float" office:value="631" calcext:value-type="float">
            <text:p>631</text:p>
          </table:table-cell>
          <table:table-cell table:style-name="ce16" table:formula="of:=MIN(IF([$з.K12]=&quot;+&quot;;10000;[.K11]);IF([$з.K12]=&quot;-&quot;;10000;[.J12]))+[$д.K12]" office:value-type="float" office:value="658" calcext:value-type="float">
            <text:p>658</text:p>
          </table:table-cell>
          <table:table-cell table:formula="of:=MIN(IF([$з.L12]=&quot;+&quot;;10000;[.L11]);IF([$з.L12]=&quot;-&quot;;10000;[.K12]))+[$д.L12]" office:value-type="float" office:value="832" calcext:value-type="float">
            <text:p>832</text:p>
          </table:table-cell>
          <table:table-cell table:formula="of:=MIN(IF([$з.M12]=&quot;+&quot;;10000;[.M11]);IF([$з.M12]=&quot;-&quot;;10000;[.L12]))+[$д.M12]" office:value-type="float" office:value="913" calcext:value-type="float">
            <text:p>913</text:p>
          </table:table-cell>
          <table:table-cell table:formula="of:=MIN(IF([$з.N12]=&quot;+&quot;;10000;[.N11]);IF([$з.N12]=&quot;-&quot;;10000;[.M12]))+[$д.N12]" office:value-type="float" office:value="843" calcext:value-type="float">
            <text:p>843</text:p>
          </table:table-cell>
          <table:table-cell table:formula="of:=MIN(IF([$з.O12]=&quot;+&quot;;10000;[.O11]);IF([$з.O12]=&quot;-&quot;;10000;[.N12]))+[$д.O12]" office:value-type="float" office:value="892" calcext:value-type="float">
            <text:p>892</text:p>
          </table:table-cell>
          <table:table-cell table:formula="of:=MIN(IF([$з.P12]=&quot;+&quot;;10000;[.P11]);IF([$з.P12]=&quot;-&quot;;10000;[.O12]))+[$д.P12]" office:value-type="float" office:value="937" calcext:value-type="float">
            <text:p>937</text:p>
          </table:table-cell>
          <table:table-cell table:formula="of:=MIN(IF([$з.Q12]=&quot;+&quot;;10000;[.Q11]);IF([$з.Q12]=&quot;-&quot;;10000;[.P12]))+[$д.Q12]" office:value-type="float" office:value="928" calcext:value-type="float">
            <text:p>928</text:p>
          </table:table-cell>
          <table:table-cell table:formula="of:=MIN(IF([$з.R12]=&quot;+&quot;;10000;[.R11]);IF([$з.R12]=&quot;-&quot;;10000;[.Q12]))+[$д.R12]" office:value-type="float" office:value="1101" calcext:value-type="float">
            <text:p>1101</text:p>
          </table:table-cell>
          <table:table-cell table:formula="of:=MIN(IF([$з.S12]=&quot;+&quot;;10000;[.S11]);IF([$з.S12]=&quot;-&quot;;10000;[.R12]))+[$д.S12]" office:value-type="float" office:value="1118" calcext:value-type="float">
            <text:p>1118</text:p>
          </table:table-cell>
          <table:table-cell table:formula="of:=MIN(IF([$з.T12]=&quot;+&quot;;10000;[.T11]);IF([$з.T12]=&quot;-&quot;;10000;[.S12]))+[$д.T12]" office:value-type="float" office:value="1186" calcext:value-type="float">
            <text:p>1186</text:p>
          </table:table-cell>
          <table:table-cell table:style-name="Default" table:number-columns-repeated="16364"/>
        </table:table-row>
        <table:table-row table:style-name="ro1">
          <table:table-cell table:formula="of:=[.A12]+[$д.A13]" office:value-type="float" office:value="714" calcext:value-type="float">
            <text:p>714</text:p>
          </table:table-cell>
          <table:table-cell table:formula="of:=MIN(IF([$з.B13]=&quot;+&quot;;10000;[.B12]);IF([$з.B13]=&quot;-&quot;;10000;[.A13]))+[$д.B13]" office:value-type="float" office:value="646" calcext:value-type="float">
            <text:p>646</text:p>
          </table:table-cell>
          <table:table-cell table:formula="of:=MIN(IF([$з.C13]=&quot;+&quot;;10000;[.C12]);IF([$з.C13]=&quot;-&quot;;10000;[.B13]))+[$д.C13]" office:value-type="float" office:value="575" calcext:value-type="float">
            <text:p>575</text:p>
          </table:table-cell>
          <table:table-cell table:formula="of:=MIN(IF([$з.D13]=&quot;+&quot;;10000;[.D12]);IF([$з.D13]=&quot;-&quot;;10000;[.C13]))+[$д.D13]" office:value-type="float" office:value="591" calcext:value-type="float">
            <text:p>591</text:p>
          </table:table-cell>
          <table:table-cell table:formula="of:=MIN(IF([$з.E13]=&quot;+&quot;;10000;[.E12]);IF([$з.E13]=&quot;-&quot;;10000;[.D13]))+[$д.E13]" office:value-type="float" office:value="567" calcext:value-type="float">
            <text:p>567</text:p>
          </table:table-cell>
          <table:table-cell table:formula="of:=MIN(IF([$з.F13]=&quot;+&quot;;10000;[.F12]);IF([$з.F13]=&quot;-&quot;;10000;[.E13]))+[$д.F13]" office:value-type="float" office:value="520" calcext:value-type="float">
            <text:p>520</text:p>
          </table:table-cell>
          <table:table-cell table:formula="of:=MIN(IF([$з.G13]=&quot;+&quot;;10000;[.G12]);IF([$з.G13]=&quot;-&quot;;10000;[.F13]))+[$д.G13]" office:value-type="float" office:value="593" calcext:value-type="float">
            <text:p>593</text:p>
          </table:table-cell>
          <table:table-cell table:style-name="ce6" table:formula="of:=MIN(IF([$з.H13]=&quot;+&quot;;10000;[.H12]);IF([$з.H13]=&quot;-&quot;;10000;[.G13]))+[$д.H13]" office:value-type="float" office:value="614" calcext:value-type="float">
            <text:p>614</text:p>
          </table:table-cell>
          <table:table-cell table:style-name="ce16" table:formula="of:=MIN(IF([$з.I13]=&quot;+&quot;;10000;[.I12]);IF([$з.I13]=&quot;-&quot;;10000;[.H13]))+[$д.I13]" office:value-type="float" office:value="626" calcext:value-type="float">
            <text:p>626</text:p>
          </table:table-cell>
          <table:table-cell table:style-name="ce16" table:formula="of:=MIN(IF([$з.J13]=&quot;+&quot;;10000;[.J12]);IF([$з.J13]=&quot;-&quot;;10000;[.I13]))+[$д.J13]" office:value-type="float" office:value="667" calcext:value-type="float">
            <text:p>667</text:p>
          </table:table-cell>
          <table:table-cell table:style-name="ce16" table:formula="of:=MIN(IF([$з.K13]=&quot;+&quot;;10000;[.K12]);IF([$з.K13]=&quot;-&quot;;10000;[.J13]))+[$д.K13]" office:value-type="float" office:value="708" calcext:value-type="float">
            <text:p>708</text:p>
          </table:table-cell>
          <table:table-cell table:formula="of:=MIN(IF([$з.L13]=&quot;+&quot;;10000;[.L12]);IF([$з.L13]=&quot;-&quot;;10000;[.K13]))+[$д.L13]" office:value-type="float" office:value="877" calcext:value-type="float">
            <text:p>877</text:p>
          </table:table-cell>
          <table:table-cell table:formula="of:=MIN(IF([$з.M13]=&quot;+&quot;;10000;[.M12]);IF([$з.M13]=&quot;-&quot;;10000;[.L13]))+[$д.M13]" office:value-type="float" office:value="887" calcext:value-type="float">
            <text:p>887</text:p>
          </table:table-cell>
          <table:table-cell table:formula="of:=MIN(IF([$з.N13]=&quot;+&quot;;10000;[.N12]);IF([$з.N13]=&quot;-&quot;;10000;[.M13]))+[$д.N13]" office:value-type="float" office:value="933" calcext:value-type="float">
            <text:p>933</text:p>
          </table:table-cell>
          <table:table-cell table:formula="of:=MIN(IF([$з.O13]=&quot;+&quot;;10000;[.O12]);IF([$з.O13]=&quot;-&quot;;10000;[.N13]))+[$д.O13]" office:value-type="float" office:value="975" calcext:value-type="float">
            <text:p>975</text:p>
          </table:table-cell>
          <table:table-cell table:formula="of:=MIN(IF([$з.P13]=&quot;+&quot;;10000;[.P12]);IF([$з.P13]=&quot;-&quot;;10000;[.O13]))+[$д.P13]" office:value-type="float" office:value="985" calcext:value-type="float">
            <text:p>985</text:p>
          </table:table-cell>
          <table:table-cell table:formula="of:=MIN(IF([$з.Q13]=&quot;+&quot;;10000;[.Q12]);IF([$з.Q13]=&quot;-&quot;;10000;[.P13]))+[$д.Q13]" office:value-type="float" office:value="963" calcext:value-type="float">
            <text:p>963</text:p>
          </table:table-cell>
          <table:table-cell table:formula="of:=MIN(IF([$з.R13]=&quot;+&quot;;10000;[.R12]);IF([$з.R13]=&quot;-&quot;;10000;[.Q13]))+[$д.R13]" office:value-type="float" office:value="1116" calcext:value-type="float">
            <text:p>1116</text:p>
          </table:table-cell>
          <table:table-cell table:formula="of:=MIN(IF([$з.S13]=&quot;+&quot;;10000;[.S12]);IF([$з.S13]=&quot;-&quot;;10000;[.R13]))+[$д.S13]" office:value-type="float" office:value="1137" calcext:value-type="float">
            <text:p>1137</text:p>
          </table:table-cell>
          <table:table-cell table:formula="of:=MIN(IF([$з.T13]=&quot;+&quot;;10000;[.T12]);IF([$з.T13]=&quot;-&quot;;10000;[.S13]))+[$д.T13]" office:value-type="float" office:value="1139" calcext:value-type="float">
            <text:p>1139</text:p>
          </table:table-cell>
          <table:table-cell table:style-name="Default" table:number-columns-repeated="16364"/>
        </table:table-row>
        <table:table-row table:style-name="ro1">
          <table:table-cell table:formula="of:=[.A13]+[$д.A14]" office:value-type="float" office:value="720" calcext:value-type="float">
            <text:p>720</text:p>
          </table:table-cell>
          <table:table-cell table:formula="of:=MIN(IF([$з.B14]=&quot;+&quot;;10000;[.B13]);IF([$з.B14]=&quot;-&quot;;10000;[.A14]))+[$д.B14]" office:value-type="float" office:value="729" calcext:value-type="float">
            <text:p>729</text:p>
          </table:table-cell>
          <table:table-cell table:style-name="ce8" table:formula="of:=MIN(IF([$з.C14]=&quot;+&quot;;10000;[.C13]);IF([$з.C14]=&quot;-&quot;;10000;[.B14]))+[$д.C14]" office:value-type="float" office:value="591" calcext:value-type="float">
            <text:p>591</text:p>
          </table:table-cell>
          <table:table-cell table:style-name="ce7" table:formula="of:=MIN(IF([$з.D14]=&quot;+&quot;;10000;[.D13]);IF([$з.D14]=&quot;-&quot;;10000;[.C14]))+[$д.D14]" office:value-type="float" office:value="602" calcext:value-type="float">
            <text:p>602</text:p>
          </table:table-cell>
          <table:table-cell table:style-name="ce7" table:formula="of:=MIN(IF([$з.E14]=&quot;+&quot;;10000;[.E13]);IF([$з.E14]=&quot;-&quot;;10000;[.D14]))+[$д.E14]" office:value-type="float" office:value="638" calcext:value-type="float">
            <text:p>638</text:p>
          </table:table-cell>
          <table:table-cell table:style-name="ce7" table:formula="of:=MIN(IF([$з.F14]=&quot;+&quot;;10000;[.F13]);IF([$з.F14]=&quot;-&quot;;10000;[.E14]))+[$д.F14]" office:value-type="float" office:value="587" calcext:value-type="float">
            <text:p>587</text:p>
          </table:table-cell>
          <table:table-cell table:formula="of:=MIN(IF([$з.G14]=&quot;+&quot;;10000;[.G13]);IF([$з.G14]=&quot;-&quot;;10000;[.F14]))+[$д.G14]" office:value-type="float" office:value="651" calcext:value-type="float">
            <text:p>651</text:p>
          </table:table-cell>
          <table:table-cell table:style-name="ce6" table:formula="of:=MIN(IF([$з.H14]=&quot;+&quot;;10000;[.H13]);IF([$з.H14]=&quot;-&quot;;10000;[.G14]))+[$д.H14]" office:value-type="float" office:value="617" calcext:value-type="float">
            <text:p>617</text:p>
          </table:table-cell>
          <table:table-cell table:style-name="ce16" table:formula="of:=MIN(IF([$з.I14]=&quot;+&quot;;10000;[.I13]);IF([$з.I14]=&quot;-&quot;;10000;[.H14]))+[$д.I14]" office:value-type="float" office:value="716" calcext:value-type="float">
            <text:p>716</text:p>
          </table:table-cell>
          <table:table-cell table:style-name="ce16" table:formula="of:=MIN(IF([$з.J14]=&quot;+&quot;;10000;[.J13]);IF([$з.J14]=&quot;-&quot;;10000;[.I14]))+[$д.J14]" office:value-type="float" office:value="697" calcext:value-type="float">
            <text:p>697</text:p>
          </table:table-cell>
          <table:table-cell table:style-name="ce16" table:formula="of:=MIN(IF([$з.K14]=&quot;+&quot;;10000;[.K13]);IF([$з.K14]=&quot;-&quot;;10000;[.J14]))+[$д.K14]" office:value-type="float" office:value="706" calcext:value-type="float">
            <text:p>706</text:p>
          </table:table-cell>
          <table:table-cell table:formula="of:=MIN(IF([$з.L14]=&quot;+&quot;;10000;[.L13]);IF([$з.L14]=&quot;-&quot;;10000;[.K14]))+[$д.L14]" office:value-type="float" office:value="911" calcext:value-type="float">
            <text:p>911</text:p>
          </table:table-cell>
          <table:table-cell table:formula="of:=MIN(IF([$з.M14]=&quot;+&quot;;10000;[.M13]);IF([$з.M14]=&quot;-&quot;;10000;[.L14]))+[$д.M14]" office:value-type="float" office:value="893" calcext:value-type="float">
            <text:p>893</text:p>
          </table:table-cell>
          <table:table-cell table:formula="of:=MIN(IF([$з.N14]=&quot;+&quot;;10000;[.N13]);IF([$з.N14]=&quot;-&quot;;10000;[.M14]))+[$д.N14]" office:value-type="float" office:value="957" calcext:value-type="float">
            <text:p>957</text:p>
          </table:table-cell>
          <table:table-cell table:formula="of:=MIN(IF([$з.O14]=&quot;+&quot;;10000;[.O13]);IF([$з.O14]=&quot;-&quot;;10000;[.N14]))+[$д.O14]" office:value-type="float" office:value="1043" calcext:value-type="float">
            <text:p>1043</text:p>
          </table:table-cell>
          <table:table-cell table:formula="of:=MIN(IF([$з.P14]=&quot;+&quot;;10000;[.P13]);IF([$з.P14]=&quot;-&quot;;10000;[.O14]))+[$д.P14]" office:value-type="float" office:value="1041" calcext:value-type="float">
            <text:p>1041</text:p>
          </table:table-cell>
          <table:table-cell table:formula="of:=MIN(IF([$з.Q14]=&quot;+&quot;;10000;[.Q13]);IF([$з.Q14]=&quot;-&quot;;10000;[.P14]))+[$д.Q14]" office:value-type="float" office:value="1044" calcext:value-type="float">
            <text:p>1044</text:p>
          </table:table-cell>
          <table:table-cell table:formula="of:=MIN(IF([$з.R14]=&quot;+&quot;;10000;[.R13]);IF([$з.R14]=&quot;-&quot;;10000;[.Q14]))+[$д.R14]" office:value-type="float" office:value="1124" calcext:value-type="float">
            <text:p>1124</text:p>
          </table:table-cell>
          <table:table-cell table:formula="of:=MIN(IF([$з.S14]=&quot;+&quot;;10000;[.S13]);IF([$з.S14]=&quot;-&quot;;10000;[.R14]))+[$д.S14]" office:value-type="float" office:value="1162" calcext:value-type="float">
            <text:p>1162</text:p>
          </table:table-cell>
          <table:table-cell table:formula="of:=MIN(IF([$з.T14]=&quot;+&quot;;10000;[.T13]);IF([$з.T14]=&quot;-&quot;;10000;[.S14]))+[$д.T14]" office:value-type="float" office:value="1206" calcext:value-type="float">
            <text:p>1206</text:p>
          </table:table-cell>
          <table:table-cell table:style-name="Default" table:number-columns-repeated="16364"/>
        </table:table-row>
        <table:table-row table:style-name="ro1">
          <table:table-cell table:formula="of:=[.A14]+[$д.A15]" office:value-type="float" office:value="765" calcext:value-type="float">
            <text:p>765</text:p>
          </table:table-cell>
          <table:table-cell table:style-name="ce12" table:formula="of:=MIN(IF([$з.B15]=&quot;+&quot;;10000;[.B14]);IF([$з.B15]=&quot;-&quot;;10000;[.A15]))+[$д.B15]" office:value-type="float" office:value="817" calcext:value-type="float">
            <text:p>817</text:p>
          </table:table-cell>
          <table:table-cell table:formula="of:=MIN(IF([$з.C15]=&quot;+&quot;;10000;[.C14]);IF([$з.C15]=&quot;-&quot;;10000;[.B15]))+[$д.C15]" office:value-type="float" office:value="905" calcext:value-type="float">
            <text:p>905</text:p>
          </table:table-cell>
          <table:table-cell table:formula="of:=MIN(IF([$з.D15]=&quot;+&quot;;10000;[.D14]);IF([$з.D15]=&quot;-&quot;;10000;[.C15]))+[$д.D15]" office:value-type="float" office:value="947" calcext:value-type="float">
            <text:p>947</text:p>
          </table:table-cell>
          <table:table-cell table:formula="of:=MIN(IF([$з.E15]=&quot;+&quot;;10000;[.E14]);IF([$з.E15]=&quot;-&quot;;10000;[.D15]))+[$д.E15]" office:value-type="float" office:value="998" calcext:value-type="float">
            <text:p>998</text:p>
          </table:table-cell>
          <table:table-cell table:formula="of:=MIN(IF([$з.F15]=&quot;+&quot;;10000;[.F14]);IF([$з.F15]=&quot;-&quot;;10000;[.E15]))+[$д.F15]" office:value-type="float" office:value="1034" calcext:value-type="float">
            <text:p>1034</text:p>
          </table:table-cell>
          <table:table-cell table:formula="of:=MIN(IF([$з.G15]=&quot;+&quot;;10000;[.G14]);IF([$з.G15]=&quot;-&quot;;10000;[.F15]))+[$д.G15]" office:value-type="float" office:value="689" calcext:value-type="float">
            <text:p>689</text:p>
          </table:table-cell>
          <table:table-cell table:formula="of:=MIN(IF([$з.H15]=&quot;+&quot;;10000;[.H14]);IF([$з.H15]=&quot;-&quot;;10000;[.G15]))+[$д.H15]" office:value-type="float" office:value="657" calcext:value-type="float">
            <text:p>657</text:p>
          </table:table-cell>
          <table:table-cell table:formula="of:=MIN(IF([$з.I15]=&quot;+&quot;;10000;[.I14]);IF([$з.I15]=&quot;-&quot;;10000;[.H15]))+[$д.I15]" office:value-type="float" office:value="664" calcext:value-type="float">
            <text:p>664</text:p>
          </table:table-cell>
          <table:table-cell table:formula="of:=MIN(IF([$з.J15]=&quot;+&quot;;10000;[.J14]);IF([$з.J15]=&quot;-&quot;;10000;[.I15]))+[$д.J15]" office:value-type="float" office:value="691" calcext:value-type="float">
            <text:p>691</text:p>
          </table:table-cell>
          <table:table-cell table:style-name="ce7" table:formula="of:=MIN(IF([$з.K15]=&quot;+&quot;;10000;[.K14]);IF([$з.K15]=&quot;-&quot;;10000;[.J15]))+[$д.K15]" office:value-type="float" office:value="729" calcext:value-type="float">
            <text:p>729</text:p>
          </table:table-cell>
          <table:table-cell table:style-name="ce7" table:formula="of:=MIN(IF([$з.L15]=&quot;+&quot;;10000;[.L14]);IF([$з.L15]=&quot;-&quot;;10000;[.K15]))+[$д.L15]" office:value-type="float" office:value="767" calcext:value-type="float">
            <text:p>767</text:p>
          </table:table-cell>
          <table:table-cell table:style-name="ce7" table:formula="of:=MIN(IF([$з.M15]=&quot;+&quot;;10000;[.M14]);IF([$з.M15]=&quot;-&quot;;10000;[.L15]))+[$д.M15]" office:value-type="float" office:value="798" calcext:value-type="float">
            <text:p>798</text:p>
          </table:table-cell>
          <table:table-cell table:style-name="ce7" table:formula="of:=MIN(IF([$з.N15]=&quot;+&quot;;10000;[.N14]);IF([$з.N15]=&quot;-&quot;;10000;[.M15]))+[$д.N15]" office:value-type="float" office:value="819" calcext:value-type="float">
            <text:p>819</text:p>
          </table:table-cell>
          <table:table-cell table:style-name="ce7" table:formula="of:=MIN(IF([$з.O15]=&quot;+&quot;;10000;[.O14]);IF([$з.O15]=&quot;-&quot;;10000;[.N15]))+[$д.O15]" office:value-type="float" office:value="833" calcext:value-type="float">
            <text:p>833</text:p>
          </table:table-cell>
          <table:table-cell table:formula="of:=MIN(IF([$з.P15]=&quot;+&quot;;10000;[.P14]);IF([$з.P15]=&quot;-&quot;;10000;[.O15]))+[$д.P15]" office:value-type="float" office:value="853" calcext:value-type="float">
            <text:p>853</text:p>
          </table:table-cell>
          <table:table-cell table:formula="of:=MIN(IF([$з.Q15]=&quot;+&quot;;10000;[.Q14]);IF([$з.Q15]=&quot;-&quot;;10000;[.P15]))+[$д.Q15]" office:value-type="float" office:value="903" calcext:value-type="float">
            <text:p>903</text:p>
          </table:table-cell>
          <table:table-cell table:formula="of:=MIN(IF([$з.R15]=&quot;+&quot;;10000;[.R14]);IF([$з.R15]=&quot;-&quot;;10000;[.Q15]))+[$д.R15]" office:value-type="float" office:value="1139" calcext:value-type="float">
            <text:p>1139</text:p>
          </table:table-cell>
          <table:table-cell table:formula="of:=MIN(IF([$з.S15]=&quot;+&quot;;10000;[.S14]);IF([$з.S15]=&quot;-&quot;;10000;[.R15]))+[$д.S15]" office:value-type="float" office:value="1218" calcext:value-type="float">
            <text:p>1218</text:p>
          </table:table-cell>
          <table:table-cell table:formula="of:=MIN(IF([$з.T15]=&quot;+&quot;;10000;[.T14]);IF([$з.T15]=&quot;-&quot;;10000;[.S15]))+[$д.T15]" office:value-type="float" office:value="1298" calcext:value-type="float">
            <text:p>1298</text:p>
          </table:table-cell>
          <table:table-cell table:style-name="Default" table:number-columns-repeated="16364"/>
        </table:table-row>
        <table:table-row table:style-name="ro1">
          <table:table-cell table:formula="of:=[.A15]+[$д.A16]" office:value-type="float" office:value="845" calcext:value-type="float">
            <text:p>845</text:p>
          </table:table-cell>
          <table:table-cell table:style-name="ce12" table:formula="of:=MIN(IF([$з.B16]=&quot;+&quot;;10000;[.B15]);IF([$з.B16]=&quot;-&quot;;10000;[.A16]))+[$д.B16]" office:value-type="float" office:value="838" calcext:value-type="float">
            <text:p>838</text:p>
          </table:table-cell>
          <table:table-cell table:formula="of:=MIN(IF([$з.C16]=&quot;+&quot;;10000;[.C15]);IF([$з.C16]=&quot;-&quot;;10000;[.B16]))+[$д.C16]" office:value-type="float" office:value="867" calcext:value-type="float">
            <text:p>867</text:p>
          </table:table-cell>
          <table:table-cell table:formula="of:=MIN(IF([$з.D16]=&quot;+&quot;;10000;[.D15]);IF([$з.D16]=&quot;-&quot;;10000;[.C16]))+[$д.D16]" office:value-type="float" office:value="931" calcext:value-type="float">
            <text:p>931</text:p>
          </table:table-cell>
          <table:table-cell table:formula="of:=MIN(IF([$з.E16]=&quot;+&quot;;10000;[.E15]);IF([$з.E16]=&quot;-&quot;;10000;[.D16]))+[$д.E16]" office:value-type="float" office:value="1005" calcext:value-type="float">
            <text:p>1005</text:p>
          </table:table-cell>
          <table:table-cell table:formula="of:=MIN(IF([$з.F16]=&quot;+&quot;;10000;[.F15]);IF([$з.F16]=&quot;-&quot;;10000;[.E16]))+[$д.F16]" office:value-type="float" office:value="1048" calcext:value-type="float">
            <text:p>1048</text:p>
          </table:table-cell>
          <table:table-cell table:formula="of:=MIN(IF([$з.G16]=&quot;+&quot;;10000;[.G15]);IF([$з.G16]=&quot;-&quot;;10000;[.F16]))+[$д.G16]" office:value-type="float" office:value="762" calcext:value-type="float">
            <text:p>762</text:p>
          </table:table-cell>
          <table:table-cell table:formula="of:=MIN(IF([$з.H16]=&quot;+&quot;;10000;[.H15]);IF([$з.H16]=&quot;-&quot;;10000;[.G16]))+[$д.H16]" office:value-type="float" office:value="754" calcext:value-type="float">
            <text:p>754</text:p>
          </table:table-cell>
          <table:table-cell table:formula="of:=MIN(IF([$з.I16]=&quot;+&quot;;10000;[.I15]);IF([$з.I16]=&quot;-&quot;;10000;[.H16]))+[$д.I16]" office:value-type="float" office:value="753" calcext:value-type="float">
            <text:p>753</text:p>
          </table:table-cell>
          <table:table-cell table:formula="of:=MIN(IF([$з.J16]=&quot;+&quot;;10000;[.J15]);IF([$з.J16]=&quot;-&quot;;10000;[.I16]))+[$д.J16]" office:value-type="float" office:value="763" calcext:value-type="float">
            <text:p>763</text:p>
          </table:table-cell>
          <table:table-cell table:formula="of:=MIN(IF([$з.K16]=&quot;+&quot;;10000;[.K15]);IF([$з.K16]=&quot;-&quot;;10000;[.J16]))+[$д.K16]" office:value-type="float" office:value="808" calcext:value-type="float">
            <text:p>808</text:p>
          </table:table-cell>
          <table:table-cell table:formula="of:=MIN(IF([$з.L16]=&quot;+&quot;;10000;[.L15]);IF([$з.L16]=&quot;-&quot;;10000;[.K16]))+[$д.L16]" office:value-type="float" office:value="880" calcext:value-type="float">
            <text:p>880</text:p>
          </table:table-cell>
          <table:table-cell table:formula="of:=MIN(IF([$з.M16]=&quot;+&quot;;10000;[.M15]);IF([$з.M16]=&quot;-&quot;;10000;[.L16]))+[$д.M16]" office:value-type="float" office:value="925" calcext:value-type="float">
            <text:p>925</text:p>
          </table:table-cell>
          <table:table-cell table:formula="of:=MIN(IF([$з.N16]=&quot;+&quot;;10000;[.N15]);IF([$з.N16]=&quot;-&quot;;10000;[.M16]))+[$д.N16]" office:value-type="float" office:value="938" calcext:value-type="float">
            <text:p>938</text:p>
          </table:table-cell>
          <table:table-cell table:style-name="ce6" table:formula="of:=MIN(IF([$з.O16]=&quot;+&quot;;10000;[.O15]);IF([$з.O16]=&quot;-&quot;;10000;[.N16]))+[$д.O16]" office:value-type="float" office:value="939" calcext:value-type="float">
            <text:p>939</text:p>
          </table:table-cell>
          <table:table-cell table:formula="of:=MIN(IF([$з.P16]=&quot;+&quot;;10000;[.P15]);IF([$з.P16]=&quot;-&quot;;10000;[.O16]))+[$д.P16]" office:value-type="float" office:value="881" calcext:value-type="float">
            <text:p>881</text:p>
          </table:table-cell>
          <table:table-cell table:style-name="ce12" table:formula="of:=MIN(IF([$з.Q16]=&quot;+&quot;;10000;[.Q15]);IF([$з.Q16]=&quot;-&quot;;10000;[.P16]))+[$д.Q16]" office:value-type="float" office:value="930" calcext:value-type="float">
            <text:p>930</text:p>
          </table:table-cell>
          <table:table-cell table:formula="of:=MIN(IF([$з.R16]=&quot;+&quot;;10000;[.R15]);IF([$з.R16]=&quot;-&quot;;10000;[.Q16]))+[$д.R16]" office:value-type="float" office:value="961" calcext:value-type="float">
            <text:p>961</text:p>
          </table:table-cell>
          <table:table-cell table:formula="of:=MIN(IF([$з.S16]=&quot;+&quot;;10000;[.S15]);IF([$з.S16]=&quot;-&quot;;10000;[.R16]))+[$д.S16]" office:value-type="float" office:value="1002" calcext:value-type="float">
            <text:p>1002</text:p>
          </table:table-cell>
          <table:table-cell table:formula="of:=MIN(IF([$з.T16]=&quot;+&quot;;10000;[.T15]);IF([$з.T16]=&quot;-&quot;;10000;[.S16]))+[$д.T16]" office:value-type="float" office:value="1097" calcext:value-type="float">
            <text:p>1097</text:p>
          </table:table-cell>
          <table:table-cell table:style-name="Default" table:number-columns-repeated="16364"/>
        </table:table-row>
        <table:table-row table:style-name="ro1">
          <table:table-cell table:formula="of:=[.A16]+[$д.A17]" office:value-type="float" office:value="855" calcext:value-type="float">
            <text:p>855</text:p>
          </table:table-cell>
          <table:table-cell table:style-name="ce12" table:formula="of:=MIN(IF([$з.B17]=&quot;+&quot;;10000;[.B16]);IF([$з.B17]=&quot;-&quot;;10000;[.A17]))+[$д.B17]" office:value-type="float" office:value="872" calcext:value-type="float">
            <text:p>872</text:p>
          </table:table-cell>
          <table:table-cell table:formula="of:=MIN(IF([$з.C17]=&quot;+&quot;;10000;[.C16]);IF([$з.C17]=&quot;-&quot;;10000;[.B17]))+[$д.C17]" office:value-type="float" office:value="886" calcext:value-type="float">
            <text:p>886</text:p>
          </table:table-cell>
          <table:table-cell table:formula="of:=MIN(IF([$з.D17]=&quot;+&quot;;10000;[.D16]);IF([$з.D17]=&quot;-&quot;;10000;[.C17]))+[$д.D17]" office:value-type="float" office:value="920" calcext:value-type="float">
            <text:p>920</text:p>
          </table:table-cell>
          <table:table-cell table:formula="of:=MIN(IF([$з.E17]=&quot;+&quot;;10000;[.E16]);IF([$з.E17]=&quot;-&quot;;10000;[.D17]))+[$д.E17]" office:value-type="float" office:value="951" calcext:value-type="float">
            <text:p>951</text:p>
          </table:table-cell>
          <table:table-cell table:formula="of:=MIN(IF([$з.F17]=&quot;+&quot;;10000;[.F16]);IF([$з.F17]=&quot;-&quot;;10000;[.E17]))+[$д.F17]" office:value-type="float" office:value="1022" calcext:value-type="float">
            <text:p>1022</text:p>
          </table:table-cell>
          <table:table-cell table:formula="of:=MIN(IF([$з.G17]=&quot;+&quot;;10000;[.G16]);IF([$з.G17]=&quot;-&quot;;10000;[.F17]))+[$д.G17]" office:value-type="float" office:value="810" calcext:value-type="float">
            <text:p>810</text:p>
          </table:table-cell>
          <table:table-cell table:formula="of:=MIN(IF([$з.H17]=&quot;+&quot;;10000;[.H16]);IF([$з.H17]=&quot;-&quot;;10000;[.G17]))+[$д.H17]" office:value-type="float" office:value="818" calcext:value-type="float">
            <text:p>818</text:p>
          </table:table-cell>
          <table:table-cell table:formula="of:=MIN(IF([$з.I17]=&quot;+&quot;;10000;[.I16]);IF([$з.I17]=&quot;-&quot;;10000;[.H17]))+[$д.I17]" office:value-type="float" office:value="802" calcext:value-type="float">
            <text:p>802</text:p>
          </table:table-cell>
          <table:table-cell table:formula="of:=MIN(IF([$з.J17]=&quot;+&quot;;10000;[.J16]);IF([$з.J17]=&quot;-&quot;;10000;[.I17]))+[$д.J17]" office:value-type="float" office:value="773" calcext:value-type="float">
            <text:p>773</text:p>
          </table:table-cell>
          <table:table-cell table:formula="of:=MIN(IF([$з.K17]=&quot;+&quot;;10000;[.K16]);IF([$з.K17]=&quot;-&quot;;10000;[.J17]))+[$д.K17]" office:value-type="float" office:value="855" calcext:value-type="float">
            <text:p>855</text:p>
          </table:table-cell>
          <table:table-cell table:formula="of:=MIN(IF([$з.L17]=&quot;+&quot;;10000;[.L16]);IF([$з.L17]=&quot;-&quot;;10000;[.K17]))+[$д.L17]" office:value-type="float" office:value="900" calcext:value-type="float">
            <text:p>900</text:p>
          </table:table-cell>
          <table:table-cell table:formula="of:=MIN(IF([$з.M17]=&quot;+&quot;;10000;[.M16]);IF([$з.M17]=&quot;-&quot;;10000;[.L17]))+[$д.M17]" office:value-type="float" office:value="990" calcext:value-type="float">
            <text:p>990</text:p>
          </table:table-cell>
          <table:table-cell table:formula="of:=MIN(IF([$з.N17]=&quot;+&quot;;10000;[.N16]);IF([$з.N17]=&quot;-&quot;;10000;[.M17]))+[$д.N17]" office:value-type="float" office:value="943" calcext:value-type="float">
            <text:p>943</text:p>
          </table:table-cell>
          <table:table-cell table:style-name="ce6" table:formula="of:=MIN(IF([$з.O17]=&quot;+&quot;;10000;[.O16]);IF([$з.O17]=&quot;-&quot;;10000;[.N17]))+[$д.O17]" office:value-type="float" office:value="1026" calcext:value-type="float">
            <text:p>1026</text:p>
          </table:table-cell>
          <table:table-cell table:formula="of:=MIN(IF([$з.P17]=&quot;+&quot;;10000;[.P16]);IF([$з.P17]=&quot;-&quot;;10000;[.O17]))+[$д.P17]" office:value-type="float" office:value="931" calcext:value-type="float">
            <text:p>931</text:p>
          </table:table-cell>
          <table:table-cell table:style-name="ce12" table:formula="of:=MIN(IF([$з.Q17]=&quot;+&quot;;10000;[.Q16]);IF([$з.Q17]=&quot;-&quot;;10000;[.P17]))+[$д.Q17]" office:value-type="float" office:value="1018" calcext:value-type="float">
            <text:p>1018</text:p>
          </table:table-cell>
          <table:table-cell table:formula="of:=MIN(IF([$з.R17]=&quot;+&quot;;10000;[.R16]);IF([$з.R17]=&quot;-&quot;;10000;[.Q17]))+[$д.R17]" office:value-type="float" office:value="1046" calcext:value-type="float">
            <text:p>1046</text:p>
          </table:table-cell>
          <table:table-cell table:formula="of:=MIN(IF([$з.S17]=&quot;+&quot;;10000;[.S16]);IF([$з.S17]=&quot;-&quot;;10000;[.R17]))+[$д.S17]" office:value-type="float" office:value="1025" calcext:value-type="float">
            <text:p>1025</text:p>
          </table:table-cell>
          <table:table-cell table:formula="of:=MIN(IF([$з.T17]=&quot;+&quot;;10000;[.T16]);IF([$з.T17]=&quot;-&quot;;10000;[.S17]))+[$д.T17]" office:value-type="float" office:value="1088" calcext:value-type="float">
            <text:p>1088</text:p>
          </table:table-cell>
          <table:table-cell table:style-name="Default" table:number-columns-repeated="16364"/>
        </table:table-row>
        <table:table-row table:style-name="ro1">
          <table:table-cell table:formula="of:=[.A17]+[$д.A18]" office:value-type="float" office:value="935" calcext:value-type="float">
            <text:p>935</text:p>
          </table:table-cell>
          <table:table-cell table:style-name="ce12" table:formula="of:=MIN(IF([$з.B18]=&quot;+&quot;;10000;[.B17]);IF([$з.B18]=&quot;-&quot;;10000;[.A18]))+[$д.B18]" office:value-type="float" office:value="910" calcext:value-type="float">
            <text:p>910</text:p>
          </table:table-cell>
          <table:table-cell table:formula="of:=MIN(IF([$з.C18]=&quot;+&quot;;10000;[.C17]);IF([$з.C18]=&quot;-&quot;;10000;[.B18]))+[$д.C18]" office:value-type="float" office:value="950" calcext:value-type="float">
            <text:p>950</text:p>
          </table:table-cell>
          <table:table-cell table:formula="of:=MIN(IF([$з.D18]=&quot;+&quot;;10000;[.D17]);IF([$з.D18]=&quot;-&quot;;10000;[.C18]))+[$д.D18]" office:value-type="float" office:value="975" calcext:value-type="float">
            <text:p>975</text:p>
          </table:table-cell>
          <table:table-cell table:formula="of:=MIN(IF([$з.E18]=&quot;+&quot;;10000;[.E17]);IF([$з.E18]=&quot;-&quot;;10000;[.D18]))+[$д.E18]" office:value-type="float" office:value="963" calcext:value-type="float">
            <text:p>963</text:p>
          </table:table-cell>
          <table:table-cell table:formula="of:=MIN(IF([$з.F18]=&quot;+&quot;;10000;[.F17]);IF([$з.F18]=&quot;-&quot;;10000;[.E18]))+[$д.F18]" office:value-type="float" office:value="1001" calcext:value-type="float">
            <text:p>1001</text:p>
          </table:table-cell>
          <table:table-cell table:formula="of:=MIN(IF([$з.G18]=&quot;+&quot;;10000;[.G17]);IF([$з.G18]=&quot;-&quot;;10000;[.F18]))+[$д.G18]" office:value-type="float" office:value="878" calcext:value-type="float">
            <text:p>878</text:p>
          </table:table-cell>
          <table:table-cell table:formula="of:=MIN(IF([$з.H18]=&quot;+&quot;;10000;[.H17]);IF([$з.H18]=&quot;-&quot;;10000;[.G18]))+[$д.H18]" office:value-type="float" office:value="857" calcext:value-type="float">
            <text:p>857</text:p>
          </table:table-cell>
          <table:table-cell table:formula="of:=MIN(IF([$з.I18]=&quot;+&quot;;10000;[.I17]);IF([$з.I18]=&quot;-&quot;;10000;[.H18]))+[$д.I18]" office:value-type="float" office:value="851" calcext:value-type="float">
            <text:p>851</text:p>
          </table:table-cell>
          <table:table-cell table:formula="of:=MIN(IF([$з.J18]=&quot;+&quot;;10000;[.J17]);IF([$з.J18]=&quot;-&quot;;10000;[.I18]))+[$д.J18]" office:value-type="float" office:value="853" calcext:value-type="float">
            <text:p>853</text:p>
          </table:table-cell>
          <table:table-cell table:formula="of:=MIN(IF([$з.K18]=&quot;+&quot;;10000;[.K17]);IF([$з.K18]=&quot;-&quot;;10000;[.J18]))+[$д.K18]" office:value-type="float" office:value="919" calcext:value-type="float">
            <text:p>919</text:p>
          </table:table-cell>
          <table:table-cell table:formula="of:=MIN(IF([$з.L18]=&quot;+&quot;;10000;[.L17]);IF([$з.L18]=&quot;-&quot;;10000;[.K18]))+[$д.L18]" office:value-type="float" office:value="943" calcext:value-type="float">
            <text:p>943</text:p>
          </table:table-cell>
          <table:table-cell table:formula="of:=MIN(IF([$з.M18]=&quot;+&quot;;10000;[.M17]);IF([$з.M18]=&quot;-&quot;;10000;[.L18]))+[$д.M18]" office:value-type="float" office:value="1043" calcext:value-type="float">
            <text:p>1043</text:p>
          </table:table-cell>
          <table:table-cell table:formula="of:=MIN(IF([$з.N18]=&quot;+&quot;;10000;[.N17]);IF([$з.N18]=&quot;-&quot;;10000;[.M18]))+[$д.N18]" office:value-type="float" office:value="994" calcext:value-type="float">
            <text:p>994</text:p>
          </table:table-cell>
          <table:table-cell table:style-name="ce6" table:formula="of:=MIN(IF([$з.O18]=&quot;+&quot;;10000;[.O17]);IF([$з.O18]=&quot;-&quot;;10000;[.N18]))+[$д.O18]" office:value-type="float" office:value="1084" calcext:value-type="float">
            <text:p>1084</text:p>
          </table:table-cell>
          <table:table-cell table:formula="of:=MIN(IF([$з.P18]=&quot;+&quot;;10000;[.P17]);IF([$з.P18]=&quot;-&quot;;10000;[.O18]))+[$д.P18]" office:value-type="float" office:value="939" calcext:value-type="float">
            <text:p>939</text:p>
          </table:table-cell>
          <table:table-cell table:style-name="ce12" table:formula="of:=MIN(IF([$з.Q18]=&quot;+&quot;;10000;[.Q17]);IF([$з.Q18]=&quot;-&quot;;10000;[.P18]))+[$д.Q18]" office:value-type="float" office:value="986" calcext:value-type="float">
            <text:p>986</text:p>
          </table:table-cell>
          <table:table-cell table:formula="of:=MIN(IF([$з.R18]=&quot;+&quot;;10000;[.R17]);IF([$з.R18]=&quot;-&quot;;10000;[.Q18]))+[$д.R18]" office:value-type="float" office:value="1043" calcext:value-type="float">
            <text:p>1043</text:p>
          </table:table-cell>
          <table:table-cell table:formula="of:=MIN(IF([$з.S18]=&quot;+&quot;;10000;[.S17]);IF([$з.S18]=&quot;-&quot;;10000;[.R18]))+[$д.S18]" office:value-type="float" office:value="1102" calcext:value-type="float">
            <text:p>1102</text:p>
          </table:table-cell>
          <table:table-cell table:formula="of:=MIN(IF([$з.T18]=&quot;+&quot;;10000;[.T17]);IF([$з.T18]=&quot;-&quot;;10000;[.S18]))+[$д.T18]" office:value-type="float" office:value="1153" calcext:value-type="float">
            <text:p>1153</text:p>
          </table:table-cell>
          <table:table-cell table:style-name="Default" table:number-columns-repeated="16364"/>
        </table:table-row>
        <table:table-row table:style-name="ro1">
          <table:table-cell table:formula="of:=[.A18]+[$д.A19]" office:value-type="float" office:value="1005" calcext:value-type="float">
            <text:p>1005</text:p>
          </table:table-cell>
          <table:table-cell table:style-name="ce12" table:formula="of:=MIN(IF([$з.B19]=&quot;+&quot;;10000;[.B18]);IF([$з.B19]=&quot;-&quot;;10000;[.A19]))+[$д.B19]" office:value-type="float" office:value="984" calcext:value-type="float">
            <text:p>984</text:p>
          </table:table-cell>
          <table:table-cell table:formula="of:=MIN(IF([$з.C19]=&quot;+&quot;;10000;[.C18]);IF([$з.C19]=&quot;-&quot;;10000;[.B19]))+[$д.C19]" office:value-type="float" office:value="1039" calcext:value-type="float">
            <text:p>1039</text:p>
          </table:table-cell>
          <table:table-cell table:formula="of:=MIN(IF([$з.D19]=&quot;+&quot;;10000;[.D18]);IF([$з.D19]=&quot;-&quot;;10000;[.C19]))+[$д.D19]" office:value-type="float" office:value="1056" calcext:value-type="float">
            <text:p>1056</text:p>
          </table:table-cell>
          <table:table-cell table:formula="of:=MIN(IF([$з.E19]=&quot;+&quot;;10000;[.E18]);IF([$з.E19]=&quot;-&quot;;10000;[.D19]))+[$д.E19]" office:value-type="float" office:value="986" calcext:value-type="float">
            <text:p>986</text:p>
          </table:table-cell>
          <table:table-cell table:formula="of:=MIN(IF([$з.F19]=&quot;+&quot;;10000;[.F18]);IF([$з.F19]=&quot;-&quot;;10000;[.E19]))+[$д.F19]" office:value-type="float" office:value="1045" calcext:value-type="float">
            <text:p>1045</text:p>
          </table:table-cell>
          <table:table-cell table:formula="of:=MIN(IF([$з.G19]=&quot;+&quot;;10000;[.G18]);IF([$з.G19]=&quot;-&quot;;10000;[.F19]))+[$д.G19]" office:value-type="float" office:value="889" calcext:value-type="float">
            <text:p>889</text:p>
          </table:table-cell>
          <table:table-cell table:formula="of:=MIN(IF([$з.H19]=&quot;+&quot;;10000;[.H18]);IF([$з.H19]=&quot;-&quot;;10000;[.G19]))+[$д.H19]" office:value-type="float" office:value="934" calcext:value-type="float">
            <text:p>934</text:p>
          </table:table-cell>
          <table:table-cell table:formula="of:=MIN(IF([$з.I19]=&quot;+&quot;;10000;[.I18]);IF([$з.I19]=&quot;-&quot;;10000;[.H19]))+[$д.I19]" office:value-type="float" office:value="914" calcext:value-type="float">
            <text:p>914</text:p>
          </table:table-cell>
          <table:table-cell table:formula="of:=MIN(IF([$з.J19]=&quot;+&quot;;10000;[.J18]);IF([$з.J19]=&quot;-&quot;;10000;[.I19]))+[$д.J19]" office:value-type="float" office:value="867" calcext:value-type="float">
            <text:p>867</text:p>
          </table:table-cell>
          <table:table-cell table:formula="of:=MIN(IF([$з.K19]=&quot;+&quot;;10000;[.K18]);IF([$з.K19]=&quot;-&quot;;10000;[.J19]))+[$д.K19]" office:value-type="float" office:value="925" calcext:value-type="float">
            <text:p>925</text:p>
          </table:table-cell>
          <table:table-cell table:formula="of:=MIN(IF([$з.L19]=&quot;+&quot;;10000;[.L18]);IF([$з.L19]=&quot;-&quot;;10000;[.K19]))+[$д.L19]" office:value-type="float" office:value="934" calcext:value-type="float">
            <text:p>934</text:p>
          </table:table-cell>
          <table:table-cell table:formula="of:=MIN(IF([$з.M19]=&quot;+&quot;;10000;[.M18]);IF([$з.M19]=&quot;-&quot;;10000;[.L19]))+[$д.M19]" office:value-type="float" office:value="963" calcext:value-type="float">
            <text:p>963</text:p>
          </table:table-cell>
          <table:table-cell table:formula="of:=MIN(IF([$з.N19]=&quot;+&quot;;10000;[.N18]);IF([$з.N19]=&quot;-&quot;;10000;[.M19]))+[$д.N19]" office:value-type="float" office:value="967" calcext:value-type="float">
            <text:p>967</text:p>
          </table:table-cell>
          <table:table-cell table:style-name="ce6" table:formula="of:=MIN(IF([$з.O19]=&quot;+&quot;;10000;[.O18]);IF([$з.O19]=&quot;-&quot;;10000;[.N19]))+[$д.O19]" office:value-type="float" office:value="973" calcext:value-type="float">
            <text:p>973</text:p>
          </table:table-cell>
          <table:table-cell table:formula="of:=MIN(IF([$з.P19]=&quot;+&quot;;10000;[.P18]);IF([$з.P19]=&quot;-&quot;;10000;[.O19]))+[$д.P19]" office:value-type="float" office:value="966" calcext:value-type="float">
            <text:p>966</text:p>
          </table:table-cell>
          <table:table-cell table:style-name="ce12" table:formula="of:=MIN(IF([$з.Q19]=&quot;+&quot;;10000;[.Q18]);IF([$з.Q19]=&quot;-&quot;;10000;[.P19]))+[$д.Q19]" office:value-type="float" office:value="1042" calcext:value-type="float">
            <text:p>1042</text:p>
          </table:table-cell>
          <table:table-cell table:formula="of:=MIN(IF([$з.R19]=&quot;+&quot;;10000;[.R18]);IF([$з.R19]=&quot;-&quot;;10000;[.Q19]))+[$д.R19]" office:value-type="float" office:value="1102" calcext:value-type="float">
            <text:p>1102</text:p>
          </table:table-cell>
          <table:table-cell table:formula="of:=MIN(IF([$з.S19]=&quot;+&quot;;10000;[.S18]);IF([$з.S19]=&quot;-&quot;;10000;[.R19]))+[$д.S19]" office:value-type="float" office:value="1182" calcext:value-type="float">
            <text:p>1182</text:p>
          </table:table-cell>
          <table:table-cell table:formula="of:=MIN(IF([$з.T19]=&quot;+&quot;;10000;[.T18]);IF([$з.T19]=&quot;-&quot;;10000;[.S19]))+[$д.T19]" office:value-type="float" office:value="1203" calcext:value-type="float">
            <text:p>1203</text:p>
          </table:table-cell>
          <table:table-cell table:style-name="Default" table:number-columns-repeated="16364"/>
        </table:table-row>
        <table:table-row table:style-name="ro1">
          <table:table-cell table:style-name="ce8" table:formula="of:=[.A19]+[$д.A20]" office:value-type="float" office:value="1023" calcext:value-type="float">
            <text:p>1023</text:p>
          </table:table-cell>
          <table:table-cell table:style-name="ce7" table:formula="of:=MIN(IF([$з.B20]=&quot;+&quot;;10000;[.B19]);IF([$з.B20]=&quot;-&quot;;10000;[.A20]))+[$д.B20]" office:value-type="float" office:value="985" calcext:value-type="float">
            <text:p>985</text:p>
          </table:table-cell>
          <table:table-cell table:style-name="ce7" table:formula="of:=MIN(IF([$з.C20]=&quot;+&quot;;10000;[.C19]);IF([$з.C20]=&quot;-&quot;;10000;[.B20]))+[$д.C20]" office:value-type="float" office:value="1022" calcext:value-type="float">
            <text:p>1022</text:p>
          </table:table-cell>
          <table:table-cell table:style-name="ce7" table:formula="of:=MIN(IF([$з.D20]=&quot;+&quot;;10000;[.D19]);IF([$з.D20]=&quot;-&quot;;10000;[.C20]))+[$д.D20]" office:value-type="float" office:value="1104" calcext:value-type="float">
            <text:p>1104</text:p>
          </table:table-cell>
          <table:table-cell table:style-name="ce7" table:formula="of:=MIN(IF([$з.E20]=&quot;+&quot;;10000;[.E19]);IF([$з.E20]=&quot;-&quot;;10000;[.D20]))+[$д.E20]" office:value-type="float" office:value="1015" calcext:value-type="float">
            <text:p>1015</text:p>
          </table:table-cell>
          <table:table-cell table:style-name="ce7" table:formula="of:=MIN(IF([$з.F20]=&quot;+&quot;;10000;[.F19]);IF([$з.F20]=&quot;-&quot;;10000;[.E20]))+[$д.F20]" office:value-type="float" office:value="1016" calcext:value-type="float">
            <text:p>1016</text:p>
          </table:table-cell>
          <table:table-cell table:style-name="ce7" table:formula="of:=MIN(IF([$з.G20]=&quot;+&quot;;10000;[.G19]);IF([$з.G20]=&quot;-&quot;;10000;[.F20]))+[$д.G20]" office:value-type="float" office:value="962" calcext:value-type="float">
            <text:p>962</text:p>
          </table:table-cell>
          <table:table-cell table:style-name="ce7" table:formula="of:=MIN(IF([$з.H20]=&quot;+&quot;;10000;[.H19]);IF([$з.H20]=&quot;-&quot;;10000;[.G20]))+[$д.H20]" office:value-type="float" office:value="936" calcext:value-type="float">
            <text:p>936</text:p>
          </table:table-cell>
          <table:table-cell table:style-name="ce7" table:formula="of:=MIN(IF([$з.I20]=&quot;+&quot;;10000;[.I19]);IF([$з.I20]=&quot;-&quot;;10000;[.H20]))+[$д.I20]" office:value-type="float" office:value="960" calcext:value-type="float">
            <text:p>960</text:p>
          </table:table-cell>
          <table:table-cell table:style-name="ce7" table:formula="of:=MIN(IF([$з.J20]=&quot;+&quot;;10000;[.J19]);IF([$з.J20]=&quot;-&quot;;10000;[.I20]))+[$д.J20]" office:value-type="float" office:value="884" calcext:value-type="float">
            <text:p>884</text:p>
          </table:table-cell>
          <table:table-cell table:style-name="ce7" table:formula="of:=MIN(IF([$з.K20]=&quot;+&quot;;10000;[.K19]);IF([$з.K20]=&quot;-&quot;;10000;[.J20]))+[$д.K20]" office:value-type="float" office:value="897" calcext:value-type="float">
            <text:p>897</text:p>
          </table:table-cell>
          <table:table-cell table:style-name="ce7" table:formula="of:=MIN(IF([$з.L20]=&quot;+&quot;;10000;[.L19]);IF([$з.L20]=&quot;-&quot;;10000;[.K20]))+[$д.L20]" office:value-type="float" office:value="939" calcext:value-type="float">
            <text:p>939</text:p>
          </table:table-cell>
          <table:table-cell table:style-name="ce7" table:formula="of:=MIN(IF([$з.M20]=&quot;+&quot;;10000;[.M19]);IF([$з.M20]=&quot;-&quot;;10000;[.L20]))+[$д.M20]" office:value-type="float" office:value="995" calcext:value-type="float">
            <text:p>995</text:p>
          </table:table-cell>
          <table:table-cell table:style-name="ce7" table:formula="of:=MIN(IF([$з.N20]=&quot;+&quot;;10000;[.N19]);IF([$з.N20]=&quot;-&quot;;10000;[.M20]))+[$д.N20]" office:value-type="float" office:value="1062" calcext:value-type="float">
            <text:p>1062</text:p>
          </table:table-cell>
          <table:table-cell table:style-name="ce18" table:formula="of:=MIN(IF([$з.O20]=&quot;+&quot;;10000;[.O19]);IF([$з.O20]=&quot;-&quot;;10000;[.N20]))+[$д.O20]" office:value-type="float" office:value="1021" calcext:value-type="float">
            <text:p>1021</text:p>
          </table:table-cell>
          <table:table-cell table:style-name="ce7" table:formula="of:=MIN(IF([$з.P20]=&quot;+&quot;;10000;[.P19]);IF([$з.P20]=&quot;-&quot;;10000;[.O20]))+[$д.P20]" office:value-type="float" office:value="1064" calcext:value-type="float">
            <text:p>1064</text:p>
          </table:table-cell>
          <table:table-cell table:style-name="ce7" table:formula="of:=MIN(IF([$з.Q20]=&quot;+&quot;;10000;[.Q19]);IF([$з.Q20]=&quot;-&quot;;10000;[.P20]))+[$д.Q20]" office:value-type="float" office:value="1086" calcext:value-type="float">
            <text:p>1086</text:p>
          </table:table-cell>
          <table:table-cell table:style-name="ce7" table:formula="of:=MIN(IF([$з.R20]=&quot;+&quot;;10000;[.R19]);IF([$з.R20]=&quot;-&quot;;10000;[.Q20]))+[$д.R20]" office:value-type="float" office:value="1155" calcext:value-type="float">
            <text:p>1155</text:p>
          </table:table-cell>
          <table:table-cell table:style-name="ce7" table:formula="of:=MIN(IF([$з.S20]=&quot;+&quot;;10000;[.S19]);IF([$з.S20]=&quot;-&quot;;10000;[.R20]))+[$д.S20]" office:value-type="float" office:value="1181" calcext:value-type="float">
            <text:p>1181</text:p>
          </table:table-cell>
          <table:table-cell table:style-name="ce18" table:formula="of:=MIN(IF([$з.T20]=&quot;+&quot;;10000;[.T19]);IF([$з.T20]=&quot;-&quot;;10000;[.S20]))+[$д.T20]" office:value-type="float" office:value="1199" calcext:value-type="float">
            <text:p>1199</text:p>
          </table:table-cell>
          <table:table-cell table:style-name="Default" table:number-columns-repeated="16364"/>
        </table:table-row>
      </table:table>
      <table:table table:name="max" table:style-name="ta2">
        <table:table-column table:style-name="co4" table:default-cell-style-name="ce5"/>
        <table:table-column table:style-name="co4" table:default-cell-style-name="ce6"/>
        <table:table-column table:style-name="co4" table:number-columns-repeated="14" table:default-cell-style-name="ce12"/>
        <table:table-column table:style-name="co4" table:default-cell-style-name="ce6"/>
        <table:table-column table:style-name="co4" table:number-columns-repeated="2" table:default-cell-style-name="ce12"/>
        <table:table-column table:style-name="co4" table:default-cell-style-name="ce6"/>
        <table:table-column table:style-name="co4" table:number-columns-repeated="16364"/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3" table:formula="of:=[.A1]+[$д.B1]" office:value-type="float" office:value="162" calcext:value-type="float">
            <text:p>162</text:p>
          </table:table-cell>
          <table:table-cell table:style-name="ce3" table:formula="of:=[.B1]+[$д.C1]" office:value-type="float" office:value="208" calcext:value-type="float">
            <text:p>208</text:p>
          </table:table-cell>
          <table:table-cell table:style-name="ce3" table:formula="of:=[.C1]+[$д.D1]" office:value-type="float" office:value="244" calcext:value-type="float">
            <text:p>244</text:p>
          </table:table-cell>
          <table:table-cell table:style-name="ce3" table:formula="of:=[.D1]+[$д.E1]" office:value-type="float" office:value="341" calcext:value-type="float">
            <text:p>341</text:p>
          </table:table-cell>
          <table:table-cell table:style-name="ce3" table:formula="of:=[.E1]+[$д.F1]" office:value-type="float" office:value="435" calcext:value-type="float">
            <text:p>435</text:p>
          </table:table-cell>
          <table:table-cell table:style-name="ce3" table:formula="of:=[.F1]+[$д.G1]" office:value-type="float" office:value="521" calcext:value-type="float">
            <text:p>521</text:p>
          </table:table-cell>
          <table:table-cell table:style-name="ce3" table:formula="of:=[.G1]+[$д.H1]" office:value-type="float" office:value="542" calcext:value-type="float">
            <text:p>542</text:p>
          </table:table-cell>
          <table:table-cell table:style-name="ce3" table:formula="of:=[.H1]+[$д.I1]" office:value-type="float" office:value="575" calcext:value-type="float">
            <text:p>575</text:p>
          </table:table-cell>
          <table:table-cell table:style-name="ce3" table:formula="of:=[.I1]+[$д.J1]" office:value-type="float" office:value="673" calcext:value-type="float">
            <text:p>673</text:p>
          </table:table-cell>
          <table:table-cell table:style-name="ce3" table:formula="of:=[.J1]+[$д.K1]" office:value-type="float" office:value="760" calcext:value-type="float">
            <text:p>760</text:p>
          </table:table-cell>
          <table:table-cell table:style-name="ce3" table:formula="of:=[.K1]+[$д.L1]" office:value-type="float" office:value="851" calcext:value-type="float">
            <text:p>851</text:p>
          </table:table-cell>
          <table:table-cell table:style-name="ce3" table:formula="of:=[.L1]+[$д.M1]" office:value-type="float" office:value="951" calcext:value-type="float">
            <text:p>951</text:p>
          </table:table-cell>
          <table:table-cell table:style-name="ce3" table:formula="of:=[.M1]+[$д.N1]" office:value-type="float" office:value="964" calcext:value-type="float">
            <text:p>964</text:p>
          </table:table-cell>
          <table:table-cell table:style-name="ce3" table:formula="of:=[.N1]+[$д.O1]" office:value-type="float" office:value="978" calcext:value-type="float">
            <text:p>978</text:p>
          </table:table-cell>
          <table:table-cell table:style-name="ce3" table:formula="of:=[.O1]+[$д.P1]" office:value-type="float" office:value="1035" calcext:value-type="float">
            <text:p>1035</text:p>
          </table:table-cell>
          <table:table-cell table:style-name="ce3" table:formula="of:=[.P1]+[$д.Q1]" office:value-type="float" office:value="1093" calcext:value-type="float">
            <text:p>1093</text:p>
          </table:table-cell>
          <table:table-cell table:style-name="ce3" table:formula="of:=[.Q1]+[$д.R1]" office:value-type="float" office:value="1171" calcext:value-type="float">
            <text:p>1171</text:p>
          </table:table-cell>
          <table:table-cell table:style-name="ce3" table:formula="of:=[.R1]+[$д.S1]" office:value-type="float" office:value="1255" calcext:value-type="float">
            <text:p>1255</text:p>
          </table:table-cell>
          <table:table-cell table:style-name="ce4" table:formula="of:=[.S1]+[$д.T1]" office:value-type="float" office:value="1315" calcext:value-type="float">
            <text:p>1315</text:p>
          </table:table-cell>
          <table:table-cell table:style-name="Default" table:number-columns-repeated="16364"/>
        </table:table-row>
        <table:table-row table:style-name="ro1">
          <table:table-cell table:formula="of:=[.A1]+[$д.A2]" office:value-type="float" office:value="80" calcext:value-type="float">
            <text:p>80</text:p>
          </table:table-cell>
          <table:table-cell table:style-name="ce12" table:formula="of:=MAX(IF([$з.B2]=&quot;+&quot;;0;[.B1]);IF([$з.B2]=&quot;-&quot;;0;[.A2]))+[$д.B2]" office:value-type="float" office:value="165" calcext:value-type="float">
            <text:p>165</text:p>
          </table:table-cell>
          <table:table-cell table:formula="of:=MAX(IF([$з.C2]=&quot;+&quot;;0;[.C1]);IF([$з.C2]=&quot;-&quot;;0;[.B2]))+[$д.C2]" office:value-type="float" office:value="209" calcext:value-type="float">
            <text:p>209</text:p>
          </table:table-cell>
          <table:table-cell table:formula="of:=MAX(IF([$з.D2]=&quot;+&quot;;0;[.D1]);IF([$з.D2]=&quot;-&quot;;0;[.C2]))+[$д.D2]" office:value-type="float" office:value="343" calcext:value-type="float">
            <text:p>343</text:p>
          </table:table-cell>
          <table:table-cell table:formula="of:=MAX(IF([$з.E2]=&quot;+&quot;;0;[.E1]);IF([$з.E2]=&quot;-&quot;;0;[.D2]))+[$д.E2]" office:value-type="float" office:value="377" calcext:value-type="float">
            <text:p>377</text:p>
          </table:table-cell>
          <table:table-cell table:formula="of:=MAX(IF([$з.F2]=&quot;+&quot;;0;[.F1]);IF([$з.F2]=&quot;-&quot;;0;[.E2]))+[$д.F2]" office:value-type="float" office:value="456" calcext:value-type="float">
            <text:p>456</text:p>
          </table:table-cell>
          <table:table-cell table:formula="of:=MAX(IF([$з.G2]=&quot;+&quot;;0;[.G1]);IF([$з.G2]=&quot;-&quot;;0;[.F2]))+[$д.G2]" office:value-type="float" office:value="526" calcext:value-type="float">
            <text:p>526</text:p>
          </table:table-cell>
          <table:table-cell table:formula="of:=MAX(IF([$з.H2]=&quot;+&quot;;0;[.H1]);IF([$з.H2]=&quot;-&quot;;0;[.G2]))+[$д.H2]" office:value-type="float" office:value="584" calcext:value-type="float">
            <text:p>584</text:p>
          </table:table-cell>
          <table:table-cell table:formula="of:=MAX(IF([$з.I2]=&quot;+&quot;;0;[.I1]);IF([$з.I2]=&quot;-&quot;;0;[.H2]))+[$д.I2]" office:value-type="float" office:value="651" calcext:value-type="float">
            <text:p>651</text:p>
          </table:table-cell>
          <table:table-cell table:formula="of:=MAX(IF([$з.J2]=&quot;+&quot;;0;[.J1]);IF([$з.J2]=&quot;-&quot;;0;[.I2]))+[$д.J2]" office:value-type="float" office:value="718" calcext:value-type="float">
            <text:p>718</text:p>
          </table:table-cell>
          <table:table-cell table:formula="of:=MAX(IF([$з.K2]=&quot;+&quot;;0;[.K1]);IF([$з.K2]=&quot;-&quot;;0;[.J2]))+[$д.K2]" office:value-type="float" office:value="766" calcext:value-type="float">
            <text:p>766</text:p>
          </table:table-cell>
          <table:table-cell table:formula="of:=MAX(IF([$з.L2]=&quot;+&quot;;0;[.L1]);IF([$з.L2]=&quot;-&quot;;0;[.K2]))+[$д.L2]" office:value-type="float" office:value="890" calcext:value-type="float">
            <text:p>890</text:p>
          </table:table-cell>
          <table:table-cell table:formula="of:=MAX(IF([$з.M2]=&quot;+&quot;;0;[.M1]);IF([$з.M2]=&quot;-&quot;;0;[.L2]))+[$д.M2]" office:value-type="float" office:value="992" calcext:value-type="float">
            <text:p>992</text:p>
          </table:table-cell>
          <table:table-cell table:formula="of:=MAX(IF([$з.N2]=&quot;+&quot;;0;[.N1]);IF([$з.N2]=&quot;-&quot;;0;[.M2]))+[$д.N2]" office:value-type="float" office:value="1013" calcext:value-type="float">
            <text:p>1013</text:p>
          </table:table-cell>
          <table:table-cell table:formula="of:=MAX(IF([$з.O2]=&quot;+&quot;;0;[.O1]);IF([$з.O2]=&quot;-&quot;;0;[.N2]))+[$д.O2]" office:value-type="float" office:value="1045" calcext:value-type="float">
            <text:p>1045</text:p>
          </table:table-cell>
          <table:table-cell table:formula="of:=MAX(IF([$з.P2]=&quot;+&quot;;0;[.P1]);IF([$з.P2]=&quot;-&quot;;0;[.O2]))+[$д.P2]" office:value-type="float" office:value="1060" calcext:value-type="float">
            <text:p>1060</text:p>
          </table:table-cell>
          <table:table-cell table:style-name="ce12" table:formula="of:=MAX(IF([$з.Q2]=&quot;+&quot;;0;[.Q1]);IF([$з.Q2]=&quot;-&quot;;0;[.P2]))+[$д.Q2]" office:value-type="float" office:value="1120" calcext:value-type="float">
            <text:p>1120</text:p>
          </table:table-cell>
          <table:table-cell table:formula="of:=MAX(IF([$з.R2]=&quot;+&quot;;0;[.R1]);IF([$з.R2]=&quot;-&quot;;0;[.Q2]))+[$д.R2]" office:value-type="float" office:value="1222" calcext:value-type="float">
            <text:p>1222</text:p>
          </table:table-cell>
          <table:table-cell table:formula="of:=MAX(IF([$з.S2]=&quot;+&quot;;0;[.S1]);IF([$з.S2]=&quot;-&quot;;0;[.R2]))+[$д.S2]" office:value-type="float" office:value="1353" calcext:value-type="float">
            <text:p>1353</text:p>
          </table:table-cell>
          <table:table-cell table:formula="of:=MAX(IF([$з.T2]=&quot;+&quot;;0;[.T1]);IF([$з.T2]=&quot;-&quot;;0;[.S2]))+[$д.T2]" office:value-type="float" office:value="1433" calcext:value-type="float">
            <text:p>1433</text:p>
          </table:table-cell>
          <table:table-cell table:style-name="Default" table:number-columns-repeated="16364"/>
        </table:table-row>
        <table:table-row table:style-name="ro1">
          <table:table-cell table:formula="of:=[.A2]+[$д.A3]" office:value-type="float" office:value="150" calcext:value-type="float">
            <text:p>150</text:p>
          </table:table-cell>
          <table:table-cell table:style-name="ce12" table:formula="of:=MAX(IF([$з.B3]=&quot;+&quot;;0;[.B2]);IF([$з.B3]=&quot;-&quot;;0;[.A3]))+[$д.B3]" office:value-type="float" office:value="207" calcext:value-type="float">
            <text:p>207</text:p>
          </table:table-cell>
          <table:table-cell table:formula="of:=MAX(IF([$з.C3]=&quot;+&quot;;0;[.C2]);IF([$з.C3]=&quot;-&quot;;0;[.B3]))+[$д.C3]" office:value-type="float" office:value="269" calcext:value-type="float">
            <text:p>269</text:p>
          </table:table-cell>
          <table:table-cell table:formula="of:=MAX(IF([$з.D3]=&quot;+&quot;;0;[.D2]);IF([$з.D3]=&quot;-&quot;;0;[.C3]))+[$д.D3]" office:value-type="float" office:value="436" calcext:value-type="float">
            <text:p>436</text:p>
          </table:table-cell>
          <table:table-cell table:style-name="ce7" table:formula="of:=MAX(IF([$з.E3]=&quot;+&quot;;0;[.E2]);IF([$з.E3]=&quot;-&quot;;0;[.D3]))+[$д.E3]" office:value-type="float" office:value="441" calcext:value-type="float">
            <text:p>441</text:p>
          </table:table-cell>
          <table:table-cell table:style-name="ce7" table:formula="of:=MAX(IF([$з.F3]=&quot;+&quot;;0;[.F2]);IF([$з.F3]=&quot;-&quot;;0;[.E3]))+[$д.F3]" office:value-type="float" office:value="549" calcext:value-type="float">
            <text:p>549</text:p>
          </table:table-cell>
          <table:table-cell table:style-name="ce7" table:formula="of:=MAX(IF([$з.G3]=&quot;+&quot;;0;[.G2]);IF([$з.G3]=&quot;-&quot;;0;[.F3]))+[$д.G3]" office:value-type="float" office:value="620" calcext:value-type="float">
            <text:p>620</text:p>
          </table:table-cell>
          <table:table-cell table:style-name="ce7" table:formula="of:=MAX(IF([$з.H3]=&quot;+&quot;;0;[.H2]);IF([$з.H3]=&quot;-&quot;;0;[.G3]))+[$д.H3]" office:value-type="float" office:value="661" calcext:value-type="float">
            <text:p>661</text:p>
          </table:table-cell>
          <table:table-cell table:style-name="ce7" table:formula="of:=MAX(IF([$з.I3]=&quot;+&quot;;0;[.I2]);IF([$з.I3]=&quot;-&quot;;0;[.H3]))+[$д.I3]" office:value-type="float" office:value="710" calcext:value-type="float">
            <text:p>710</text:p>
          </table:table-cell>
          <table:table-cell table:style-name="ce7" table:formula="of:=MAX(IF([$з.J3]=&quot;+&quot;;0;[.J2]);IF([$з.J3]=&quot;-&quot;;0;[.I3]))+[$д.J3]" office:value-type="float" office:value="797" calcext:value-type="float">
            <text:p>797</text:p>
          </table:table-cell>
          <table:table-cell table:style-name="ce7" table:formula="of:=MAX(IF([$з.K3]=&quot;+&quot;;0;[.K2]);IF([$з.K3]=&quot;-&quot;;0;[.J3]))+[$д.K3]" office:value-type="float" office:value="801" calcext:value-type="float">
            <text:p>801</text:p>
          </table:table-cell>
          <table:table-cell table:style-name="ce7" table:formula="of:=MAX(IF([$з.L3]=&quot;+&quot;;0;[.L2]);IF([$з.L3]=&quot;-&quot;;0;[.K3]))+[$д.L3]" office:value-type="float" office:value="927" calcext:value-type="float">
            <text:p>927</text:p>
          </table:table-cell>
          <table:table-cell table:style-name="ce7" table:formula="of:=MAX(IF([$з.M3]=&quot;+&quot;;0;[.M2]);IF([$з.M3]=&quot;-&quot;;0;[.L3]))+[$д.M3]" office:value-type="float" office:value="1021" calcext:value-type="float">
            <text:p>1021</text:p>
          </table:table-cell>
          <table:table-cell table:formula="of:=MAX(IF([$з.N3]=&quot;+&quot;;0;[.N2]);IF([$з.N3]=&quot;-&quot;;0;[.M3]))+[$д.N3]" office:value-type="float" office:value="1026" calcext:value-type="float">
            <text:p>1026</text:p>
          </table:table-cell>
          <table:table-cell table:formula="of:=MAX(IF([$з.O3]=&quot;+&quot;;0;[.O2]);IF([$з.O3]=&quot;-&quot;;0;[.N3]))+[$д.O3]" office:value-type="float" office:value="1140" calcext:value-type="float">
            <text:p>1140</text:p>
          </table:table-cell>
          <table:table-cell table:formula="of:=MAX(IF([$з.P3]=&quot;+&quot;;0;[.P2]);IF([$з.P3]=&quot;-&quot;;0;[.O3]))+[$д.P3]" office:value-type="float" office:value="1238" calcext:value-type="float">
            <text:p>1238</text:p>
          </table:table-cell>
          <table:table-cell table:formula="of:=MAX(IF([$з.Q3]=&quot;+&quot;;0;[.Q2]);IF([$з.Q3]=&quot;-&quot;;0;[.P3]))+[$д.Q3]" office:value-type="float" office:value="1333" calcext:value-type="float">
            <text:p>1333</text:p>
          </table:table-cell>
          <table:table-cell table:formula="of:=MAX(IF([$з.R3]=&quot;+&quot;;0;[.R2]);IF([$з.R3]=&quot;-&quot;;0;[.Q3]))+[$д.R3]" office:value-type="float" office:value="1261" calcext:value-type="float">
            <text:p>1261</text:p>
          </table:table-cell>
          <table:table-cell table:formula="of:=MAX(IF([$з.S3]=&quot;+&quot;;0;[.S2]);IF([$з.S3]=&quot;-&quot;;0;[.R3]))+[$д.S3]" office:value-type="float" office:value="1419" calcext:value-type="float">
            <text:p>1419</text:p>
          </table:table-cell>
          <table:table-cell table:formula="of:=MAX(IF([$з.T3]=&quot;+&quot;;0;[.T2]);IF([$з.T3]=&quot;-&quot;;0;[.S3]))+[$д.T3]" office:value-type="float" office:value="1463" calcext:value-type="float">
            <text:p>1463</text:p>
          </table:table-cell>
          <table:table-cell table:style-name="Default" table:number-columns-repeated="16364"/>
        </table:table-row>
        <table:table-row table:style-name="ro1">
          <table:table-cell table:formula="of:=[.A3]+[$д.A4]" office:value-type="float" office:value="184" calcext:value-type="float">
            <text:p>184</text:p>
          </table:table-cell>
          <table:table-cell table:style-name="ce12" table:formula="of:=MAX(IF([$з.B4]=&quot;+&quot;;0;[.B3]);IF([$з.B4]=&quot;-&quot;;0;[.A4]))+[$д.B4]" office:value-type="float" office:value="286" calcext:value-type="float">
            <text:p>286</text:p>
          </table:table-cell>
          <table:table-cell table:formula="of:=MAX(IF([$з.C4]=&quot;+&quot;;0;[.C3]);IF([$з.C4]=&quot;-&quot;;0;[.B4]))+[$д.C4]" office:value-type="float" office:value="338" calcext:value-type="float">
            <text:p>338</text:p>
          </table:table-cell>
          <table:table-cell table:formula="of:=MAX(IF([$з.D4]=&quot;+&quot;;0;[.D3]);IF([$з.D4]=&quot;-&quot;;0;[.C4]))+[$д.D4]" office:value-type="float" office:value="527" calcext:value-type="float">
            <text:p>527</text:p>
          </table:table-cell>
          <table:table-cell table:formula="of:=MAX(IF([$з.E4]=&quot;+&quot;;0;[.E3]);IF([$з.E4]=&quot;-&quot;;0;[.D4]))+[$д.E4]" office:value-type="float" office:value="584" calcext:value-type="float">
            <text:p>584</text:p>
          </table:table-cell>
          <table:table-cell table:formula="of:=MAX(IF([$з.F4]=&quot;+&quot;;0;[.F3]);IF([$з.F4]=&quot;-&quot;;0;[.E4]))+[$д.F4]" office:value-type="float" office:value="639" calcext:value-type="float">
            <text:p>639</text:p>
          </table:table-cell>
          <table:table-cell table:formula="of:=MAX(IF([$з.G4]=&quot;+&quot;;0;[.G3]);IF([$з.G4]=&quot;-&quot;;0;[.F4]))+[$д.G4]" office:value-type="float" office:value="667" calcext:value-type="float">
            <text:p>667</text:p>
          </table:table-cell>
          <table:table-cell table:formula="of:=MAX(IF([$з.H4]=&quot;+&quot;;0;[.H3]);IF([$з.H4]=&quot;-&quot;;0;[.G4]))+[$д.H4]" office:value-type="float" office:value="724" calcext:value-type="float">
            <text:p>724</text:p>
          </table:table-cell>
          <table:table-cell table:formula="of:=MAX(IF([$з.I4]=&quot;+&quot;;0;[.I3]);IF([$з.I4]=&quot;-&quot;;0;[.H4]))+[$д.I4]" office:value-type="float" office:value="768" calcext:value-type="float">
            <text:p>768</text:p>
          </table:table-cell>
          <table:table-cell table:formula="of:=MAX(IF([$з.J4]=&quot;+&quot;;0;[.J3]);IF([$з.J4]=&quot;-&quot;;0;[.I4]))+[$д.J4]" office:value-type="float" office:value="845" calcext:value-type="float">
            <text:p>845</text:p>
          </table:table-cell>
          <table:table-cell table:formula="of:=MAX(IF([$з.K4]=&quot;+&quot;;0;[.K3]);IF([$з.K4]=&quot;-&quot;;0;[.J4]))+[$д.K4]" office:value-type="float" office:value="899" calcext:value-type="float">
            <text:p>899</text:p>
          </table:table-cell>
          <table:table-cell table:formula="of:=MAX(IF([$з.L4]=&quot;+&quot;;0;[.L3]);IF([$з.L4]=&quot;-&quot;;0;[.K4]))+[$д.L4]" office:value-type="float" office:value="934" calcext:value-type="float">
            <text:p>934</text:p>
          </table:table-cell>
          <table:table-cell table:style-name="ce4" table:formula="of:=MAX(IF([$з.M4]=&quot;+&quot;;0;[.M3]);IF([$з.M4]=&quot;-&quot;;0;[.L4]))+[$д.M4]" office:value-type="float" office:value="1020" calcext:value-type="float">
            <text:p>1020</text:p>
          </table:table-cell>
          <table:table-cell table:formula="of:=MAX(IF([$з.N4]=&quot;+&quot;;0;[.N3]);IF([$з.N4]=&quot;-&quot;;0;[.M4]))+[$д.N4]" office:value-type="float" office:value="1105" calcext:value-type="float">
            <text:p>1105</text:p>
          </table:table-cell>
          <table:table-cell table:formula="of:=MAX(IF([$з.O4]=&quot;+&quot;;0;[.O3]);IF([$з.O4]=&quot;-&quot;;0;[.N4]))+[$д.O4]" office:value-type="float" office:value="1222" calcext:value-type="float">
            <text:p>1222</text:p>
          </table:table-cell>
          <table:table-cell table:formula="of:=MAX(IF([$з.P4]=&quot;+&quot;;0;[.P3]);IF([$з.P4]=&quot;-&quot;;0;[.O4]))+[$д.P4]" office:value-type="float" office:value="1250" calcext:value-type="float">
            <text:p>1250</text:p>
          </table:table-cell>
          <table:table-cell table:formula="of:=MAX(IF([$з.Q4]=&quot;+&quot;;0;[.Q3]);IF([$з.Q4]=&quot;-&quot;;0;[.P4]))+[$д.Q4]" office:value-type="float" office:value="1394" calcext:value-type="float">
            <text:p>1394</text:p>
          </table:table-cell>
          <table:table-cell table:formula="of:=MAX(IF([$з.R4]=&quot;+&quot;;0;[.R3]);IF([$з.R4]=&quot;-&quot;;0;[.Q4]))+[$д.R4]" office:value-type="float" office:value="1331" calcext:value-type="float">
            <text:p>1331</text:p>
          </table:table-cell>
          <table:table-cell table:formula="of:=MAX(IF([$з.S4]=&quot;+&quot;;0;[.S3]);IF([$з.S4]=&quot;-&quot;;0;[.R4]))+[$д.S4]" office:value-type="float" office:value="1438" calcext:value-type="float">
            <text:p>1438</text:p>
          </table:table-cell>
          <table:table-cell table:formula="of:=MAX(IF([$з.T4]=&quot;+&quot;;0;[.T3]);IF([$з.T4]=&quot;-&quot;;0;[.S4]))+[$д.T4]" office:value-type="float" office:value="1539" calcext:value-type="float">
            <text:p>1539</text:p>
          </table:table-cell>
          <table:table-cell table:style-name="Default" table:number-columns-repeated="16364"/>
        </table:table-row>
        <table:table-row table:style-name="ro1">
          <table:table-cell table:formula="of:=[.A4]+[$д.A5]" office:value-type="float" office:value="213" calcext:value-type="float">
            <text:p>213</text:p>
          </table:table-cell>
          <table:table-cell table:formula="of:=MAX(IF([$з.B5]=&quot;+&quot;;0;[.B4]);IF([$з.B5]=&quot;-&quot;;0;[.A5]))+[$д.B5]" office:value-type="float" office:value="291" calcext:value-type="float">
            <text:p>291</text:p>
          </table:table-cell>
          <table:table-cell table:formula="of:=MAX(IF([$з.C5]=&quot;+&quot;;0;[.C4]);IF([$з.C5]=&quot;-&quot;;0;[.B5]))+[$д.C5]" office:value-type="float" office:value="384" calcext:value-type="float">
            <text:p>384</text:p>
          </table:table-cell>
          <table:table-cell table:formula="of:=MAX(IF([$з.D5]=&quot;+&quot;;0;[.D4]);IF([$з.D5]=&quot;-&quot;;0;[.C5]))+[$д.D5]" office:value-type="float" office:value="531" calcext:value-type="float">
            <text:p>531</text:p>
          </table:table-cell>
          <table:table-cell table:formula="of:=MAX(IF([$з.E5]=&quot;+&quot;;0;[.E4]);IF([$з.E5]=&quot;-&quot;;0;[.D5]))+[$д.E5]" office:value-type="float" office:value="606" calcext:value-type="float">
            <text:p>606</text:p>
          </table:table-cell>
          <table:table-cell table:formula="of:=MAX(IF([$з.F5]=&quot;+&quot;;0;[.F4]);IF([$з.F5]=&quot;-&quot;;0;[.E5]))+[$д.F5]" office:value-type="float" office:value="683" calcext:value-type="float">
            <text:p>683</text:p>
          </table:table-cell>
          <table:table-cell table:formula="of:=MAX(IF([$з.G5]=&quot;+&quot;;0;[.G4]);IF([$з.G5]=&quot;-&quot;;0;[.F5]))+[$д.G5]" office:value-type="float" office:value="718" calcext:value-type="float">
            <text:p>718</text:p>
          </table:table-cell>
          <table:table-cell table:formula="of:=MAX(IF([$з.H5]=&quot;+&quot;;0;[.H4]);IF([$з.H5]=&quot;-&quot;;0;[.G5]))+[$д.H5]" office:value-type="float" office:value="810" calcext:value-type="float">
            <text:p>810</text:p>
          </table:table-cell>
          <table:table-cell table:formula="of:=MAX(IF([$з.I5]=&quot;+&quot;;0;[.I4]);IF([$з.I5]=&quot;-&quot;;0;[.H5]))+[$д.I5]" office:value-type="float" office:value="862" calcext:value-type="float">
            <text:p>862</text:p>
          </table:table-cell>
          <table:table-cell table:formula="of:=MAX(IF([$з.J5]=&quot;+&quot;;0;[.J4]);IF([$з.J5]=&quot;-&quot;;0;[.I5]))+[$д.J5]" office:value-type="float" office:value="926" calcext:value-type="float">
            <text:p>926</text:p>
          </table:table-cell>
          <table:table-cell table:formula="of:=MAX(IF([$з.K5]=&quot;+&quot;;0;[.K4]);IF([$з.K5]=&quot;-&quot;;0;[.J5]))+[$д.K5]" office:value-type="float" office:value="957" calcext:value-type="float">
            <text:p>957</text:p>
          </table:table-cell>
          <table:table-cell table:formula="of:=MAX(IF([$з.L5]=&quot;+&quot;;0;[.L4]);IF([$з.L5]=&quot;-&quot;;0;[.K5]))+[$д.L5]" office:value-type="float" office:value="961" calcext:value-type="float">
            <text:p>961</text:p>
          </table:table-cell>
          <table:table-cell table:style-name="ce6" table:formula="of:=MAX(IF([$з.M5]=&quot;+&quot;;0;[.M4]);IF([$з.M5]=&quot;-&quot;;0;[.L5]))+[$д.M5]" office:value-type="float" office:value="1057" calcext:value-type="float">
            <text:p>1057</text:p>
          </table:table-cell>
          <table:table-cell table:formula="of:=MAX(IF([$з.N5]=&quot;+&quot;;0;[.N4]);IF([$з.N5]=&quot;-&quot;;0;[.M5]))+[$д.N5]" office:value-type="float" office:value="1174" calcext:value-type="float">
            <text:p>1174</text:p>
          </table:table-cell>
          <table:table-cell table:formula="of:=MAX(IF([$з.O5]=&quot;+&quot;;0;[.O4]);IF([$з.O5]=&quot;-&quot;;0;[.N5]))+[$д.O5]" office:value-type="float" office:value="1252" calcext:value-type="float">
            <text:p>1252</text:p>
          </table:table-cell>
          <table:table-cell table:formula="of:=MAX(IF([$з.P5]=&quot;+&quot;;0;[.P4]);IF([$з.P5]=&quot;-&quot;;0;[.O5]))+[$д.P5]" office:value-type="float" office:value="1310" calcext:value-type="float">
            <text:p>1310</text:p>
          </table:table-cell>
          <table:table-cell table:formula="of:=MAX(IF([$з.Q5]=&quot;+&quot;;0;[.Q4]);IF([$з.Q5]=&quot;-&quot;;0;[.P5]))+[$д.Q5]" office:value-type="float" office:value="1415" calcext:value-type="float">
            <text:p>1415</text:p>
          </table:table-cell>
          <table:table-cell table:formula="of:=MAX(IF([$з.R5]=&quot;+&quot;;0;[.R4]);IF([$з.R5]=&quot;-&quot;;0;[.Q5]))+[$д.R5]" office:value-type="float" office:value="1388" calcext:value-type="float">
            <text:p>1388</text:p>
          </table:table-cell>
          <table:table-cell table:formula="of:=MAX(IF([$з.S5]=&quot;+&quot;;0;[.S4]);IF([$з.S5]=&quot;-&quot;;0;[.R5]))+[$д.S5]" office:value-type="float" office:value="1479" calcext:value-type="float">
            <text:p>1479</text:p>
          </table:table-cell>
          <table:table-cell table:formula="of:=MAX(IF([$з.T5]=&quot;+&quot;;0;[.T4]);IF([$з.T5]=&quot;-&quot;;0;[.S5]))+[$д.T5]" office:value-type="float" office:value="1589" calcext:value-type="float">
            <text:p>1589</text:p>
          </table:table-cell>
          <table:table-cell table:style-name="Default" table:number-columns-repeated="16364"/>
        </table:table-row>
        <table:table-row table:style-name="ro1">
          <table:table-cell table:formula="of:=[.A5]+[$д.A6]" office:value-type="float" office:value="228" calcext:value-type="float">
            <text:p>228</text:p>
          </table:table-cell>
          <table:table-cell table:formula="of:=MAX(IF([$з.B6]=&quot;+&quot;;0;[.B5]);IF([$з.B6]=&quot;-&quot;;0;[.A6]))+[$д.B6]" office:value-type="float" office:value="324" calcext:value-type="float">
            <text:p>324</text:p>
          </table:table-cell>
          <table:table-cell table:formula="of:=MAX(IF([$з.C6]=&quot;+&quot;;0;[.C5]);IF([$з.C6]=&quot;-&quot;;0;[.B6]))+[$д.C6]" office:value-type="float" office:value="402" calcext:value-type="float">
            <text:p>402</text:p>
          </table:table-cell>
          <table:table-cell table:formula="of:=MAX(IF([$з.D6]=&quot;+&quot;;0;[.D5]);IF([$з.D6]=&quot;-&quot;;0;[.C6]))+[$д.D6]" office:value-type="float" office:value="535" calcext:value-type="float">
            <text:p>535</text:p>
          </table:table-cell>
          <table:table-cell table:formula="of:=MAX(IF([$з.E6]=&quot;+&quot;;0;[.E5]);IF([$з.E6]=&quot;-&quot;;0;[.D6]))+[$д.E6]" office:value-type="float" office:value="640" calcext:value-type="float">
            <text:p>640</text:p>
          </table:table-cell>
          <table:table-cell table:formula="of:=MAX(IF([$з.F6]=&quot;+&quot;;0;[.F5]);IF([$з.F6]=&quot;-&quot;;0;[.E6]))+[$д.F6]" office:value-type="float" office:value="699" calcext:value-type="float">
            <text:p>699</text:p>
          </table:table-cell>
          <table:table-cell table:formula="of:=MAX(IF([$з.G6]=&quot;+&quot;;0;[.G5]);IF([$з.G6]=&quot;-&quot;;0;[.F6]))+[$д.G6]" office:value-type="float" office:value="779" calcext:value-type="float">
            <text:p>779</text:p>
          </table:table-cell>
          <table:table-cell table:formula="of:=MAX(IF([$з.H6]=&quot;+&quot;;0;[.H5]);IF([$з.H6]=&quot;-&quot;;0;[.G6]))+[$д.H6]" office:value-type="float" office:value="827" calcext:value-type="float">
            <text:p>827</text:p>
          </table:table-cell>
          <table:table-cell table:formula="of:=MAX(IF([$з.I6]=&quot;+&quot;;0;[.I5]);IF([$з.I6]=&quot;-&quot;;0;[.H6]))+[$д.I6]" office:value-type="float" office:value="887" calcext:value-type="float">
            <text:p>887</text:p>
          </table:table-cell>
          <table:table-cell table:formula="of:=MAX(IF([$з.J6]=&quot;+&quot;;0;[.J5]);IF([$з.J6]=&quot;-&quot;;0;[.I6]))+[$д.J6]" office:value-type="float" office:value="952" calcext:value-type="float">
            <text:p>952</text:p>
          </table:table-cell>
          <table:table-cell table:formula="of:=MAX(IF([$з.K6]=&quot;+&quot;;0;[.K5]);IF([$з.K6]=&quot;-&quot;;0;[.J6]))+[$д.K6]" office:value-type="float" office:value="1042" calcext:value-type="float">
            <text:p>1042</text:p>
          </table:table-cell>
          <table:table-cell table:formula="of:=MAX(IF([$з.L6]=&quot;+&quot;;0;[.L5]);IF([$з.L6]=&quot;-&quot;;0;[.K6]))+[$д.L6]" office:value-type="float" office:value="1087" calcext:value-type="float">
            <text:p>1087</text:p>
          </table:table-cell>
          <table:table-cell table:style-name="ce6" table:formula="of:=MAX(IF([$з.M6]=&quot;+&quot;;0;[.M5]);IF([$з.M6]=&quot;-&quot;;0;[.L6]))+[$д.M6]" office:value-type="float" office:value="1172" calcext:value-type="float">
            <text:p>1172</text:p>
          </table:table-cell>
          <table:table-cell table:formula="of:=MAX(IF([$з.N6]=&quot;+&quot;;0;[.N5]);IF([$з.N6]=&quot;-&quot;;0;[.M6]))+[$д.N6]" office:value-type="float" office:value="1190" calcext:value-type="float">
            <text:p>1190</text:p>
          </table:table-cell>
          <table:table-cell table:formula="of:=MAX(IF([$з.O6]=&quot;+&quot;;0;[.O5]);IF([$з.O6]=&quot;-&quot;;0;[.N6]))+[$д.O6]" office:value-type="float" office:value="1320" calcext:value-type="float">
            <text:p>1320</text:p>
          </table:table-cell>
          <table:table-cell table:formula="of:=MAX(IF([$з.P6]=&quot;+&quot;;0;[.P5]);IF([$з.P6]=&quot;-&quot;;0;[.O6]))+[$д.P6]" office:value-type="float" office:value="1391" calcext:value-type="float">
            <text:p>1391</text:p>
          </table:table-cell>
          <table:table-cell table:formula="of:=MAX(IF([$з.Q6]=&quot;+&quot;;0;[.Q5]);IF([$з.Q6]=&quot;-&quot;;0;[.P6]))+[$д.Q6]" office:value-type="float" office:value="1499" calcext:value-type="float">
            <text:p>1499</text:p>
          </table:table-cell>
          <table:table-cell table:formula="of:=MAX(IF([$з.R6]=&quot;+&quot;;0;[.R5]);IF([$з.R6]=&quot;-&quot;;0;[.Q6]))+[$д.R6]" office:value-type="float" office:value="1472" calcext:value-type="float">
            <text:p>1472</text:p>
          </table:table-cell>
          <table:table-cell table:formula="of:=MAX(IF([$з.S6]=&quot;+&quot;;0;[.S5]);IF([$з.S6]=&quot;-&quot;;0;[.R6]))+[$д.S6]" office:value-type="float" office:value="1484" calcext:value-type="float">
            <text:p>1484</text:p>
          </table:table-cell>
          <table:table-cell table:formula="of:=MAX(IF([$з.T6]=&quot;+&quot;;0;[.T5]);IF([$з.T6]=&quot;-&quot;;0;[.S6]))+[$д.T6]" office:value-type="float" office:value="1684" calcext:value-type="float">
            <text:p>1684</text:p>
          </table:table-cell>
          <table:table-cell table:style-name="Default" table:number-columns-repeated="16364"/>
        </table:table-row>
        <table:table-row table:style-name="ro1">
          <table:table-cell table:formula="of:=[.A6]+[$д.A7]" office:value-type="float" office:value="302" calcext:value-type="float">
            <text:p>302</text:p>
          </table:table-cell>
          <table:table-cell table:formula="of:=MAX(IF([$з.B7]=&quot;+&quot;;0;[.B6]);IF([$з.B7]=&quot;-&quot;;0;[.A7]))+[$д.B7]" office:value-type="float" office:value="348" calcext:value-type="float">
            <text:p>348</text:p>
          </table:table-cell>
          <table:table-cell table:formula="of:=MAX(IF([$з.C7]=&quot;+&quot;;0;[.C6]);IF([$з.C7]=&quot;-&quot;;0;[.B7]))+[$д.C7]" office:value-type="float" office:value="481" calcext:value-type="float">
            <text:p>481</text:p>
          </table:table-cell>
          <table:table-cell table:formula="of:=MAX(IF([$з.D7]=&quot;+&quot;;0;[.D6]);IF([$з.D7]=&quot;-&quot;;0;[.C7]))+[$д.D7]" office:value-type="float" office:value="570" calcext:value-type="float">
            <text:p>570</text:p>
          </table:table-cell>
          <table:table-cell table:formula="of:=MAX(IF([$з.E7]=&quot;+&quot;;0;[.E6]);IF([$з.E7]=&quot;-&quot;;0;[.D7]))+[$д.E7]" office:value-type="float" office:value="719" calcext:value-type="float">
            <text:p>719</text:p>
          </table:table-cell>
          <table:table-cell table:formula="of:=MAX(IF([$з.F7]=&quot;+&quot;;0;[.F6]);IF([$з.F7]=&quot;-&quot;;0;[.E7]))+[$д.F7]" office:value-type="float" office:value="761" calcext:value-type="float">
            <text:p>761</text:p>
          </table:table-cell>
          <table:table-cell table:formula="of:=MAX(IF([$з.G7]=&quot;+&quot;;0;[.G6]);IF([$з.G7]=&quot;-&quot;;0;[.F7]))+[$д.G7]" office:value-type="float" office:value="835" calcext:value-type="float">
            <text:p>835</text:p>
          </table:table-cell>
          <table:table-cell table:formula="of:=MAX(IF([$з.H7]=&quot;+&quot;;0;[.H6]);IF([$з.H7]=&quot;-&quot;;0;[.G7]))+[$д.H7]" office:value-type="float" office:value="864" calcext:value-type="float">
            <text:p>864</text:p>
          </table:table-cell>
          <table:table-cell table:formula="of:=MAX(IF([$з.I7]=&quot;+&quot;;0;[.I6]);IF([$з.I7]=&quot;-&quot;;0;[.H7]))+[$д.I7]" office:value-type="float" office:value="908" calcext:value-type="float">
            <text:p>908</text:p>
          </table:table-cell>
          <table:table-cell table:formula="of:=MAX(IF([$з.J7]=&quot;+&quot;;0;[.J6]);IF([$з.J7]=&quot;-&quot;;0;[.I7]))+[$д.J7]" office:value-type="float" office:value="1026" calcext:value-type="float">
            <text:p>1026</text:p>
          </table:table-cell>
          <table:table-cell table:formula="of:=MAX(IF([$з.K7]=&quot;+&quot;;0;[.K6]);IF([$з.K7]=&quot;-&quot;;0;[.J7]))+[$д.K7]" office:value-type="float" office:value="1047" calcext:value-type="float">
            <text:p>1047</text:p>
          </table:table-cell>
          <table:table-cell table:formula="of:=MAX(IF([$з.L7]=&quot;+&quot;;0;[.L6]);IF([$з.L7]=&quot;-&quot;;0;[.K7]))+[$д.L7]" office:value-type="float" office:value="1151" calcext:value-type="float">
            <text:p>1151</text:p>
          </table:table-cell>
          <table:table-cell table:style-name="ce6" table:formula="of:=MAX(IF([$з.M7]=&quot;+&quot;;0;[.M6]);IF([$з.M7]=&quot;-&quot;;0;[.L7]))+[$д.M7]" office:value-type="float" office:value="1205" calcext:value-type="float">
            <text:p>1205</text:p>
          </table:table-cell>
          <table:table-cell table:formula="of:=MAX(IF([$з.N7]=&quot;+&quot;;0;[.N6]);IF([$з.N7]=&quot;-&quot;;0;[.M7]))+[$д.N7]" office:value-type="float" office:value="1209" calcext:value-type="float">
            <text:p>1209</text:p>
          </table:table-cell>
          <table:table-cell table:formula="of:=MAX(IF([$з.O7]=&quot;+&quot;;0;[.O6]);IF([$з.O7]=&quot;-&quot;;0;[.N7]))+[$д.O7]" office:value-type="float" office:value="1392" calcext:value-type="float">
            <text:p>1392</text:p>
          </table:table-cell>
          <table:table-cell table:formula="of:=MAX(IF([$з.P7]=&quot;+&quot;;0;[.P6]);IF([$з.P7]=&quot;-&quot;;0;[.O7]))+[$д.P7]" office:value-type="float" office:value="1397" calcext:value-type="float">
            <text:p>1397</text:p>
          </table:table-cell>
          <table:table-cell table:formula="of:=MAX(IF([$з.Q7]=&quot;+&quot;;0;[.Q6]);IF([$з.Q7]=&quot;-&quot;;0;[.P7]))+[$д.Q7]" office:value-type="float" office:value="1592" calcext:value-type="float">
            <text:p>1592</text:p>
          </table:table-cell>
          <table:table-cell table:formula="of:=MAX(IF([$з.R7]=&quot;+&quot;;0;[.R6]);IF([$з.R7]=&quot;-&quot;;0;[.Q7]))+[$д.R7]" office:value-type="float" office:value="1550" calcext:value-type="float">
            <text:p>1550</text:p>
          </table:table-cell>
          <table:table-cell table:formula="of:=MAX(IF([$з.S7]=&quot;+&quot;;0;[.S6]);IF([$з.S7]=&quot;-&quot;;0;[.R7]))+[$д.S7]" office:value-type="float" office:value="1568" calcext:value-type="float">
            <text:p>1568</text:p>
          </table:table-cell>
          <table:table-cell table:formula="of:=MAX(IF([$з.T7]=&quot;+&quot;;0;[.T6]);IF([$з.T7]=&quot;-&quot;;0;[.S7]))+[$д.T7]" office:value-type="float" office:value="1781" calcext:value-type="float">
            <text:p>1781</text:p>
          </table:table-cell>
          <table:table-cell table:style-name="Default" table:number-columns-repeated="16364"/>
        </table:table-row>
        <table:table-row table:style-name="ro1">
          <table:table-cell table:formula="of:=[.A7]+[$д.A8]" office:value-type="float" office:value="303" calcext:value-type="float">
            <text:p>303</text:p>
          </table:table-cell>
          <table:table-cell table:formula="of:=MAX(IF([$з.B8]=&quot;+&quot;;0;[.B7]);IF([$з.B8]=&quot;-&quot;;0;[.A8]))+[$д.B8]" office:value-type="float" office:value="413" calcext:value-type="float">
            <text:p>413</text:p>
          </table:table-cell>
          <table:table-cell table:formula="of:=MAX(IF([$з.C8]=&quot;+&quot;;0;[.C7]);IF([$з.C8]=&quot;-&quot;;0;[.B8]))+[$д.C8]" office:value-type="float" office:value="512" calcext:value-type="float">
            <text:p>512</text:p>
          </table:table-cell>
          <table:table-cell table:formula="of:=MAX(IF([$з.D8]=&quot;+&quot;;0;[.D7]);IF([$з.D8]=&quot;-&quot;;0;[.C8]))+[$д.D8]" office:value-type="float" office:value="625" calcext:value-type="float">
            <text:p>625</text:p>
          </table:table-cell>
          <table:table-cell table:formula="of:=MAX(IF([$з.E8]=&quot;+&quot;;0;[.E7]);IF([$з.E8]=&quot;-&quot;;0;[.D8]))+[$д.E8]" office:value-type="float" office:value="800" calcext:value-type="float">
            <text:p>800</text:p>
          </table:table-cell>
          <table:table-cell table:formula="of:=MAX(IF([$з.F8]=&quot;+&quot;;0;[.F7]);IF([$з.F8]=&quot;-&quot;;0;[.E8]))+[$д.F8]" office:value-type="float" office:value="836" calcext:value-type="float">
            <text:p>836</text:p>
          </table:table-cell>
          <table:table-cell table:formula="of:=MAX(IF([$з.G8]=&quot;+&quot;;0;[.G7]);IF([$з.G8]=&quot;-&quot;;0;[.F8]))+[$д.G8]" office:value-type="float" office:value="883" calcext:value-type="float">
            <text:p>883</text:p>
          </table:table-cell>
          <table:table-cell table:formula="of:=MAX(IF([$з.H8]=&quot;+&quot;;0;[.H7]);IF([$з.H8]=&quot;-&quot;;0;[.G8]))+[$д.H8]" office:value-type="float" office:value="913" calcext:value-type="float">
            <text:p>913</text:p>
          </table:table-cell>
          <table:table-cell table:style-name="ce7" table:formula="of:=MAX(IF([$з.I8]=&quot;+&quot;;0;[.I7]);IF([$з.I8]=&quot;-&quot;;0;[.H8]))+[$д.I8]" office:value-type="float" office:value="946" calcext:value-type="float">
            <text:p>946</text:p>
          </table:table-cell>
          <table:table-cell table:style-name="ce7" table:formula="of:=MAX(IF([$з.J8]=&quot;+&quot;;0;[.J7]);IF([$з.J8]=&quot;-&quot;;0;[.I8]))+[$д.J8]" office:value-type="float" office:value="1084" calcext:value-type="float">
            <text:p>1084</text:p>
          </table:table-cell>
          <table:table-cell table:style-name="ce7" table:formula="of:=MAX(IF([$з.K8]=&quot;+&quot;;0;[.K7]);IF([$з.K8]=&quot;-&quot;;0;[.J8]))+[$д.K8]" office:value-type="float" office:value="1166" calcext:value-type="float">
            <text:p>1166</text:p>
          </table:table-cell>
          <table:table-cell table:formula="of:=MAX(IF([$з.L8]=&quot;+&quot;;0;[.L7]);IF([$з.L8]=&quot;-&quot;;0;[.K8]))+[$д.L8]" office:value-type="float" office:value="1204" calcext:value-type="float">
            <text:p>1204</text:p>
          </table:table-cell>
          <table:table-cell table:style-name="ce6" table:formula="of:=MAX(IF([$з.M8]=&quot;+&quot;;0;[.M7]);IF([$з.M8]=&quot;-&quot;;0;[.L8]))+[$д.M8]" office:value-type="float" office:value="1218" calcext:value-type="float">
            <text:p>1218</text:p>
          </table:table-cell>
          <table:table-cell table:formula="of:=MAX(IF([$з.N8]=&quot;+&quot;;0;[.N7]);IF([$з.N8]=&quot;-&quot;;0;[.M8]))+[$д.N8]" office:value-type="float" office:value="1256" calcext:value-type="float">
            <text:p>1256</text:p>
          </table:table-cell>
          <table:table-cell table:formula="of:=MAX(IF([$з.O8]=&quot;+&quot;;0;[.O7]);IF([$з.O8]=&quot;-&quot;;0;[.N8]))+[$д.O8]" office:value-type="float" office:value="1435" calcext:value-type="float">
            <text:p>1435</text:p>
          </table:table-cell>
          <table:table-cell table:formula="of:=MAX(IF([$з.P8]=&quot;+&quot;;0;[.P7]);IF([$з.P8]=&quot;-&quot;;0;[.O8]))+[$д.P8]" office:value-type="float" office:value="1484" calcext:value-type="float">
            <text:p>1484</text:p>
          </table:table-cell>
          <table:table-cell table:formula="of:=MAX(IF([$з.Q8]=&quot;+&quot;;0;[.Q7]);IF([$з.Q8]=&quot;-&quot;;0;[.P8]))+[$д.Q8]" office:value-type="float" office:value="1619" calcext:value-type="float">
            <text:p>1619</text:p>
          </table:table-cell>
          <table:table-cell table:formula="of:=MAX(IF([$з.R8]=&quot;+&quot;;0;[.R7]);IF([$з.R8]=&quot;-&quot;;0;[.Q8]))+[$д.R8]" office:value-type="float" office:value="1565" calcext:value-type="float">
            <text:p>1565</text:p>
          </table:table-cell>
          <table:table-cell table:formula="of:=MAX(IF([$з.S8]=&quot;+&quot;;0;[.S7]);IF([$з.S8]=&quot;-&quot;;0;[.R8]))+[$д.S8]" office:value-type="float" office:value="1667" calcext:value-type="float">
            <text:p>1667</text:p>
          </table:table-cell>
          <table:table-cell table:formula="of:=MAX(IF([$з.T8]=&quot;+&quot;;0;[.T7]);IF([$з.T8]=&quot;-&quot;;0;[.S8]))+[$д.T8]" office:value-type="float" office:value="1787" calcext:value-type="float">
            <text:p>1787</text:p>
          </table:table-cell>
          <table:table-cell table:style-name="Default" table:number-columns-repeated="16364"/>
        </table:table-row>
        <table:table-row table:style-name="ro1">
          <table:table-cell table:formula="of:=[.A8]+[$д.A9]" office:value-type="float" office:value="369" calcext:value-type="float">
            <text:p>369</text:p>
          </table:table-cell>
          <table:table-cell table:formula="of:=MAX(IF([$з.B9]=&quot;+&quot;;0;[.B8]);IF([$з.B9]=&quot;-&quot;;0;[.A9]))+[$д.B9]" office:value-type="float" office:value="483" calcext:value-type="float">
            <text:p>483</text:p>
          </table:table-cell>
          <table:table-cell table:formula="of:=MAX(IF([$з.C9]=&quot;+&quot;;0;[.C8]);IF([$з.C9]=&quot;-&quot;;0;[.B9]))+[$д.C9]" office:value-type="float" office:value="564" calcext:value-type="float">
            <text:p>564</text:p>
          </table:table-cell>
          <table:table-cell table:formula="of:=MAX(IF([$з.D9]=&quot;+&quot;;0;[.D8]);IF([$з.D9]=&quot;-&quot;;0;[.C9]))+[$д.D9]" office:value-type="float" office:value="707" calcext:value-type="float">
            <text:p>707</text:p>
          </table:table-cell>
          <table:table-cell table:formula="of:=MAX(IF([$з.E9]=&quot;+&quot;;0;[.E8]);IF([$з.E9]=&quot;-&quot;;0;[.D9]))+[$д.E9]" office:value-type="float" office:value="892" calcext:value-type="float">
            <text:p>892</text:p>
          </table:table-cell>
          <table:table-cell table:formula="of:=MAX(IF([$з.F9]=&quot;+&quot;;0;[.F8]);IF([$з.F9]=&quot;-&quot;;0;[.E9]))+[$д.F9]" office:value-type="float" office:value="898" calcext:value-type="float">
            <text:p>898</text:p>
          </table:table-cell>
          <table:table-cell table:formula="of:=MAX(IF([$з.G9]=&quot;+&quot;;0;[.G8]);IF([$з.G9]=&quot;-&quot;;0;[.F9]))+[$д.G9]" office:value-type="float" office:value="943" calcext:value-type="float">
            <text:p>943</text:p>
          </table:table-cell>
          <table:table-cell table:style-name="ce6" table:formula="of:=MAX(IF([$з.H9]=&quot;+&quot;;0;[.H8]);IF([$з.H9]=&quot;-&quot;;0;[.G9]))+[$д.H9]" office:value-type="float" office:value="966" calcext:value-type="float">
            <text:p>966</text:p>
          </table:table-cell>
          <table:table-cell table:style-name="ce16" table:formula="of:=MAX(IF([$з.I9]=&quot;+&quot;;0;[.I8]);IF([$з.I9]=&quot;-&quot;;0;[.H9]))+[$д.I9]" office:value-type="float" office:value="1000" calcext:value-type="float">
            <text:p>1000</text:p>
          </table:table-cell>
          <table:table-cell table:style-name="ce16" table:formula="of:=MAX(IF([$з.J9]=&quot;+&quot;;0;[.J8]);IF([$з.J9]=&quot;-&quot;;0;[.I9]))+[$д.J9]" office:value-type="float" office:value="1105" calcext:value-type="float">
            <text:p>1105</text:p>
          </table:table-cell>
          <table:table-cell table:style-name="ce16" table:formula="of:=MAX(IF([$з.K9]=&quot;+&quot;;0;[.K8]);IF([$з.K9]=&quot;-&quot;;0;[.J9]))+[$д.K9]" office:value-type="float" office:value="1221" calcext:value-type="float">
            <text:p>1221</text:p>
          </table:table-cell>
          <table:table-cell table:formula="of:=MAX(IF([$з.L9]=&quot;+&quot;;0;[.L8]);IF([$з.L9]=&quot;-&quot;;0;[.K9]))+[$д.L9]" office:value-type="float" office:value="1251" calcext:value-type="float">
            <text:p>1251</text:p>
          </table:table-cell>
          <table:table-cell table:style-name="ce6" table:formula="of:=MAX(IF([$з.M9]=&quot;+&quot;;0;[.M8]);IF([$з.M9]=&quot;-&quot;;0;[.L9]))+[$д.M9]" office:value-type="float" office:value="1350" calcext:value-type="float">
            <text:p>1350</text:p>
          </table:table-cell>
          <table:table-cell table:formula="of:=MAX(IF([$з.N9]=&quot;+&quot;;0;[.N8]);IF([$з.N9]=&quot;-&quot;;0;[.M9]))+[$д.N9]" office:value-type="float" office:value="1325" calcext:value-type="float">
            <text:p>1325</text:p>
          </table:table-cell>
          <table:table-cell table:formula="of:=MAX(IF([$з.O9]=&quot;+&quot;;0;[.O8]);IF([$з.O9]=&quot;-&quot;;0;[.N9]))+[$д.O9]" office:value-type="float" office:value="1481" calcext:value-type="float">
            <text:p>1481</text:p>
          </table:table-cell>
          <table:table-cell table:formula="of:=MAX(IF([$з.P9]=&quot;+&quot;;0;[.P8]);IF([$з.P9]=&quot;-&quot;;0;[.O9]))+[$д.P9]" office:value-type="float" office:value="1535" calcext:value-type="float">
            <text:p>1535</text:p>
          </table:table-cell>
          <table:table-cell table:formula="of:=MAX(IF([$з.Q9]=&quot;+&quot;;0;[.Q8]);IF([$з.Q9]=&quot;-&quot;;0;[.P9]))+[$д.Q9]" office:value-type="float" office:value="1658" calcext:value-type="float">
            <text:p>1658</text:p>
          </table:table-cell>
          <table:table-cell table:formula="of:=MAX(IF([$з.R9]=&quot;+&quot;;0;[.R8]);IF([$з.R9]=&quot;-&quot;;0;[.Q9]))+[$д.R9]" office:value-type="float" office:value="1596" calcext:value-type="float">
            <text:p>1596</text:p>
          </table:table-cell>
          <table:table-cell table:formula="of:=MAX(IF([$з.S9]=&quot;+&quot;;0;[.S8]);IF([$з.S9]=&quot;-&quot;;0;[.R9]))+[$д.S9]" office:value-type="float" office:value="1755" calcext:value-type="float">
            <text:p>1755</text:p>
          </table:table-cell>
          <table:table-cell table:formula="of:=MAX(IF([$з.T9]=&quot;+&quot;;0;[.T8]);IF([$з.T9]=&quot;-&quot;;0;[.S9]))+[$д.T9]" office:value-type="float" office:value="1858" calcext:value-type="float">
            <text:p>1858</text:p>
          </table:table-cell>
          <table:table-cell table:style-name="Default" table:number-columns-repeated="16364"/>
        </table:table-row>
        <table:table-row table:style-name="ro1">
          <table:table-cell table:formula="of:=[.A9]+[$д.A10]" office:value-type="float" office:value="463" calcext:value-type="float">
            <text:p>463</text:p>
          </table:table-cell>
          <table:table-cell table:formula="of:=MAX(IF([$з.B10]=&quot;+&quot;;0;[.B9]);IF([$з.B10]=&quot;-&quot;;0;[.A10]))+[$д.B10]" office:value-type="float" office:value="530" calcext:value-type="float">
            <text:p>530</text:p>
          </table:table-cell>
          <table:table-cell table:formula="of:=MAX(IF([$з.C10]=&quot;+&quot;;0;[.C9]);IF([$з.C10]=&quot;-&quot;;0;[.B10]))+[$д.C10]" office:value-type="float" office:value="594" calcext:value-type="float">
            <text:p>594</text:p>
          </table:table-cell>
          <table:table-cell table:formula="of:=MAX(IF([$з.D10]=&quot;+&quot;;0;[.D9]);IF([$з.D10]=&quot;-&quot;;0;[.C10]))+[$д.D10]" office:value-type="float" office:value="723" calcext:value-type="float">
            <text:p>723</text:p>
          </table:table-cell>
          <table:table-cell table:formula="of:=MAX(IF([$з.E10]=&quot;+&quot;;0;[.E9]);IF([$з.E10]=&quot;-&quot;;0;[.D10]))+[$д.E10]" office:value-type="float" office:value="980" calcext:value-type="float">
            <text:p>980</text:p>
          </table:table-cell>
          <table:table-cell table:formula="of:=MAX(IF([$з.F10]=&quot;+&quot;;0;[.F9]);IF([$з.F10]=&quot;-&quot;;0;[.E10]))+[$д.F10]" office:value-type="float" office:value="1063" calcext:value-type="float">
            <text:p>1063</text:p>
          </table:table-cell>
          <table:table-cell table:formula="of:=MAX(IF([$з.G10]=&quot;+&quot;;0;[.G9]);IF([$з.G10]=&quot;-&quot;;0;[.F10]))+[$д.G10]" office:value-type="float" office:value="1126" calcext:value-type="float">
            <text:p>1126</text:p>
          </table:table-cell>
          <table:table-cell table:style-name="ce6" table:formula="of:=MAX(IF([$з.H10]=&quot;+&quot;;0;[.H9]);IF([$з.H10]=&quot;-&quot;;0;[.G10]))+[$д.H10]" office:value-type="float" office:value="1168" calcext:value-type="float">
            <text:p>1168</text:p>
          </table:table-cell>
          <table:table-cell table:style-name="ce16" table:formula="of:=MAX(IF([$з.I10]=&quot;+&quot;;0;[.I9]);IF([$з.I10]=&quot;-&quot;;0;[.H10]))+[$д.I10]" office:value-type="float" office:value="1221" calcext:value-type="float">
            <text:p>1221</text:p>
          </table:table-cell>
          <table:table-cell table:style-name="ce16" table:formula="of:=MAX(IF([$з.J10]=&quot;+&quot;;0;[.J9]);IF([$з.J10]=&quot;-&quot;;0;[.I10]))+[$д.J10]" office:value-type="float" office:value="1309" calcext:value-type="float">
            <text:p>1309</text:p>
          </table:table-cell>
          <table:table-cell table:style-name="ce16" table:formula="of:=MAX(IF([$з.K10]=&quot;+&quot;;0;[.K9]);IF([$з.K10]=&quot;-&quot;;0;[.J10]))+[$д.K10]" office:value-type="float" office:value="1344" calcext:value-type="float">
            <text:p>1344</text:p>
          </table:table-cell>
          <table:table-cell table:formula="of:=MAX(IF([$з.L10]=&quot;+&quot;;0;[.L9]);IF([$з.L10]=&quot;-&quot;;0;[.K10]))+[$д.L10]" office:value-type="float" office:value="1317" calcext:value-type="float">
            <text:p>1317</text:p>
          </table:table-cell>
          <table:table-cell table:formula="of:=MAX(IF([$з.M10]=&quot;+&quot;;0;[.M9]);IF([$з.M10]=&quot;-&quot;;0;[.L10]))+[$д.M10]" office:value-type="float" office:value="1389" calcext:value-type="float">
            <text:p>1389</text:p>
          </table:table-cell>
          <table:table-cell table:formula="of:=MAX(IF([$з.N10]=&quot;+&quot;;0;[.N9]);IF([$з.N10]=&quot;-&quot;;0;[.M10]))+[$д.N10]" office:value-type="float" office:value="1459" calcext:value-type="float">
            <text:p>1459</text:p>
          </table:table-cell>
          <table:table-cell table:formula="of:=MAX(IF([$з.O10]=&quot;+&quot;;0;[.O9]);IF([$з.O10]=&quot;-&quot;;0;[.N10]))+[$д.O10]" office:value-type="float" office:value="1493" calcext:value-type="float">
            <text:p>1493</text:p>
          </table:table-cell>
          <table:table-cell table:formula="of:=MAX(IF([$з.P10]=&quot;+&quot;;0;[.P9]);IF([$з.P10]=&quot;-&quot;;0;[.O10]))+[$д.P10]" office:value-type="float" office:value="1546" calcext:value-type="float">
            <text:p>1546</text:p>
          </table:table-cell>
          <table:table-cell table:formula="of:=MAX(IF([$з.Q10]=&quot;+&quot;;0;[.Q9]);IF([$з.Q10]=&quot;-&quot;;0;[.P10]))+[$д.Q10]" office:value-type="float" office:value="1696" calcext:value-type="float">
            <text:p>1696</text:p>
          </table:table-cell>
          <table:table-cell table:formula="of:=MAX(IF([$з.R10]=&quot;+&quot;;0;[.R9]);IF([$з.R10]=&quot;-&quot;;0;[.Q10]))+[$д.R10]" office:value-type="float" office:value="1656" calcext:value-type="float">
            <text:p>1656</text:p>
          </table:table-cell>
          <table:table-cell table:formula="of:=MAX(IF([$з.S10]=&quot;+&quot;;0;[.S9]);IF([$з.S10]=&quot;-&quot;;0;[.R10]))+[$д.S10]" office:value-type="float" office:value="1809" calcext:value-type="float">
            <text:p>1809</text:p>
          </table:table-cell>
          <table:table-cell table:formula="of:=MAX(IF([$з.T10]=&quot;+&quot;;0;[.T9]);IF([$з.T10]=&quot;-&quot;;0;[.S10]))+[$д.T10]" office:value-type="float" office:value="1894" calcext:value-type="float">
            <text:p>1894</text:p>
          </table:table-cell>
          <table:table-cell table:style-name="Default" table:number-columns-repeated="16364"/>
        </table:table-row>
        <table:table-row table:style-name="ro1">
          <table:table-cell table:formula="of:=[.A10]+[$д.A11]" office:value-type="float" office:value="543" calcext:value-type="float">
            <text:p>543</text:p>
          </table:table-cell>
          <table:table-cell table:formula="of:=MAX(IF([$з.B11]=&quot;+&quot;;0;[.B10]);IF([$з.B11]=&quot;-&quot;;0;[.A11]))+[$д.B11]" office:value-type="float" office:value="596" calcext:value-type="float">
            <text:p>596</text:p>
          </table:table-cell>
          <table:table-cell table:formula="of:=MAX(IF([$з.C11]=&quot;+&quot;;0;[.C10]);IF([$з.C11]=&quot;-&quot;;0;[.B11]))+[$д.C11]" office:value-type="float" office:value="645" calcext:value-type="float">
            <text:p>645</text:p>
          </table:table-cell>
          <table:table-cell table:formula="of:=MAX(IF([$з.D11]=&quot;+&quot;;0;[.D10]);IF([$з.D11]=&quot;-&quot;;0;[.C11]))+[$д.D11]" office:value-type="float" office:value="812" calcext:value-type="float">
            <text:p>812</text:p>
          </table:table-cell>
          <table:table-cell table:formula="of:=MAX(IF([$з.E11]=&quot;+&quot;;0;[.E10]);IF([$з.E11]=&quot;-&quot;;0;[.D11]))+[$д.E11]" office:value-type="float" office:value="997" calcext:value-type="float">
            <text:p>997</text:p>
          </table:table-cell>
          <table:table-cell table:formula="of:=MAX(IF([$з.F11]=&quot;+&quot;;0;[.F10]);IF([$з.F11]=&quot;-&quot;;0;[.E11]))+[$д.F11]" office:value-type="float" office:value="1068" calcext:value-type="float">
            <text:p>1068</text:p>
          </table:table-cell>
          <table:table-cell table:formula="of:=MAX(IF([$з.G11]=&quot;+&quot;;0;[.G10]);IF([$з.G11]=&quot;-&quot;;0;[.F11]))+[$д.G11]" office:value-type="float" office:value="1196" calcext:value-type="float">
            <text:p>1196</text:p>
          </table:table-cell>
          <table:table-cell table:style-name="ce6" table:formula="of:=MAX(IF([$з.H11]=&quot;+&quot;;0;[.H10]);IF([$з.H11]=&quot;-&quot;;0;[.G11]))+[$д.H11]" office:value-type="float" office:value="1242" calcext:value-type="float">
            <text:p>1242</text:p>
          </table:table-cell>
          <table:table-cell table:style-name="ce16" table:formula="of:=MAX(IF([$з.I11]=&quot;+&quot;;0;[.I10]);IF([$з.I11]=&quot;-&quot;;0;[.H11]))+[$д.I11]" office:value-type="float" office:value="1298" calcext:value-type="float">
            <text:p>1298</text:p>
          </table:table-cell>
          <table:table-cell table:style-name="ce16" table:formula="of:=MAX(IF([$з.J11]=&quot;+&quot;;0;[.J10]);IF([$з.J11]=&quot;-&quot;;0;[.I11]))+[$д.J11]" office:value-type="float" office:value="1385" calcext:value-type="float">
            <text:p>1385</text:p>
          </table:table-cell>
          <table:table-cell table:style-name="ce16" table:formula="of:=MAX(IF([$з.K11]=&quot;+&quot;;0;[.K10]);IF([$з.K11]=&quot;-&quot;;0;[.J11]))+[$д.K11]" office:value-type="float" office:value="1409" calcext:value-type="float">
            <text:p>1409</text:p>
          </table:table-cell>
          <table:table-cell table:formula="of:=MAX(IF([$з.L11]=&quot;+&quot;;0;[.L10]);IF([$з.L11]=&quot;-&quot;;0;[.K11]))+[$д.L11]" office:value-type="float" office:value="1402" calcext:value-type="float">
            <text:p>1402</text:p>
          </table:table-cell>
          <table:table-cell table:formula="of:=MAX(IF([$з.M11]=&quot;+&quot;;0;[.M10]);IF([$з.M11]=&quot;-&quot;;0;[.L11]))+[$д.M11]" office:value-type="float" office:value="1487" calcext:value-type="float">
            <text:p>1487</text:p>
          </table:table-cell>
          <table:table-cell table:formula="of:=MAX(IF([$з.N11]=&quot;+&quot;;0;[.N10]);IF([$з.N11]=&quot;-&quot;;0;[.M11]))+[$д.N11]" office:value-type="float" office:value="1495" calcext:value-type="float">
            <text:p>1495</text:p>
          </table:table-cell>
          <table:table-cell table:formula="of:=MAX(IF([$з.O11]=&quot;+&quot;;0;[.O10]);IF([$з.O11]=&quot;-&quot;;0;[.N11]))+[$д.O11]" office:value-type="float" office:value="1564" calcext:value-type="float">
            <text:p>1564</text:p>
          </table:table-cell>
          <table:table-cell table:formula="of:=MAX(IF([$з.P11]=&quot;+&quot;;0;[.P10]);IF([$з.P11]=&quot;-&quot;;0;[.O11]))+[$д.P11]" office:value-type="float" office:value="1631" calcext:value-type="float">
            <text:p>1631</text:p>
          </table:table-cell>
          <table:table-cell table:formula="of:=MAX(IF([$з.Q11]=&quot;+&quot;;0;[.Q10]);IF([$з.Q11]=&quot;-&quot;;0;[.P11]))+[$д.Q11]" office:value-type="float" office:value="1726" calcext:value-type="float">
            <text:p>1726</text:p>
          </table:table-cell>
          <table:table-cell table:formula="of:=MAX(IF([$з.R11]=&quot;+&quot;;0;[.R10]);IF([$з.R11]=&quot;-&quot;;0;[.Q11]))+[$д.R11]" office:value-type="float" office:value="1686" calcext:value-type="float">
            <text:p>1686</text:p>
          </table:table-cell>
          <table:table-cell table:formula="of:=MAX(IF([$з.S11]=&quot;+&quot;;0;[.S10]);IF([$з.S11]=&quot;-&quot;;0;[.R11]))+[$д.S11]" office:value-type="float" office:value="1821" calcext:value-type="float">
            <text:p>1821</text:p>
          </table:table-cell>
          <table:table-cell table:formula="of:=MAX(IF([$з.T11]=&quot;+&quot;;0;[.T10]);IF([$з.T11]=&quot;-&quot;;0;[.S11]))+[$д.T11]" office:value-type="float" office:value="1960" calcext:value-type="float">
            <text:p>1960</text:p>
          </table:table-cell>
          <table:table-cell table:style-name="Default" table:number-columns-repeated="16364"/>
        </table:table-row>
        <table:table-row table:style-name="ro1">
          <table:table-cell table:formula="of:=[.A11]+[$д.A12]" office:value-type="float" office:value="638" calcext:value-type="float">
            <text:p>638</text:p>
          </table:table-cell>
          <table:table-cell table:formula="of:=MAX(IF([$з.B12]=&quot;+&quot;;0;[.B11]);IF([$з.B12]=&quot;-&quot;;0;[.A12]))+[$д.B12]" office:value-type="float" office:value="722" calcext:value-type="float">
            <text:p>722</text:p>
          </table:table-cell>
          <table:table-cell table:formula="of:=MAX(IF([$з.C12]=&quot;+&quot;;0;[.C11]);IF([$з.C12]=&quot;-&quot;;0;[.B12]))+[$д.C12]" office:value-type="float" office:value="657" calcext:value-type="float">
            <text:p>657</text:p>
          </table:table-cell>
          <table:table-cell table:formula="of:=MAX(IF([$з.D12]=&quot;+&quot;;0;[.D11]);IF([$з.D12]=&quot;-&quot;;0;[.C12]))+[$д.D12]" office:value-type="float" office:value="853" calcext:value-type="float">
            <text:p>853</text:p>
          </table:table-cell>
          <table:table-cell table:formula="of:=MAX(IF([$з.E12]=&quot;+&quot;;0;[.E11]);IF([$з.E12]=&quot;-&quot;;0;[.D12]))+[$д.E12]" office:value-type="float" office:value="1015" calcext:value-type="float">
            <text:p>1015</text:p>
          </table:table-cell>
          <table:table-cell table:formula="of:=MAX(IF([$з.F12]=&quot;+&quot;;0;[.F11]);IF([$з.F12]=&quot;-&quot;;0;[.E12]))+[$д.F12]" office:value-type="float" office:value="1108" calcext:value-type="float">
            <text:p>1108</text:p>
          </table:table-cell>
          <table:table-cell table:formula="of:=MAX(IF([$з.G12]=&quot;+&quot;;0;[.G11]);IF([$з.G12]=&quot;-&quot;;0;[.F12]))+[$д.G12]" office:value-type="float" office:value="1263" calcext:value-type="float">
            <text:p>1263</text:p>
          </table:table-cell>
          <table:table-cell table:style-name="ce6" table:formula="of:=MAX(IF([$з.H12]=&quot;+&quot;;0;[.H11]);IF([$з.H12]=&quot;-&quot;;0;[.G12]))+[$д.H12]" office:value-type="float" office:value="1298" calcext:value-type="float">
            <text:p>1298</text:p>
          </table:table-cell>
          <table:table-cell table:style-name="ce16" table:formula="of:=MAX(IF([$з.I12]=&quot;+&quot;;0;[.I11]);IF([$з.I12]=&quot;-&quot;;0;[.H12]))+[$д.I12]" office:value-type="float" office:value="1309" calcext:value-type="float">
            <text:p>1309</text:p>
          </table:table-cell>
          <table:table-cell table:style-name="ce16" table:formula="of:=MAX(IF([$з.J12]=&quot;+&quot;;0;[.J11]);IF([$з.J12]=&quot;-&quot;;0;[.I12]))+[$д.J12]" office:value-type="float" office:value="1430" calcext:value-type="float">
            <text:p>1430</text:p>
          </table:table-cell>
          <table:table-cell table:style-name="ce16" table:formula="of:=MAX(IF([$з.K12]=&quot;+&quot;;0;[.K11]);IF([$з.K12]=&quot;-&quot;;0;[.J12]))+[$д.K12]" office:value-type="float" office:value="1467" calcext:value-type="float">
            <text:p>1467</text:p>
          </table:table-cell>
          <table:table-cell table:formula="of:=MAX(IF([$з.L12]=&quot;+&quot;;0;[.L11]);IF([$з.L12]=&quot;-&quot;;0;[.K12]))+[$д.L12]" office:value-type="float" office:value="1431" calcext:value-type="float">
            <text:p>1431</text:p>
          </table:table-cell>
          <table:table-cell table:formula="of:=MAX(IF([$з.M12]=&quot;+&quot;;0;[.M11]);IF([$з.M12]=&quot;-&quot;;0;[.L12]))+[$д.M12]" office:value-type="float" office:value="1568" calcext:value-type="float">
            <text:p>1568</text:p>
          </table:table-cell>
          <table:table-cell table:formula="of:=MAX(IF([$з.N12]=&quot;+&quot;;0;[.N11]);IF([$з.N12]=&quot;-&quot;;0;[.M12]))+[$д.N12]" office:value-type="float" office:value="1582" calcext:value-type="float">
            <text:p>1582</text:p>
          </table:table-cell>
          <table:table-cell table:formula="of:=MAX(IF([$з.O12]=&quot;+&quot;;0;[.O11]);IF([$з.O12]=&quot;-&quot;;0;[.N12]))+[$д.O12]" office:value-type="float" office:value="1631" calcext:value-type="float">
            <text:p>1631</text:p>
          </table:table-cell>
          <table:table-cell table:formula="of:=MAX(IF([$з.P12]=&quot;+&quot;;0;[.P11]);IF([$з.P12]=&quot;-&quot;;0;[.O12]))+[$д.P12]" office:value-type="float" office:value="1681" calcext:value-type="float">
            <text:p>1681</text:p>
          </table:table-cell>
          <table:table-cell table:formula="of:=MAX(IF([$з.Q12]=&quot;+&quot;;0;[.Q11]);IF([$з.Q12]=&quot;-&quot;;0;[.P12]))+[$д.Q12]" office:value-type="float" office:value="1766" calcext:value-type="float">
            <text:p>1766</text:p>
          </table:table-cell>
          <table:table-cell table:formula="of:=MAX(IF([$з.R12]=&quot;+&quot;;0;[.R11]);IF([$з.R12]=&quot;-&quot;;0;[.Q12]))+[$д.R12]" office:value-type="float" office:value="1694" calcext:value-type="float">
            <text:p>1694</text:p>
          </table:table-cell>
          <table:table-cell table:formula="of:=MAX(IF([$з.S12]=&quot;+&quot;;0;[.S11]);IF([$з.S12]=&quot;-&quot;;0;[.R12]))+[$д.S12]" office:value-type="float" office:value="1869" calcext:value-type="float">
            <text:p>1869</text:p>
          </table:table-cell>
          <table:table-cell table:formula="of:=MAX(IF([$з.T12]=&quot;+&quot;;0;[.T11]);IF([$з.T12]=&quot;-&quot;;0;[.S12]))+[$д.T12]" office:value-type="float" office:value="2053" calcext:value-type="float">
            <text:p>2053</text:p>
          </table:table-cell>
          <table:table-cell table:style-name="Default" table:number-columns-repeated="16364"/>
        </table:table-row>
        <table:table-row table:style-name="ro1">
          <table:table-cell table:formula="of:=[.A12]+[$д.A13]" office:value-type="float" office:value="714" calcext:value-type="float">
            <text:p>714</text:p>
          </table:table-cell>
          <table:table-cell table:formula="of:=MAX(IF([$з.B13]=&quot;+&quot;;0;[.B12]);IF([$з.B13]=&quot;-&quot;;0;[.A13]))+[$д.B13]" office:value-type="float" office:value="783" calcext:value-type="float">
            <text:p>783</text:p>
          </table:table-cell>
          <table:table-cell table:formula="of:=MAX(IF([$з.C13]=&quot;+&quot;;0;[.C12]);IF([$з.C13]=&quot;-&quot;;0;[.B13]))+[$д.C13]" office:value-type="float" office:value="717" calcext:value-type="float">
            <text:p>717</text:p>
          </table:table-cell>
          <table:table-cell table:formula="of:=MAX(IF([$з.D13]=&quot;+&quot;;0;[.D12]);IF([$з.D13]=&quot;-&quot;;0;[.C13]))+[$д.D13]" office:value-type="float" office:value="888" calcext:value-type="float">
            <text:p>888</text:p>
          </table:table-cell>
          <table:table-cell table:formula="of:=MAX(IF([$з.E13]=&quot;+&quot;;0;[.E12]);IF([$з.E13]=&quot;-&quot;;0;[.D13]))+[$д.E13]" office:value-type="float" office:value="1021" calcext:value-type="float">
            <text:p>1021</text:p>
          </table:table-cell>
          <table:table-cell table:formula="of:=MAX(IF([$з.F13]=&quot;+&quot;;0;[.F12]);IF([$з.F13]=&quot;-&quot;;0;[.E13]))+[$д.F13]" office:value-type="float" office:value="1116" calcext:value-type="float">
            <text:p>1116</text:p>
          </table:table-cell>
          <table:table-cell table:formula="of:=MAX(IF([$з.G13]=&quot;+&quot;;0;[.G12]);IF([$з.G13]=&quot;-&quot;;0;[.F13]))+[$д.G13]" office:value-type="float" office:value="1336" calcext:value-type="float">
            <text:p>1336</text:p>
          </table:table-cell>
          <table:table-cell table:style-name="ce6" table:formula="of:=MAX(IF([$з.H13]=&quot;+&quot;;0;[.H12]);IF([$з.H13]=&quot;-&quot;;0;[.G13]))+[$д.H13]" office:value-type="float" office:value="1375" calcext:value-type="float">
            <text:p>1375</text:p>
          </table:table-cell>
          <table:table-cell table:style-name="ce16" table:formula="of:=MAX(IF([$з.I13]=&quot;+&quot;;0;[.I12]);IF([$з.I13]=&quot;-&quot;;0;[.H13]))+[$д.I13]" office:value-type="float" office:value="1415" calcext:value-type="float">
            <text:p>1415</text:p>
          </table:table-cell>
          <table:table-cell table:style-name="ce16" table:formula="of:=MAX(IF([$з.J13]=&quot;+&quot;;0;[.J12]);IF([$з.J13]=&quot;-&quot;;0;[.I13]))+[$д.J13]" office:value-type="float" office:value="1471" calcext:value-type="float">
            <text:p>1471</text:p>
          </table:table-cell>
          <table:table-cell table:style-name="ce16" table:formula="of:=MAX(IF([$з.K13]=&quot;+&quot;;0;[.K12]);IF([$з.K13]=&quot;-&quot;;0;[.J13]))+[$д.K13]" office:value-type="float" office:value="1521" calcext:value-type="float">
            <text:p>1521</text:p>
          </table:table-cell>
          <table:table-cell table:formula="of:=MAX(IF([$з.L13]=&quot;+&quot;;0;[.L12]);IF([$з.L13]=&quot;-&quot;;0;[.K13]))+[$д.L13]" office:value-type="float" office:value="1476" calcext:value-type="float">
            <text:p>1476</text:p>
          </table:table-cell>
          <table:table-cell table:formula="of:=MAX(IF([$з.M13]=&quot;+&quot;;0;[.M12]);IF([$з.M13]=&quot;-&quot;;0;[.L13]))+[$д.M13]" office:value-type="float" office:value="1578" calcext:value-type="float">
            <text:p>1578</text:p>
          </table:table-cell>
          <table:table-cell table:formula="of:=MAX(IF([$з.N13]=&quot;+&quot;;0;[.N12]);IF([$з.N13]=&quot;-&quot;;0;[.M13]))+[$д.N13]" office:value-type="float" office:value="1672" calcext:value-type="float">
            <text:p>1672</text:p>
          </table:table-cell>
          <table:table-cell table:formula="of:=MAX(IF([$з.O13]=&quot;+&quot;;0;[.O12]);IF([$з.O13]=&quot;-&quot;;0;[.N13]))+[$д.O13]" office:value-type="float" office:value="1755" calcext:value-type="float">
            <text:p>1755</text:p>
          </table:table-cell>
          <table:table-cell table:formula="of:=MAX(IF([$з.P13]=&quot;+&quot;;0;[.P12]);IF([$з.P13]=&quot;-&quot;;0;[.O13]))+[$д.P13]" office:value-type="float" office:value="1803" calcext:value-type="float">
            <text:p>1803</text:p>
          </table:table-cell>
          <table:table-cell table:formula="of:=MAX(IF([$з.Q13]=&quot;+&quot;;0;[.Q12]);IF([$з.Q13]=&quot;-&quot;;0;[.P13]))+[$д.Q13]" office:value-type="float" office:value="1838" calcext:value-type="float">
            <text:p>1838</text:p>
          </table:table-cell>
          <table:table-cell table:formula="of:=MAX(IF([$з.R13]=&quot;+&quot;;0;[.R12]);IF([$з.R13]=&quot;-&quot;;0;[.Q13]))+[$д.R13]" office:value-type="float" office:value="1709" calcext:value-type="float">
            <text:p>1709</text:p>
          </table:table-cell>
          <table:table-cell table:formula="of:=MAX(IF([$з.S13]=&quot;+&quot;;0;[.S12]);IF([$з.S13]=&quot;-&quot;;0;[.R13]))+[$д.S13]" office:value-type="float" office:value="1890" calcext:value-type="float">
            <text:p>1890</text:p>
          </table:table-cell>
          <table:table-cell table:formula="of:=MAX(IF([$з.T13]=&quot;+&quot;;0;[.T12]);IF([$з.T13]=&quot;-&quot;;0;[.S13]))+[$д.T13]" office:value-type="float" office:value="2055" calcext:value-type="float">
            <text:p>2055</text:p>
          </table:table-cell>
          <table:table-cell table:style-name="Default" table:number-columns-repeated="16364"/>
        </table:table-row>
        <table:table-row table:style-name="ro1">
          <table:table-cell table:formula="of:=[.A13]+[$д.A14]" office:value-type="float" office:value="720" calcext:value-type="float">
            <text:p>720</text:p>
          </table:table-cell>
          <table:table-cell table:formula="of:=MAX(IF([$з.B14]=&quot;+&quot;;0;[.B13]);IF([$з.B14]=&quot;-&quot;;0;[.A14]))+[$д.B14]" office:value-type="float" office:value="866" calcext:value-type="float">
            <text:p>866</text:p>
          </table:table-cell>
          <table:table-cell table:style-name="ce8" table:formula="of:=MAX(IF([$з.C14]=&quot;+&quot;;0;[.C13]);IF([$з.C14]=&quot;-&quot;;0;[.B14]))+[$д.C14]" office:value-type="float" office:value="733" calcext:value-type="float">
            <text:p>733</text:p>
          </table:table-cell>
          <table:table-cell table:style-name="ce7" table:formula="of:=MAX(IF([$з.D14]=&quot;+&quot;;0;[.D13]);IF([$з.D14]=&quot;-&quot;;0;[.C14]))+[$д.D14]" office:value-type="float" office:value="899" calcext:value-type="float">
            <text:p>899</text:p>
          </table:table-cell>
          <table:table-cell table:style-name="ce7" table:formula="of:=MAX(IF([$з.E14]=&quot;+&quot;;0;[.E13]);IF([$з.E14]=&quot;-&quot;;0;[.D14]))+[$д.E14]" office:value-type="float" office:value="1092" calcext:value-type="float">
            <text:p>1092</text:p>
          </table:table-cell>
          <table:table-cell table:style-name="ce7" table:formula="of:=MAX(IF([$з.F14]=&quot;+&quot;;0;[.F13]);IF([$з.F14]=&quot;-&quot;;0;[.E14]))+[$д.F14]" office:value-type="float" office:value="1183" calcext:value-type="float">
            <text:p>1183</text:p>
          </table:table-cell>
          <table:table-cell table:formula="of:=MAX(IF([$з.G14]=&quot;+&quot;;0;[.G13]);IF([$з.G14]=&quot;-&quot;;0;[.F14]))+[$д.G14]" office:value-type="float" office:value="1400" calcext:value-type="float">
            <text:p>1400</text:p>
          </table:table-cell>
          <table:table-cell table:style-name="ce6" table:formula="of:=MAX(IF([$з.H14]=&quot;+&quot;;0;[.H13]);IF([$з.H14]=&quot;-&quot;;0;[.G14]))+[$д.H14]" office:value-type="float" office:value="1403" calcext:value-type="float">
            <text:p>1403</text:p>
          </table:table-cell>
          <table:table-cell table:style-name="ce16" table:formula="of:=MAX(IF([$з.I14]=&quot;+&quot;;0;[.I13]);IF([$з.I14]=&quot;-&quot;;0;[.H14]))+[$д.I14]" office:value-type="float" office:value="1514" calcext:value-type="float">
            <text:p>1514</text:p>
          </table:table-cell>
          <table:table-cell table:style-name="ce16" table:formula="of:=MAX(IF([$з.J14]=&quot;+&quot;;0;[.J13]);IF([$з.J14]=&quot;-&quot;;0;[.I14]))+[$д.J14]" office:value-type="float" office:value="1544" calcext:value-type="float">
            <text:p>1544</text:p>
          </table:table-cell>
          <table:table-cell table:style-name="ce16" table:formula="of:=MAX(IF([$з.K14]=&quot;+&quot;;0;[.K13]);IF([$з.K14]=&quot;-&quot;;0;[.J14]))+[$д.K14]" office:value-type="float" office:value="1553" calcext:value-type="float">
            <text:p>1553</text:p>
          </table:table-cell>
          <table:table-cell table:formula="of:=MAX(IF([$з.L14]=&quot;+&quot;;0;[.L13]);IF([$з.L14]=&quot;-&quot;;0;[.K14]))+[$д.L14]" office:value-type="float" office:value="1510" calcext:value-type="float">
            <text:p>1510</text:p>
          </table:table-cell>
          <table:table-cell table:formula="of:=MAX(IF([$з.M14]=&quot;+&quot;;0;[.M13]);IF([$з.M14]=&quot;-&quot;;0;[.L14]))+[$д.M14]" office:value-type="float" office:value="1584" calcext:value-type="float">
            <text:p>1584</text:p>
          </table:table-cell>
          <table:table-cell table:formula="of:=MAX(IF([$з.N14]=&quot;+&quot;;0;[.N13]);IF([$з.N14]=&quot;-&quot;;0;[.M14]))+[$д.N14]" office:value-type="float" office:value="1736" calcext:value-type="float">
            <text:p>1736</text:p>
          </table:table-cell>
          <table:table-cell table:formula="of:=MAX(IF([$з.O14]=&quot;+&quot;;0;[.O13]);IF([$з.O14]=&quot;-&quot;;0;[.N14]))+[$д.O14]" office:value-type="float" office:value="1841" calcext:value-type="float">
            <text:p>1841</text:p>
          </table:table-cell>
          <table:table-cell table:formula="of:=MAX(IF([$з.P14]=&quot;+&quot;;0;[.P13]);IF([$з.P14]=&quot;-&quot;;0;[.O14]))+[$д.P14]" office:value-type="float" office:value="1897" calcext:value-type="float">
            <text:p>1897</text:p>
          </table:table-cell>
          <table:table-cell table:formula="of:=MAX(IF([$з.Q14]=&quot;+&quot;;0;[.Q13]);IF([$з.Q14]=&quot;-&quot;;0;[.P14]))+[$д.Q14]" office:value-type="float" office:value="1978" calcext:value-type="float">
            <text:p>1978</text:p>
          </table:table-cell>
          <table:table-cell table:formula="of:=MAX(IF([$з.R14]=&quot;+&quot;;0;[.R13]);IF([$з.R14]=&quot;-&quot;;0;[.Q14]))+[$д.R14]" office:value-type="float" office:value="1717" calcext:value-type="float">
            <text:p>1717</text:p>
          </table:table-cell>
          <table:table-cell table:formula="of:=MAX(IF([$з.S14]=&quot;+&quot;;0;[.S13]);IF([$з.S14]=&quot;-&quot;;0;[.R14]))+[$д.S14]" office:value-type="float" office:value="1928" calcext:value-type="float">
            <text:p>1928</text:p>
          </table:table-cell>
          <table:table-cell table:formula="of:=MAX(IF([$з.T14]=&quot;+&quot;;0;[.T13]);IF([$з.T14]=&quot;-&quot;;0;[.S14]))+[$д.T14]" office:value-type="float" office:value="2122" calcext:value-type="float">
            <text:p>2122</text:p>
          </table:table-cell>
          <table:table-cell table:style-name="Default" table:number-columns-repeated="16364"/>
        </table:table-row>
        <table:table-row table:style-name="ro1">
          <table:table-cell table:formula="of:=[.A14]+[$д.A15]" office:value-type="float" office:value="765" calcext:value-type="float">
            <text:p>765</text:p>
          </table:table-cell>
          <table:table-cell table:style-name="ce12" table:formula="of:=MAX(IF([$з.B15]=&quot;+&quot;;0;[.B14]);IF([$з.B15]=&quot;-&quot;;0;[.A15]))+[$д.B15]" office:value-type="float" office:value="954" calcext:value-type="float">
            <text:p>954</text:p>
          </table:table-cell>
          <table:table-cell table:formula="of:=MAX(IF([$з.C15]=&quot;+&quot;;0;[.C14]);IF([$з.C15]=&quot;-&quot;;0;[.B15]))+[$д.C15]" office:value-type="float" office:value="1042" calcext:value-type="float">
            <text:p>1042</text:p>
          </table:table-cell>
          <table:table-cell table:formula="of:=MAX(IF([$з.D15]=&quot;+&quot;;0;[.D14]);IF([$з.D15]=&quot;-&quot;;0;[.C15]))+[$д.D15]" office:value-type="float" office:value="1084" calcext:value-type="float">
            <text:p>1084</text:p>
          </table:table-cell>
          <table:table-cell table:formula="of:=MAX(IF([$з.E15]=&quot;+&quot;;0;[.E14]);IF([$з.E15]=&quot;-&quot;;0;[.D15]))+[$д.E15]" office:value-type="float" office:value="1135" calcext:value-type="float">
            <text:p>1135</text:p>
          </table:table-cell>
          <table:table-cell table:formula="of:=MAX(IF([$з.F15]=&quot;+&quot;;0;[.F14]);IF([$з.F15]=&quot;-&quot;;0;[.E15]))+[$д.F15]" office:value-type="float" office:value="1171" calcext:value-type="float">
            <text:p>1171</text:p>
          </table:table-cell>
          <table:table-cell table:formula="of:=MAX(IF([$з.G15]=&quot;+&quot;;0;[.G14]);IF([$з.G15]=&quot;-&quot;;0;[.F15]))+[$д.G15]" office:value-type="float" office:value="1438" calcext:value-type="float">
            <text:p>1438</text:p>
          </table:table-cell>
          <table:table-cell table:formula="of:=MAX(IF([$з.H15]=&quot;+&quot;;0;[.H14]);IF([$з.H15]=&quot;-&quot;;0;[.G15]))+[$д.H15]" office:value-type="float" office:value="1478" calcext:value-type="float">
            <text:p>1478</text:p>
          </table:table-cell>
          <table:table-cell table:formula="of:=MAX(IF([$з.I15]=&quot;+&quot;;0;[.I14]);IF([$з.I15]=&quot;-&quot;;0;[.H15]))+[$д.I15]" office:value-type="float" office:value="1485" calcext:value-type="float">
            <text:p>1485</text:p>
          </table:table-cell>
          <table:table-cell table:formula="of:=MAX(IF([$з.J15]=&quot;+&quot;;0;[.J14]);IF([$з.J15]=&quot;-&quot;;0;[.I15]))+[$д.J15]" office:value-type="float" office:value="1512" calcext:value-type="float">
            <text:p>1512</text:p>
          </table:table-cell>
          <table:table-cell table:style-name="ce7" table:formula="of:=MAX(IF([$з.K15]=&quot;+&quot;;0;[.K14]);IF([$з.K15]=&quot;-&quot;;0;[.J15]))+[$д.K15]" office:value-type="float" office:value="1550" calcext:value-type="float">
            <text:p>1550</text:p>
          </table:table-cell>
          <table:table-cell table:style-name="ce7" table:formula="of:=MAX(IF([$з.L15]=&quot;+&quot;;0;[.L14]);IF([$з.L15]=&quot;-&quot;;0;[.K15]))+[$д.L15]" office:value-type="float" office:value="1588" calcext:value-type="float">
            <text:p>1588</text:p>
          </table:table-cell>
          <table:table-cell table:style-name="ce7" table:formula="of:=MAX(IF([$з.M15]=&quot;+&quot;;0;[.M14]);IF([$з.M15]=&quot;-&quot;;0;[.L15]))+[$д.M15]" office:value-type="float" office:value="1619" calcext:value-type="float">
            <text:p>1619</text:p>
          </table:table-cell>
          <table:table-cell table:style-name="ce7" table:formula="of:=MAX(IF([$з.N15]=&quot;+&quot;;0;[.N14]);IF([$з.N15]=&quot;-&quot;;0;[.M15]))+[$д.N15]" office:value-type="float" office:value="1757" calcext:value-type="float">
            <text:p>1757</text:p>
          </table:table-cell>
          <table:table-cell table:style-name="ce7" table:formula="of:=MAX(IF([$з.O15]=&quot;+&quot;;0;[.O14]);IF([$з.O15]=&quot;-&quot;;0;[.N15]))+[$д.O15]" office:value-type="float" office:value="1855" calcext:value-type="float">
            <text:p>1855</text:p>
          </table:table-cell>
          <table:table-cell table:formula="of:=MAX(IF([$з.P15]=&quot;+&quot;;0;[.P14]);IF([$з.P15]=&quot;-&quot;;0;[.O15]))+[$д.P15]" office:value-type="float" office:value="1917" calcext:value-type="float">
            <text:p>1917</text:p>
          </table:table-cell>
          <table:table-cell table:formula="of:=MAX(IF([$з.Q15]=&quot;+&quot;;0;[.Q14]);IF([$з.Q15]=&quot;-&quot;;0;[.P15]))+[$д.Q15]" office:value-type="float" office:value="2028" calcext:value-type="float">
            <text:p>2028</text:p>
          </table:table-cell>
          <table:table-cell table:formula="of:=MAX(IF([$з.R15]=&quot;+&quot;;0;[.R14]);IF([$з.R15]=&quot;-&quot;;0;[.Q15]))+[$д.R15]" office:value-type="float" office:value="1732" calcext:value-type="float">
            <text:p>1732</text:p>
          </table:table-cell>
          <table:table-cell table:formula="of:=MAX(IF([$з.S15]=&quot;+&quot;;0;[.S14]);IF([$з.S15]=&quot;-&quot;;0;[.R15]))+[$д.S15]" office:value-type="float" office:value="2007" calcext:value-type="float">
            <text:p>2007</text:p>
          </table:table-cell>
          <table:table-cell table:formula="of:=MAX(IF([$з.T15]=&quot;+&quot;;0;[.T14]);IF([$з.T15]=&quot;-&quot;;0;[.S15]))+[$д.T15]" office:value-type="float" office:value="2214" calcext:value-type="float">
            <text:p>2214</text:p>
          </table:table-cell>
          <table:table-cell table:style-name="Default" table:number-columns-repeated="16364"/>
        </table:table-row>
        <table:table-row table:style-name="ro1">
          <table:table-cell table:formula="of:=[.A15]+[$д.A16]" office:value-type="float" office:value="845" calcext:value-type="float">
            <text:p>845</text:p>
          </table:table-cell>
          <table:table-cell table:style-name="ce12" table:formula="of:=MAX(IF([$з.B16]=&quot;+&quot;;0;[.B15]);IF([$з.B16]=&quot;-&quot;;0;[.A16]))+[$д.B16]" office:value-type="float" office:value="975" calcext:value-type="float">
            <text:p>975</text:p>
          </table:table-cell>
          <table:table-cell table:formula="of:=MAX(IF([$з.C16]=&quot;+&quot;;0;[.C15]);IF([$з.C16]=&quot;-&quot;;0;[.B16]))+[$д.C16]" office:value-type="float" office:value="1071" calcext:value-type="float">
            <text:p>1071</text:p>
          </table:table-cell>
          <table:table-cell table:formula="of:=MAX(IF([$з.D16]=&quot;+&quot;;0;[.D15]);IF([$з.D16]=&quot;-&quot;;0;[.C16]))+[$д.D16]" office:value-type="float" office:value="1148" calcext:value-type="float">
            <text:p>1148</text:p>
          </table:table-cell>
          <table:table-cell table:formula="of:=MAX(IF([$з.E16]=&quot;+&quot;;0;[.E15]);IF([$з.E16]=&quot;-&quot;;0;[.D16]))+[$д.E16]" office:value-type="float" office:value="1222" calcext:value-type="float">
            <text:p>1222</text:p>
          </table:table-cell>
          <table:table-cell table:formula="of:=MAX(IF([$з.F16]=&quot;+&quot;;0;[.F15]);IF([$з.F16]=&quot;-&quot;;0;[.E16]))+[$д.F16]" office:value-type="float" office:value="1265" calcext:value-type="float">
            <text:p>1265</text:p>
          </table:table-cell>
          <table:table-cell table:formula="of:=MAX(IF([$з.G16]=&quot;+&quot;;0;[.G15]);IF([$з.G16]=&quot;-&quot;;0;[.F16]))+[$д.G16]" office:value-type="float" office:value="1511" calcext:value-type="float">
            <text:p>1511</text:p>
          </table:table-cell>
          <table:table-cell table:formula="of:=MAX(IF([$з.H16]=&quot;+&quot;;0;[.H15]);IF([$з.H16]=&quot;-&quot;;0;[.G16]))+[$д.H16]" office:value-type="float" office:value="1608" calcext:value-type="float">
            <text:p>1608</text:p>
          </table:table-cell>
          <table:table-cell table:formula="of:=MAX(IF([$з.I16]=&quot;+&quot;;0;[.I15]);IF([$з.I16]=&quot;-&quot;;0;[.H16]))+[$д.I16]" office:value-type="float" office:value="1697" calcext:value-type="float">
            <text:p>1697</text:p>
          </table:table-cell>
          <table:table-cell table:formula="of:=MAX(IF([$з.J16]=&quot;+&quot;;0;[.J15]);IF([$з.J16]=&quot;-&quot;;0;[.I16]))+[$д.J16]" office:value-type="float" office:value="1769" calcext:value-type="float">
            <text:p>1769</text:p>
          </table:table-cell>
          <table:table-cell table:formula="of:=MAX(IF([$з.K16]=&quot;+&quot;;0;[.K15]);IF([$з.K16]=&quot;-&quot;;0;[.J16]))+[$д.K16]" office:value-type="float" office:value="1814" calcext:value-type="float">
            <text:p>1814</text:p>
          </table:table-cell>
          <table:table-cell table:formula="of:=MAX(IF([$з.L16]=&quot;+&quot;;0;[.L15]);IF([$з.L16]=&quot;-&quot;;0;[.K16]))+[$д.L16]" office:value-type="float" office:value="1886" calcext:value-type="float">
            <text:p>1886</text:p>
          </table:table-cell>
          <table:table-cell table:formula="of:=MAX(IF([$з.M16]=&quot;+&quot;;0;[.M15]);IF([$з.M16]=&quot;-&quot;;0;[.L16]))+[$д.M16]" office:value-type="float" office:value="1931" calcext:value-type="float">
            <text:p>1931</text:p>
          </table:table-cell>
          <table:table-cell table:formula="of:=MAX(IF([$з.N16]=&quot;+&quot;;0;[.N15]);IF([$з.N16]=&quot;-&quot;;0;[.M16]))+[$д.N16]" office:value-type="float" office:value="1944" calcext:value-type="float">
            <text:p>1944</text:p>
          </table:table-cell>
          <table:table-cell table:style-name="ce6" table:formula="of:=MAX(IF([$з.O16]=&quot;+&quot;;0;[.O15]);IF([$з.O16]=&quot;-&quot;;0;[.N16]))+[$д.O16]" office:value-type="float" office:value="1945" calcext:value-type="float">
            <text:p>1945</text:p>
          </table:table-cell>
          <table:table-cell table:formula="of:=MAX(IF([$з.P16]=&quot;+&quot;;0;[.P15]);IF([$з.P16]=&quot;-&quot;;0;[.O16]))+[$д.P16]" office:value-type="float" office:value="1945" calcext:value-type="float">
            <text:p>1945</text:p>
          </table:table-cell>
          <table:table-cell table:style-name="ce12" table:formula="of:=MAX(IF([$з.Q16]=&quot;+&quot;;0;[.Q15]);IF([$з.Q16]=&quot;-&quot;;0;[.P16]))+[$д.Q16]" office:value-type="float" office:value="2077" calcext:value-type="float">
            <text:p>2077</text:p>
          </table:table-cell>
          <table:table-cell table:formula="of:=MAX(IF([$з.R16]=&quot;+&quot;;0;[.R15]);IF([$з.R16]=&quot;-&quot;;0;[.Q16]))+[$д.R16]" office:value-type="float" office:value="2108" calcext:value-type="float">
            <text:p>2108</text:p>
          </table:table-cell>
          <table:table-cell table:formula="of:=MAX(IF([$з.S16]=&quot;+&quot;;0;[.S15]);IF([$з.S16]=&quot;-&quot;;0;[.R16]))+[$д.S16]" office:value-type="float" office:value="2149" calcext:value-type="float">
            <text:p>2149</text:p>
          </table:table-cell>
          <table:table-cell table:formula="of:=MAX(IF([$з.T16]=&quot;+&quot;;0;[.T15]);IF([$з.T16]=&quot;-&quot;;0;[.S16]))+[$д.T16]" office:value-type="float" office:value="2309" calcext:value-type="float">
            <text:p>2309</text:p>
          </table:table-cell>
          <table:table-cell table:style-name="Default" table:number-columns-repeated="16364"/>
        </table:table-row>
        <table:table-row table:style-name="ro1">
          <table:table-cell table:formula="of:=[.A16]+[$д.A17]" office:value-type="float" office:value="855" calcext:value-type="float">
            <text:p>855</text:p>
          </table:table-cell>
          <table:table-cell table:style-name="ce12" table:formula="of:=MAX(IF([$з.B17]=&quot;+&quot;;0;[.B16]);IF([$з.B17]=&quot;-&quot;;0;[.A17]))+[$д.B17]" office:value-type="float" office:value="1009" calcext:value-type="float">
            <text:p>1009</text:p>
          </table:table-cell>
          <table:table-cell table:formula="of:=MAX(IF([$з.C17]=&quot;+&quot;;0;[.C16]);IF([$з.C17]=&quot;-&quot;;0;[.B17]))+[$д.C17]" office:value-type="float" office:value="1090" calcext:value-type="float">
            <text:p>1090</text:p>
          </table:table-cell>
          <table:table-cell table:formula="of:=MAX(IF([$з.D17]=&quot;+&quot;;0;[.D16]);IF([$з.D17]=&quot;-&quot;;0;[.C17]))+[$д.D17]" office:value-type="float" office:value="1182" calcext:value-type="float">
            <text:p>1182</text:p>
          </table:table-cell>
          <table:table-cell table:formula="of:=MAX(IF([$з.E17]=&quot;+&quot;;0;[.E16]);IF([$з.E17]=&quot;-&quot;;0;[.D17]))+[$д.E17]" office:value-type="float" office:value="1253" calcext:value-type="float">
            <text:p>1253</text:p>
          </table:table-cell>
          <table:table-cell table:formula="of:=MAX(IF([$з.F17]=&quot;+&quot;;0;[.F16]);IF([$з.F17]=&quot;-&quot;;0;[.E17]))+[$д.F17]" office:value-type="float" office:value="1336" calcext:value-type="float">
            <text:p>1336</text:p>
          </table:table-cell>
          <table:table-cell table:formula="of:=MAX(IF([$з.G17]=&quot;+&quot;;0;[.G16]);IF([$з.G17]=&quot;-&quot;;0;[.F17]))+[$д.G17]" office:value-type="float" office:value="1559" calcext:value-type="float">
            <text:p>1559</text:p>
          </table:table-cell>
          <table:table-cell table:formula="of:=MAX(IF([$з.H17]=&quot;+&quot;;0;[.H16]);IF([$з.H17]=&quot;-&quot;;0;[.G17]))+[$д.H17]" office:value-type="float" office:value="1672" calcext:value-type="float">
            <text:p>1672</text:p>
          </table:table-cell>
          <table:table-cell table:formula="of:=MAX(IF([$з.I17]=&quot;+&quot;;0;[.I16]);IF([$з.I17]=&quot;-&quot;;0;[.H17]))+[$д.I17]" office:value-type="float" office:value="1746" calcext:value-type="float">
            <text:p>1746</text:p>
          </table:table-cell>
          <table:table-cell table:formula="of:=MAX(IF([$з.J17]=&quot;+&quot;;0;[.J16]);IF([$з.J17]=&quot;-&quot;;0;[.I17]))+[$д.J17]" office:value-type="float" office:value="1779" calcext:value-type="float">
            <text:p>1779</text:p>
          </table:table-cell>
          <table:table-cell table:formula="of:=MAX(IF([$з.K17]=&quot;+&quot;;0;[.K16]);IF([$з.K17]=&quot;-&quot;;0;[.J17]))+[$д.K17]" office:value-type="float" office:value="1896" calcext:value-type="float">
            <text:p>1896</text:p>
          </table:table-cell>
          <table:table-cell table:formula="of:=MAX(IF([$з.L17]=&quot;+&quot;;0;[.L16]);IF([$з.L17]=&quot;-&quot;;0;[.K17]))+[$д.L17]" office:value-type="float" office:value="1941" calcext:value-type="float">
            <text:p>1941</text:p>
          </table:table-cell>
          <table:table-cell table:formula="of:=MAX(IF([$з.M17]=&quot;+&quot;;0;[.M16]);IF([$з.M17]=&quot;-&quot;;0;[.L17]))+[$д.M17]" office:value-type="float" office:value="2031" calcext:value-type="float">
            <text:p>2031</text:p>
          </table:table-cell>
          <table:table-cell table:formula="of:=MAX(IF([$з.N17]=&quot;+&quot;;0;[.N16]);IF([$з.N17]=&quot;-&quot;;0;[.M17]))+[$д.N17]" office:value-type="float" office:value="2036" calcext:value-type="float">
            <text:p>2036</text:p>
          </table:table-cell>
          <table:table-cell table:style-name="ce6" table:formula="of:=MAX(IF([$з.O17]=&quot;+&quot;;0;[.O16]);IF([$з.O17]=&quot;-&quot;;0;[.N17]))+[$д.O17]" office:value-type="float" office:value="2123" calcext:value-type="float">
            <text:p>2123</text:p>
          </table:table-cell>
          <table:table-cell table:formula="of:=MAX(IF([$з.P17]=&quot;+&quot;;0;[.P16]);IF([$з.P17]=&quot;-&quot;;0;[.O17]))+[$д.P17]" office:value-type="float" office:value="1995" calcext:value-type="float">
            <text:p>1995</text:p>
          </table:table-cell>
          <table:table-cell table:style-name="ce12" table:formula="of:=MAX(IF([$з.Q17]=&quot;+&quot;;0;[.Q16]);IF([$з.Q17]=&quot;-&quot;;0;[.P17]))+[$д.Q17]" office:value-type="float" office:value="2165" calcext:value-type="float">
            <text:p>2165</text:p>
          </table:table-cell>
          <table:table-cell table:formula="of:=MAX(IF([$з.R17]=&quot;+&quot;;0;[.R16]);IF([$з.R17]=&quot;-&quot;;0;[.Q17]))+[$д.R17]" office:value-type="float" office:value="2250" calcext:value-type="float">
            <text:p>2250</text:p>
          </table:table-cell>
          <table:table-cell table:formula="of:=MAX(IF([$з.S17]=&quot;+&quot;;0;[.S16]);IF([$з.S17]=&quot;-&quot;;0;[.R17]))+[$д.S17]" office:value-type="float" office:value="2273" calcext:value-type="float">
            <text:p>2273</text:p>
          </table:table-cell>
          <table:table-cell table:formula="of:=MAX(IF([$з.T17]=&quot;+&quot;;0;[.T16]);IF([$з.T17]=&quot;-&quot;;0;[.S17]))+[$д.T17]" office:value-type="float" office:value="2372" calcext:value-type="float">
            <text:p>2372</text:p>
          </table:table-cell>
          <table:table-cell table:style-name="Default" table:number-columns-repeated="16364"/>
        </table:table-row>
        <table:table-row table:style-name="ro1">
          <table:table-cell table:formula="of:=[.A17]+[$д.A18]" office:value-type="float" office:value="935" calcext:value-type="float">
            <text:p>935</text:p>
          </table:table-cell>
          <table:table-cell table:style-name="ce12" table:formula="of:=MAX(IF([$з.B18]=&quot;+&quot;;0;[.B17]);IF([$з.B18]=&quot;-&quot;;0;[.A18]))+[$д.B18]" office:value-type="float" office:value="1047" calcext:value-type="float">
            <text:p>1047</text:p>
          </table:table-cell>
          <table:table-cell table:formula="of:=MAX(IF([$з.C18]=&quot;+&quot;;0;[.C17]);IF([$з.C18]=&quot;-&quot;;0;[.B18]))+[$д.C18]" office:value-type="float" office:value="1154" calcext:value-type="float">
            <text:p>1154</text:p>
          </table:table-cell>
          <table:table-cell table:formula="of:=MAX(IF([$з.D18]=&quot;+&quot;;0;[.D17]);IF([$з.D18]=&quot;-&quot;;0;[.C18]))+[$д.D18]" office:value-type="float" office:value="1237" calcext:value-type="float">
            <text:p>1237</text:p>
          </table:table-cell>
          <table:table-cell table:formula="of:=MAX(IF([$з.E18]=&quot;+&quot;;0;[.E17]);IF([$з.E18]=&quot;-&quot;;0;[.D18]))+[$д.E18]" office:value-type="float" office:value="1265" calcext:value-type="float">
            <text:p>1265</text:p>
          </table:table-cell>
          <table:table-cell table:formula="of:=MAX(IF([$з.F18]=&quot;+&quot;;0;[.F17]);IF([$з.F18]=&quot;-&quot;;0;[.E18]))+[$д.F18]" office:value-type="float" office:value="1374" calcext:value-type="float">
            <text:p>1374</text:p>
          </table:table-cell>
          <table:table-cell table:formula="of:=MAX(IF([$з.G18]=&quot;+&quot;;0;[.G17]);IF([$з.G18]=&quot;-&quot;;0;[.F18]))+[$д.G18]" office:value-type="float" office:value="1627" calcext:value-type="float">
            <text:p>1627</text:p>
          </table:table-cell>
          <table:table-cell table:formula="of:=MAX(IF([$з.H18]=&quot;+&quot;;0;[.H17]);IF([$з.H18]=&quot;-&quot;;0;[.G18]))+[$д.H18]" office:value-type="float" office:value="1711" calcext:value-type="float">
            <text:p>1711</text:p>
          </table:table-cell>
          <table:table-cell table:formula="of:=MAX(IF([$з.I18]=&quot;+&quot;;0;[.I17]);IF([$з.I18]=&quot;-&quot;;0;[.H18]))+[$д.I18]" office:value-type="float" office:value="1795" calcext:value-type="float">
            <text:p>1795</text:p>
          </table:table-cell>
          <table:table-cell table:formula="of:=MAX(IF([$з.J18]=&quot;+&quot;;0;[.J17]);IF([$з.J18]=&quot;-&quot;;0;[.I18]))+[$д.J18]" office:value-type="float" office:value="1875" calcext:value-type="float">
            <text:p>1875</text:p>
          </table:table-cell>
          <table:table-cell table:formula="of:=MAX(IF([$з.K18]=&quot;+&quot;;0;[.K17]);IF([$з.K18]=&quot;-&quot;;0;[.J18]))+[$д.K18]" office:value-type="float" office:value="1962" calcext:value-type="float">
            <text:p>1962</text:p>
          </table:table-cell>
          <table:table-cell table:formula="of:=MAX(IF([$з.L18]=&quot;+&quot;;0;[.L17]);IF([$з.L18]=&quot;-&quot;;0;[.K18]))+[$д.L18]" office:value-type="float" office:value="2005" calcext:value-type="float">
            <text:p>2005</text:p>
          </table:table-cell>
          <table:table-cell table:formula="of:=MAX(IF([$з.M18]=&quot;+&quot;;0;[.M17]);IF([$з.M18]=&quot;-&quot;;0;[.L18]))+[$д.M18]" office:value-type="float" office:value="2131" calcext:value-type="float">
            <text:p>2131</text:p>
          </table:table-cell>
          <table:table-cell table:formula="of:=MAX(IF([$з.N18]=&quot;+&quot;;0;[.N17]);IF([$з.N18]=&quot;-&quot;;0;[.M18]))+[$д.N18]" office:value-type="float" office:value="2182" calcext:value-type="float">
            <text:p>2182</text:p>
          </table:table-cell>
          <table:table-cell table:style-name="ce6" table:formula="of:=MAX(IF([$з.O18]=&quot;+&quot;;0;[.O17]);IF([$з.O18]=&quot;-&quot;;0;[.N18]))+[$д.O18]" office:value-type="float" office:value="2272" calcext:value-type="float">
            <text:p>2272</text:p>
          </table:table-cell>
          <table:table-cell table:formula="of:=MAX(IF([$з.P18]=&quot;+&quot;;0;[.P17]);IF([$з.P18]=&quot;-&quot;;0;[.O18]))+[$д.P18]" office:value-type="float" office:value="2003" calcext:value-type="float">
            <text:p>2003</text:p>
          </table:table-cell>
          <table:table-cell table:style-name="ce12" table:formula="of:=MAX(IF([$з.Q18]=&quot;+&quot;;0;[.Q17]);IF([$з.Q18]=&quot;-&quot;;0;[.P18]))+[$д.Q18]" office:value-type="float" office:value="2212" calcext:value-type="float">
            <text:p>2212</text:p>
          </table:table-cell>
          <table:table-cell table:formula="of:=MAX(IF([$з.R18]=&quot;+&quot;;0;[.R17]);IF([$з.R18]=&quot;-&quot;;0;[.Q18]))+[$д.R18]" office:value-type="float" office:value="2307" calcext:value-type="float">
            <text:p>2307</text:p>
          </table:table-cell>
          <table:table-cell table:formula="of:=MAX(IF([$з.S18]=&quot;+&quot;;0;[.S17]);IF([$з.S18]=&quot;-&quot;;0;[.R18]))+[$д.S18]" office:value-type="float" office:value="2384" calcext:value-type="float">
            <text:p>2384</text:p>
          </table:table-cell>
          <table:table-cell table:formula="of:=MAX(IF([$з.T18]=&quot;+&quot;;0;[.T17]);IF([$з.T18]=&quot;-&quot;;0;[.S18]))+[$д.T18]" office:value-type="float" office:value="2449" calcext:value-type="float">
            <text:p>2449</text:p>
          </table:table-cell>
          <table:table-cell table:style-name="Default" table:number-columns-repeated="16364"/>
        </table:table-row>
        <table:table-row table:style-name="ro1">
          <table:table-cell table:formula="of:=[.A18]+[$д.A19]" office:value-type="float" office:value="1005" calcext:value-type="float">
            <text:p>1005</text:p>
          </table:table-cell>
          <table:table-cell table:style-name="ce12" table:formula="of:=MAX(IF([$з.B19]=&quot;+&quot;;0;[.B18]);IF([$з.B19]=&quot;-&quot;;0;[.A19]))+[$д.B19]" office:value-type="float" office:value="1121" calcext:value-type="float">
            <text:p>1121</text:p>
          </table:table-cell>
          <table:table-cell table:formula="of:=MAX(IF([$з.C19]=&quot;+&quot;;0;[.C18]);IF([$з.C19]=&quot;-&quot;;0;[.B19]))+[$д.C19]" office:value-type="float" office:value="1243" calcext:value-type="float">
            <text:p>1243</text:p>
          </table:table-cell>
          <table:table-cell table:formula="of:=MAX(IF([$з.D19]=&quot;+&quot;;0;[.D18]);IF([$з.D19]=&quot;-&quot;;0;[.C19]))+[$д.D19]" office:value-type="float" office:value="1324" calcext:value-type="float">
            <text:p>1324</text:p>
          </table:table-cell>
          <table:table-cell table:formula="of:=MAX(IF([$з.E19]=&quot;+&quot;;0;[.E18]);IF([$з.E19]=&quot;-&quot;;0;[.D19]))+[$д.E19]" office:value-type="float" office:value="1347" calcext:value-type="float">
            <text:p>1347</text:p>
          </table:table-cell>
          <table:table-cell table:formula="of:=MAX(IF([$з.F19]=&quot;+&quot;;0;[.F18]);IF([$з.F19]=&quot;-&quot;;0;[.E19]))+[$д.F19]" office:value-type="float" office:value="1433" calcext:value-type="float">
            <text:p>1433</text:p>
          </table:table-cell>
          <table:table-cell table:formula="of:=MAX(IF([$з.G19]=&quot;+&quot;;0;[.G18]);IF([$з.G19]=&quot;-&quot;;0;[.F19]))+[$д.G19]" office:value-type="float" office:value="1638" calcext:value-type="float">
            <text:p>1638</text:p>
          </table:table-cell>
          <table:table-cell table:formula="of:=MAX(IF([$з.H19]=&quot;+&quot;;0;[.H18]);IF([$з.H19]=&quot;-&quot;;0;[.G19]))+[$д.H19]" office:value-type="float" office:value="1788" calcext:value-type="float">
            <text:p>1788</text:p>
          </table:table-cell>
          <table:table-cell table:formula="of:=MAX(IF([$з.I19]=&quot;+&quot;;0;[.I18]);IF([$з.I19]=&quot;-&quot;;0;[.H19]))+[$д.I19]" office:value-type="float" office:value="1858" calcext:value-type="float">
            <text:p>1858</text:p>
          </table:table-cell>
          <table:table-cell table:formula="of:=MAX(IF([$з.J19]=&quot;+&quot;;0;[.J18]);IF([$з.J19]=&quot;-&quot;;0;[.I19]))+[$д.J19]" office:value-type="float" office:value="1889" calcext:value-type="float">
            <text:p>1889</text:p>
          </table:table-cell>
          <table:table-cell table:formula="of:=MAX(IF([$з.K19]=&quot;+&quot;;0;[.K18]);IF([$з.K19]=&quot;-&quot;;0;[.J19]))+[$д.K19]" office:value-type="float" office:value="2020" calcext:value-type="float">
            <text:p>2020</text:p>
          </table:table-cell>
          <table:table-cell table:formula="of:=MAX(IF([$з.L19]=&quot;+&quot;;0;[.L18]);IF([$з.L19]=&quot;-&quot;;0;[.K19]))+[$д.L19]" office:value-type="float" office:value="2029" calcext:value-type="float">
            <text:p>2029</text:p>
          </table:table-cell>
          <table:table-cell table:formula="of:=MAX(IF([$з.M19]=&quot;+&quot;;0;[.M18]);IF([$з.M19]=&quot;-&quot;;0;[.L19]))+[$д.M19]" office:value-type="float" office:value="2160" calcext:value-type="float">
            <text:p>2160</text:p>
          </table:table-cell>
          <table:table-cell table:formula="of:=MAX(IF([$з.N19]=&quot;+&quot;;0;[.N18]);IF([$з.N19]=&quot;-&quot;;0;[.M19]))+[$д.N19]" office:value-type="float" office:value="2186" calcext:value-type="float">
            <text:p>2186</text:p>
          </table:table-cell>
          <table:table-cell table:style-name="ce6" table:formula="of:=MAX(IF([$з.O19]=&quot;+&quot;;0;[.O18]);IF([$з.O19]=&quot;-&quot;;0;[.N19]))+[$д.O19]" office:value-type="float" office:value="2278" calcext:value-type="float">
            <text:p>2278</text:p>
          </table:table-cell>
          <table:table-cell table:formula="of:=MAX(IF([$з.P19]=&quot;+&quot;;0;[.P18]);IF([$з.P19]=&quot;-&quot;;0;[.O19]))+[$д.P19]" office:value-type="float" office:value="2030" calcext:value-type="float">
            <text:p>2030</text:p>
          </table:table-cell>
          <table:table-cell table:style-name="ce12" table:formula="of:=MAX(IF([$з.Q19]=&quot;+&quot;;0;[.Q18]);IF([$з.Q19]=&quot;-&quot;;0;[.P19]))+[$д.Q19]" office:value-type="float" office:value="2288" calcext:value-type="float">
            <text:p>2288</text:p>
          </table:table-cell>
          <table:table-cell table:formula="of:=MAX(IF([$з.R19]=&quot;+&quot;;0;[.R18]);IF([$з.R19]=&quot;-&quot;;0;[.Q19]))+[$д.R19]" office:value-type="float" office:value="2367" calcext:value-type="float">
            <text:p>2367</text:p>
          </table:table-cell>
          <table:table-cell table:formula="of:=MAX(IF([$з.S19]=&quot;+&quot;;0;[.S18]);IF([$з.S19]=&quot;-&quot;;0;[.R19]))+[$д.S19]" office:value-type="float" office:value="2464" calcext:value-type="float">
            <text:p>2464</text:p>
          </table:table-cell>
          <table:table-cell table:formula="of:=MAX(IF([$з.T19]=&quot;+&quot;;0;[.T18]);IF([$з.T19]=&quot;-&quot;;0;[.S19]))+[$д.T19]" office:value-type="float" office:value="2514" calcext:value-type="float">
            <text:p>2514</text:p>
          </table:table-cell>
          <table:table-cell table:style-name="Default" table:number-columns-repeated="16364"/>
        </table:table-row>
        <table:table-row table:style-name="ro1">
          <table:table-cell table:style-name="ce8" table:formula="of:=[.A19]+[$д.A20]" office:value-type="float" office:value="1023" calcext:value-type="float">
            <text:p>1023</text:p>
          </table:table-cell>
          <table:table-cell table:style-name="ce7" table:formula="of:=MAX(IF([$з.B20]=&quot;+&quot;;0;[.B19]);IF([$з.B20]=&quot;-&quot;;0;[.A20]))+[$д.B20]" office:value-type="float" office:value="1122" calcext:value-type="float">
            <text:p>1122</text:p>
          </table:table-cell>
          <table:table-cell table:style-name="ce7" table:formula="of:=MAX(IF([$з.C20]=&quot;+&quot;;0;[.C19]);IF([$з.C20]=&quot;-&quot;;0;[.B20]))+[$д.C20]" office:value-type="float" office:value="1280" calcext:value-type="float">
            <text:p>1280</text:p>
          </table:table-cell>
          <table:table-cell table:style-name="ce7" table:formula="of:=MAX(IF([$з.D20]=&quot;+&quot;;0;[.D19]);IF([$з.D20]=&quot;-&quot;;0;[.C20]))+[$д.D20]" office:value-type="float" office:value="1406" calcext:value-type="float">
            <text:p>1406</text:p>
          </table:table-cell>
          <table:table-cell table:style-name="ce7" table:formula="of:=MAX(IF([$з.E20]=&quot;+&quot;;0;[.E19]);IF([$з.E20]=&quot;-&quot;;0;[.D20]))+[$д.E20]" office:value-type="float" office:value="1435" calcext:value-type="float">
            <text:p>1435</text:p>
          </table:table-cell>
          <table:table-cell table:style-name="ce7" table:formula="of:=MAX(IF([$з.F20]=&quot;+&quot;;0;[.F19]);IF([$з.F20]=&quot;-&quot;;0;[.E20]))+[$д.F20]" office:value-type="float" office:value="1436" calcext:value-type="float">
            <text:p>1436</text:p>
          </table:table-cell>
          <table:table-cell table:style-name="ce7" table:formula="of:=MAX(IF([$з.G20]=&quot;+&quot;;0;[.G19]);IF([$з.G20]=&quot;-&quot;;0;[.F20]))+[$д.G20]" office:value-type="float" office:value="1711" calcext:value-type="float">
            <text:p>1711</text:p>
          </table:table-cell>
          <table:table-cell table:style-name="ce7" table:formula="of:=MAX(IF([$з.H20]=&quot;+&quot;;0;[.H19]);IF([$з.H20]=&quot;-&quot;;0;[.G20]))+[$д.H20]" office:value-type="float" office:value="1790" calcext:value-type="float">
            <text:p>1790</text:p>
          </table:table-cell>
          <table:table-cell table:style-name="ce7" table:formula="of:=MAX(IF([$з.I20]=&quot;+&quot;;0;[.I19]);IF([$з.I20]=&quot;-&quot;;0;[.H20]))+[$д.I20]" office:value-type="float" office:value="1904" calcext:value-type="float">
            <text:p>1904</text:p>
          </table:table-cell>
          <table:table-cell table:style-name="ce7" table:formula="of:=MAX(IF([$з.J20]=&quot;+&quot;;0;[.J19]);IF([$з.J20]=&quot;-&quot;;0;[.I20]))+[$д.J20]" office:value-type="float" office:value="1921" calcext:value-type="float">
            <text:p>1921</text:p>
          </table:table-cell>
          <table:table-cell table:style-name="ce7" table:formula="of:=MAX(IF([$з.K20]=&quot;+&quot;;0;[.K19]);IF([$з.K20]=&quot;-&quot;;0;[.J20]))+[$д.K20]" office:value-type="float" office:value="2033" calcext:value-type="float">
            <text:p>2033</text:p>
          </table:table-cell>
          <table:table-cell table:style-name="ce7" table:formula="of:=MAX(IF([$з.L20]=&quot;+&quot;;0;[.L19]);IF([$з.L20]=&quot;-&quot;;0;[.K20]))+[$д.L20]" office:value-type="float" office:value="2075" calcext:value-type="float">
            <text:p>2075</text:p>
          </table:table-cell>
          <table:table-cell table:style-name="ce7" table:formula="of:=MAX(IF([$з.M20]=&quot;+&quot;;0;[.M19]);IF([$з.M20]=&quot;-&quot;;0;[.L20]))+[$д.M20]" office:value-type="float" office:value="2216" calcext:value-type="float">
            <text:p>2216</text:p>
          </table:table-cell>
          <table:table-cell table:style-name="ce7" table:formula="of:=MAX(IF([$з.N20]=&quot;+&quot;;0;[.N19]);IF([$з.N20]=&quot;-&quot;;0;[.M20]))+[$д.N20]" office:value-type="float" office:value="2311" calcext:value-type="float">
            <text:p>2311</text:p>
          </table:table-cell>
          <table:table-cell table:style-name="ce18" table:formula="of:=MAX(IF([$з.O20]=&quot;+&quot;;0;[.O19]);IF([$з.O20]=&quot;-&quot;;0;[.N20]))+[$д.O20]" office:value-type="float" office:value="2359" calcext:value-type="float">
            <text:p>2359</text:p>
          </table:table-cell>
          <table:table-cell table:style-name="ce7" table:formula="of:=MAX(IF([$з.P20]=&quot;+&quot;;0;[.P19]);IF([$з.P20]=&quot;-&quot;;0;[.O20]))+[$д.P20]" office:value-type="float" office:value="2128" calcext:value-type="float">
            <text:p>2128</text:p>
          </table:table-cell>
          <table:table-cell table:style-name="ce7" table:formula="of:=MAX(IF([$з.Q20]=&quot;+&quot;;0;[.Q19]);IF([$з.Q20]=&quot;-&quot;;0;[.P20]))+[$д.Q20]" office:value-type="float" office:value="2332" calcext:value-type="float">
            <text:p>2332</text:p>
          </table:table-cell>
          <table:table-cell table:style-name="ce7" table:formula="of:=MAX(IF([$з.R20]=&quot;+&quot;;0;[.R19]);IF([$з.R20]=&quot;-&quot;;0;[.Q20]))+[$д.R20]" office:value-type="float" office:value="2436" calcext:value-type="float">
            <text:p>2436</text:p>
          </table:table-cell>
          <table:table-cell table:style-name="ce7" table:formula="of:=MAX(IF([$з.S20]=&quot;+&quot;;0;[.S19]);IF([$з.S20]=&quot;-&quot;;0;[.R20]))+[$д.S20]" office:value-type="float" office:value="2490" calcext:value-type="float">
            <text:p>2490</text:p>
          </table:table-cell>
          <table:table-cell table:style-name="ce18" table:formula="of:=MAX(IF([$з.T20]=&quot;+&quot;;0;[.T19]);IF([$з.T20]=&quot;-&quot;;0;[.S20]))+[$д.T20]" office:value-type="float" office:value="2532" calcext:value-type="float">
            <text:p>2532</text:p>
          </table:table-cell>
          <table:table-cell table:style-name="Default"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  <meta:initial-creator>daniil</meta:initial-creator>
    <meta:creation-date>2015-06-05T18:17:20Z</meta:creation-date>
    <dc:date>2026-05-10T21:01:45.666968968</dc:date>
    <meta:editing-duration>PT7M45S</meta:editing-duration>
    <meta:editing-cycles>1</meta:editing-cycles>
    <meta:document-statistic meta:table-count="4" meta:cell-count="1600" meta:object-count="0"/>
  </office:meta>
</office:document-meta>
</file>